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m20h0" table:style-name="ta1">
        <table:shapes>
          <draw:frame draw:z-index="0" draw:style-name="gr1" draw:text-style-name="P1" svg:width="387.13mm" svg:height="218.07mm" svg:x="220.55mm" svg:y="112.62mm">
            <draw:object draw:notify-on-update-of-ranges="Toom20h0.J2:Toom20h0.J21 Toom20h0.P2:Toom20h0.P21 Toom20h0.J2:Toom20h0.J21 Toom20h0.R2:Toom20h0.R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01.41mm" svg:y="5.51mm">
            <draw:object draw:notify-on-update-of-ranges="Toom20h0.J2:Toom20h0.J21 Toom20h0.Q2:Toom20h0.Q21 Toom20h0.J2:Toom20h0.J21 Toom20h0.S2:Toom20h0.S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3.36mm" svg:y="5.51mm">
            <draw:object draw:notify-on-update-of-ranges="Toom20h0.J2:Toom20h0.J21 Toom20h0.L2:Toom20h0.L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N=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574" calcext:value-type="float">
            <text:p>0.979574</text:p>
          </table:table-cell>
          <table:table-cell office:value-type="float" office:value="0.959667" calcext:value-type="float">
            <text:p>0.959667</text:p>
          </table:table-cell>
          <table:table-cell office:value-type="float" office:value="0.921349" calcext:value-type="float">
            <text:p>0.921349</text:p>
          </table:table-cell>
          <table:table-cell office:value-type="float" office:value="0.0405332" calcext:value-type="float">
            <text:p>0.0405332</text:p>
          </table:table-cell>
          <table:table-cell office:value-type="float" office:value="311.028" calcext:value-type="float">
            <text:p>311.028</text:p>
          </table:table-cell>
          <table:table-cell office:value-type="float" office:value="0.666526" calcext:value-type="float">
            <text:p>0.666526</text:p>
          </table:table-cell>
          <table:table-cell office:value-type="float" office:value="78.6934" calcext:value-type="float">
            <text:p>78.6934</text:p>
          </table:table-cell>
          <table:table-cell office:value-type="float" office:value="0.666114" calcext:value-type="float">
            <text:p>0.6661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8172" calcext:value-type="float">
            <text:p>0.958172</text:p>
          </table:table-cell>
          <table:table-cell office:value-type="float" office:value="0.918302" calcext:value-type="float">
            <text:p>0.918302</text:p>
          </table:table-cell>
          <table:table-cell office:value-type="float" office:value="0.844036" calcext:value-type="float">
            <text:p>0.844036</text:p>
          </table:table-cell>
          <table:table-cell office:value-type="float" office:value="0.0827796" calcext:value-type="float">
            <text:p>0.0827796</text:p>
          </table:table-cell>
          <table:table-cell office:value-type="float" office:value="212.887" calcext:value-type="float">
            <text:p>212.887</text:p>
          </table:table-cell>
          <table:table-cell office:value-type="float" office:value="0.666367" calcext:value-type="float">
            <text:p>0.666367</text:p>
          </table:table-cell>
          <table:table-cell office:value-type="float" office:value="53.8696" calcext:value-type="float">
            <text:p>53.8696</text:p>
          </table:table-cell>
          <table:table-cell office:value-type="float" office:value="0.665486" calcext:value-type="float">
            <text:p>0.6654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60596" calcext:value-type="float">
            <text:p>0.960596</text:p>
          </table:table-cell>
          <table:table-cell office:value-type="float" office:value="0.02" calcext:value-type="float">
            <text:p>0.02</text:p>
          </table:table-cell>
          <table:table-cell office:value-type="float" office:value="447.483" calcext:value-type="float">
            <text:p>447.483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5418" calcext:value-type="float">
            <text:p>0.935418</text:p>
          </table:table-cell>
          <table:table-cell office:value-type="float" office:value="0.87533" calcext:value-type="float">
            <text:p>0.87533</text:p>
          </table:table-cell>
          <table:table-cell office:value-type="float" office:value="0.767324" calcext:value-type="float">
            <text:p>0.767324</text:p>
          </table:table-cell>
          <table:table-cell office:value-type="float" office:value="0.128804" calcext:value-type="float">
            <text:p>0.128804</text:p>
          </table:table-cell>
          <table:table-cell office:value-type="float" office:value="166.613" calcext:value-type="float">
            <text:p>166.613</text:p>
          </table:table-cell>
          <table:table-cell office:value-type="float" office:value="0.666178" calcext:value-type="float">
            <text:p>0.666178</text:p>
          </table:table-cell>
          <table:table-cell office:value-type="float" office:value="42.4121" calcext:value-type="float">
            <text:p>42.4121</text:p>
          </table:table-cell>
          <table:table-cell office:value-type="float" office:value="0.664763" calcext:value-type="float">
            <text:p>0.6647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0.98375" calcext:value-type="float">
            <text:p>0.98375</text:p>
          </table:table-cell>
          <table:table-cell office:value-type="float" office:value="0.967794" calcext:value-type="float">
            <text:p>0.967794</text:p>
          </table:table-cell>
          <table:table-cell office:value-type="float" office:value="0.936739" calcext:value-type="float">
            <text:p>0.936739</text:p>
          </table:table-cell>
          <table:table-cell office:value-type="float" office:value="0.0127952" calcext:value-type="float">
            <text:p>0.0127952</text:p>
          </table:table-cell>
          <table:table-cell office:value-type="float" office:value="555.94" calcext:value-type="float">
            <text:p>555.94</text:p>
          </table:table-cell>
          <table:table-cell office:value-type="float" office:value="0.666626" calcext:value-type="float">
            <text:p>0.6666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11047" calcext:value-type="float">
            <text:p>0.911047</text:p>
          </table:table-cell>
          <table:table-cell office:value-type="float" office:value="0.83046" calcext:value-type="float">
            <text:p>0.83046</text:p>
          </table:table-cell>
          <table:table-cell office:value-type="float" office:value="0.691161" calcext:value-type="float">
            <text:p>0.691161</text:p>
          </table:table-cell>
          <table:table-cell office:value-type="float" office:value="0.180354" calcext:value-type="float">
            <text:p>0.180354</text:p>
          </table:table-cell>
          <table:table-cell office:value-type="float" office:value="137.134" calcext:value-type="float">
            <text:p>137.134</text:p>
          </table:table-cell>
          <table:table-cell office:value-type="float" office:value="0.665943" calcext:value-type="float">
            <text:p>0.665943</text:p>
          </table:table-cell>
          <table:table-cell office:value-type="float" office:value="34.7518" calcext:value-type="float">
            <text:p>34.7518</text:p>
          </table:table-cell>
          <table:table-cell office:value-type="float" office:value="0.663822" calcext:value-type="float">
            <text:p>0.6638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877007" calcext:value-type="float">
            <text:p>0.877007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340.829" calcext:value-type="float">
            <text:p>340.829</text:p>
          </table:table-cell>
          <table:table-cell office:value-type="float" office:value="0.666463" calcext:value-type="float">
            <text:p>0.6664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84227" calcext:value-type="float">
            <text:p>0.884227</text:p>
          </table:table-cell>
          <table:table-cell office:value-type="float" office:value="0.782473" calcext:value-type="float">
            <text:p>0.782473</text:p>
          </table:table-cell>
          <table:table-cell office:value-type="float" office:value="0.614178" calcext:value-type="float">
            <text:p>0.614178</text:p>
          </table:table-cell>
          <table:table-cell office:value-type="float" office:value="0.244541" calcext:value-type="float">
            <text:p>0.244541</text:p>
          </table:table-cell>
          <table:table-cell office:value-type="float" office:value="114.303" calcext:value-type="float">
            <text:p>114.303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29.096" calcext:value-type="float">
            <text:p>29.096</text:p>
          </table:table-cell>
          <table:table-cell office:value-type="float" office:value="0.662611" calcext:value-type="float">
            <text:p>0.6626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983437" calcext:value-type="float">
            <text:p>0.983437</text:p>
          </table:table-cell>
          <table:table-cell office:value-type="float" office:value="0.96723" calcext:value-type="float">
            <text:p>0.96723</text:p>
          </table:table-cell>
          <table:table-cell office:value-type="float" office:value="0.935843" calcext:value-type="float">
            <text:p>0.935843</text:p>
          </table:table-cell>
          <table:table-cell office:value-type="float" office:value="0.0406555" calcext:value-type="float">
            <text:p>0.0406555</text:p>
          </table:table-cell>
          <table:table-cell office:value-type="float" office:value="311.781" calcext:value-type="float">
            <text:p>311.781</text:p>
          </table:table-cell>
          <table:table-cell office:value-type="float" office:value="0.666556" calcext:value-type="float">
            <text:p>0.66655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54224" calcext:value-type="float">
            <text:p>0.854224</text:p>
          </table:table-cell>
          <table:table-cell office:value-type="float" office:value="0.730541" calcext:value-type="float">
            <text:p>0.730541</text:p>
          </table:table-cell>
          <table:table-cell office:value-type="float" office:value="0.536127" calcext:value-type="float">
            <text:p>0.536127</text:p>
          </table:table-cell>
          <table:table-cell office:value-type="float" office:value="0.332029" calcext:value-type="float">
            <text:p>0.332029</text:p>
          </table:table-cell>
          <table:table-cell office:value-type="float" office:value="94.7665" calcext:value-type="float">
            <text:p>94.7665</text:p>
          </table:table-cell>
          <table:table-cell office:value-type="float" office:value="0.665145" calcext:value-type="float">
            <text:p>0.665145</text:p>
          </table:table-cell>
          <table:table-cell office:value-type="float" office:value="24.395" calcext:value-type="float">
            <text:p>24.395</text:p>
          </table:table-cell>
          <table:table-cell office:value-type="float" office:value="0.660837" calcext:value-type="float">
            <text:p>0.66083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975625" calcext:value-type="float">
            <text:p>0.975625</text:p>
          </table:table-cell>
          <table:table-cell office:value-type="float" office:value="0.951945" calcext:value-type="float">
            <text:p>0.951945</text:p>
          </table:table-cell>
          <table:table-cell office:value-type="float" office:value="0.906585" calcext:value-type="float">
            <text:p>0.906585</text:p>
          </table:table-cell>
          <table:table-cell office:value-type="float" office:value="0.0622935" calcext:value-type="float">
            <text:p>0.0622935</text:p>
          </table:table-cell>
          <table:table-cell office:value-type="float" office:value="249.871" calcext:value-type="float">
            <text:p>249.871</text:p>
          </table:table-cell>
          <table:table-cell office:value-type="float" office:value="0.666525" calcext:value-type="float">
            <text:p>0.666525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9321" calcext:value-type="float">
            <text:p>0.819321</text:p>
          </table:table-cell>
          <table:table-cell office:value-type="float" office:value="0.672489" calcext:value-type="float">
            <text:p>0.672489</text:p>
          </table:table-cell>
          <table:table-cell office:value-type="float" office:value="0.455413" calcext:value-type="float">
            <text:p>0.455413</text:p>
          </table:table-cell>
          <table:table-cell office:value-type="float" office:value="0.467088" calcext:value-type="float">
            <text:p>0.467088</text:p>
          </table:table-cell>
          <table:table-cell office:value-type="float" office:value="76.6361" calcext:value-type="float">
            <text:p>76.6361</text:p>
          </table:table-cell>
          <table:table-cell office:value-type="float" office:value="0.664329" calcext:value-type="float">
            <text:p>0.664329</text:p>
          </table:table-cell>
          <table:table-cell office:value-type="float" office:value="20.0069" calcext:value-type="float">
            <text:p>20.0069</text:p>
          </table:table-cell>
          <table:table-cell office:value-type="float" office:value="0.657818" calcext:value-type="float">
            <text:p>0.65781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978047" calcext:value-type="float">
            <text:p>0.978047</text:p>
          </table:table-cell>
          <table:table-cell office:value-type="float" office:value="0.956736" calcext:value-type="float">
            <text:p>0.956736</text:p>
          </table:table-cell>
          <table:table-cell office:value-type="float" office:value="0.915952" calcext:value-type="float">
            <text:p>0.915952</text:p>
          </table:table-cell>
          <table:table-cell office:value-type="float" office:value="0.0401483" calcext:value-type="float">
            <text:p>0.0401483</text:p>
          </table:table-cell>
          <table:table-cell office:value-type="float" office:value="312.038" calcext:value-type="float">
            <text:p>312.038</text:p>
          </table:table-cell>
          <table:table-cell office:value-type="float" office:value="0.666445" calcext:value-type="float">
            <text:p>0.66644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6763" calcext:value-type="float">
            <text:p>0.776763</text:p>
          </table:table-cell>
          <table:table-cell office:value-type="float" office:value="0.605198" calcext:value-type="float">
            <text:p>0.605198</text:p>
          </table:table-cell>
          <table:table-cell office:value-type="float" office:value="0.370565" calcext:value-type="float">
            <text:p>0.370565</text:p>
          </table:table-cell>
          <table:table-cell office:value-type="float" office:value="0.690829" calcext:value-type="float">
            <text:p>0.690829</text:p>
          </table:table-cell>
          <table:table-cell office:value-type="float" office:value="59.7462" calcext:value-type="float">
            <text:p>59.7462</text:p>
          </table:table-cell>
          <table:table-cell office:value-type="float" office:value="0.662753" calcext:value-type="float">
            <text:p>0.662753</text:p>
          </table:table-cell>
          <table:table-cell office:value-type="float" office:value="15.8446" calcext:value-type="float">
            <text:p>15.8446</text:p>
          </table:table-cell>
          <table:table-cell office:value-type="float" office:value="0.6517" calcext:value-type="float">
            <text:p>0.65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0.979023" calcext:value-type="float">
            <text:p>0.979023</text:p>
          </table:table-cell>
          <table:table-cell office:value-type="float" office:value="0.958594" calcext:value-type="float">
            <text:p>0.958594</text:p>
          </table:table-cell>
          <table:table-cell office:value-type="float" office:value="0.919315" calcext:value-type="float">
            <text:p>0.919315</text:p>
          </table:table-cell>
          <table:table-cell office:value-type="float" office:value="0.0428974" calcext:value-type="float">
            <text:p>0.0428974</text:p>
          </table:table-cell>
          <table:table-cell office:value-type="float" office:value="302.166" calcext:value-type="float">
            <text:p>302.166</text:p>
          </table:table-cell>
          <table:table-cell office:value-type="float" office:value="0.666517" calcext:value-type="float">
            <text:p>0.666517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21068" calcext:value-type="float">
            <text:p>0.721068</text:p>
          </table:table-cell>
          <table:table-cell office:value-type="float" office:value="0.523242" calcext:value-type="float">
            <text:p>0.523242</text:p>
          </table:table-cell>
          <table:table-cell office:value-type="float" office:value="0.280222" calcext:value-type="float">
            <text:p>0.280222</text:p>
          </table:table-cell>
          <table:table-cell office:value-type="float" office:value="1.14704" calcext:value-type="float">
            <text:p>1.14704</text:p>
          </table:table-cell>
          <table:table-cell office:value-type="float" office:value="43.0562" calcext:value-type="float">
            <text:p>43.0562</text:p>
          </table:table-cell>
          <table:table-cell office:value-type="float" office:value="0.658827" calcext:value-type="float">
            <text:p>0.658827</text:p>
          </table:table-cell>
          <table:table-cell office:value-type="float" office:value="12.3461" calcext:value-type="float">
            <text:p>12.3461</text:p>
          </table:table-cell>
          <table:table-cell office:value-type="float" office:value="0.640851" calcext:value-type="float">
            <text:p>0.64085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0.978809" calcext:value-type="float">
            <text:p>0.978809</text:p>
          </table:table-cell>
          <table:table-cell office:value-type="float" office:value="0.958182" calcext:value-type="float">
            <text:p>0.958182</text:p>
          </table:table-cell>
          <table:table-cell office:value-type="float" office:value="0.918551" calcext:value-type="float">
            <text:p>0.918551</text:p>
          </table:table-cell>
          <table:table-cell office:value-type="float" office:value="0.0393618" calcext:value-type="float">
            <text:p>0.0393618</text:p>
          </table:table-cell>
          <table:table-cell office:value-type="float" office:value="315.378" calcext:value-type="float">
            <text:p>315.378</text:p>
          </table:table-cell>
          <table:table-cell office:value-type="float" office:value="0.666507" calcext:value-type="float">
            <text:p>0.66650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51977" calcext:value-type="float">
            <text:p>0.651977</text:p>
          </table:table-cell>
          <table:table-cell office:value-type="float" office:value="0.430625" calcext:value-type="float">
            <text:p>0.430625</text:p>
          </table:table-cell>
          <table:table-cell office:value-type="float" office:value="0.194052" calcext:value-type="float">
            <text:p>0.194052</text:p>
          </table:table-cell>
          <table:table-cell office:value-type="float" office:value="1.8428" calcext:value-type="float">
            <text:p>1.8428</text:p>
          </table:table-cell>
          <table:table-cell office:value-type="float" office:value="30.7357" calcext:value-type="float">
            <text:p>30.7357</text:p>
          </table:table-cell>
          <table:table-cell office:value-type="float" office:value="0.651183" calcext:value-type="float">
            <text:p>0.651183</text:p>
          </table:table-cell>
          <table:table-cell office:value-type="float" office:value="9.34016" calcext:value-type="float">
            <text:p>9.34016</text:p>
          </table:table-cell>
          <table:table-cell office:value-type="float" office:value="0.619752" calcext:value-type="float">
            <text:p>0.6197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0.978877" calcext:value-type="float">
            <text:p>0.978877</text:p>
          </table:table-cell>
          <table:table-cell office:value-type="float" office:value="0.958298" calcext:value-type="float">
            <text:p>0.958298</text:p>
          </table:table-cell>
          <table:table-cell office:value-type="float" office:value="0.918711" calcext:value-type="float">
            <text:p>0.918711</text:p>
          </table:table-cell>
          <table:table-cell office:value-type="float" office:value="0.0386884" calcext:value-type="float">
            <text:p>0.0386884</text:p>
          </table:table-cell>
          <table:table-cell office:value-type="float" office:value="318.131" calcext:value-type="float">
            <text:p>318.131</text:p>
          </table:table-cell>
          <table:table-cell office:value-type="float" office:value="0.66653" calcext:value-type="float">
            <text:p>0.6665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569738" calcext:value-type="float">
            <text:p>0.569738</text:p>
          </table:table-cell>
          <table:table-cell office:value-type="float" office:value="0.333312" calcext:value-type="float">
            <text:p>0.333312</text:p>
          </table:table-cell>
          <table:table-cell office:value-type="float" office:value="0.121179" calcext:value-type="float">
            <text:p>0.121179</text:p>
          </table:table-cell>
          <table:table-cell office:value-type="float" office:value="2.63017" calcext:value-type="float">
            <text:p>2.63017</text:p>
          </table:table-cell>
          <table:table-cell office:value-type="float" office:value="22.5307" calcext:value-type="float">
            <text:p>22.5307</text:p>
          </table:table-cell>
          <table:table-cell office:value-type="float" office:value="0.636417" calcext:value-type="float">
            <text:p>0.636417</text:p>
          </table:table-cell>
          <table:table-cell office:value-type="float" office:value="7.17336" calcext:value-type="float">
            <text:p>7.17336</text:p>
          </table:table-cell>
          <table:table-cell office:value-type="float" office:value="0.586746" calcext:value-type="float">
            <text:p>0.58674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979624" calcext:value-type="float">
            <text:p>0.979624</text:p>
          </table:table-cell>
          <table:table-cell office:value-type="float" office:value="0.959772" calcext:value-type="float">
            <text:p>0.959772</text:p>
          </table:table-cell>
          <table:table-cell office:value-type="float" office:value="0.92158" calcext:value-type="float">
            <text:p>0.92158</text:p>
          </table:table-cell>
          <table:table-cell office:value-type="float" office:value="0.0415613" calcext:value-type="float">
            <text:p>0.0415613</text:p>
          </table:table-cell>
          <table:table-cell office:value-type="float" office:value="307.174" calcext:value-type="float">
            <text:p>307.174</text:p>
          </table:table-cell>
          <table:table-cell office:value-type="float" office:value="0.666516" calcext:value-type="float">
            <text:p>0.666516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489812" calcext:value-type="float">
            <text:p>0.489812</text:p>
          </table:table-cell>
          <table:table-cell office:value-type="float" office:value="0.250107" calcext:value-type="float">
            <text:p>0.250107</text:p>
          </table:table-cell>
          <table:table-cell office:value-type="float" office:value="0.0714946" calcext:value-type="float">
            <text:p>0.0714946</text:p>
          </table:table-cell>
          <table:table-cell office:value-type="float" office:value="3.23418" calcext:value-type="float">
            <text:p>3.23418</text:p>
          </table:table-cell>
          <table:table-cell office:value-type="float" office:value="17.4869" calcext:value-type="float">
            <text:p>17.4869</text:p>
          </table:table-cell>
          <table:table-cell office:value-type="float" office:value="0.619023" calcext:value-type="float">
            <text:p>0.619023</text:p>
          </table:table-cell>
          <table:table-cell office:value-type="float" office:value="5.85287" calcext:value-type="float">
            <text:p>5.85287</text:p>
          </table:table-cell>
          <table:table-cell office:value-type="float" office:value="0.551045" calcext:value-type="float">
            <text:p>0.55104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0.979761" calcext:value-type="float">
            <text:p>0.979761</text:p>
          </table:table-cell>
          <table:table-cell office:value-type="float" office:value="0.960029" calcext:value-type="float">
            <text:p>0.960029</text:p>
          </table:table-cell>
          <table:table-cell office:value-type="float" office:value="0.922029" calcext:value-type="float">
            <text:p>0.922029</text:p>
          </table:table-cell>
          <table:table-cell office:value-type="float" office:value="0.0395694" calcext:value-type="float">
            <text:p>0.0395694</text:p>
          </table:table-cell>
          <table:table-cell office:value-type="float" office:value="314.853" calcext:value-type="float">
            <text:p>314.853</text:p>
          </table:table-cell>
          <table:table-cell office:value-type="float" office:value="0.666532" calcext:value-type="float">
            <text:p>0.66653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428489" calcext:value-type="float">
            <text:p>0.428489</text:p>
          </table:table-cell>
          <table:table-cell office:value-type="float" office:value="0.194119" calcext:value-type="float">
            <text:p>0.194119</text:p>
          </table:table-cell>
          <table:table-cell office:value-type="float" office:value="0.0448285" calcext:value-type="float">
            <text:p>0.0448285</text:p>
          </table:table-cell>
          <table:table-cell office:value-type="float" office:value="3.34767" calcext:value-type="float">
            <text:p>3.34767</text:p>
          </table:table-cell>
          <table:table-cell office:value-type="float" office:value="15.0578" calcext:value-type="float">
            <text:p>15.0578</text:p>
          </table:table-cell>
          <table:table-cell office:value-type="float" office:value="0.603451" calcext:value-type="float">
            <text:p>0.603451</text:p>
          </table:table-cell>
          <table:table-cell office:value-type="float" office:value="4.93522" calcext:value-type="float">
            <text:p>4.93522</text:p>
          </table:table-cell>
          <table:table-cell office:value-type="float" office:value="0.511144" calcext:value-type="float">
            <text:p>0.5111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0.979869" calcext:value-type="float">
            <text:p>0.979869</text:p>
          </table:table-cell>
          <table:table-cell office:value-type="float" office:value="0.960244" calcext:value-type="float">
            <text:p>0.960244</text:p>
          </table:table-cell>
          <table:table-cell office:value-type="float" office:value="0.922451" calcext:value-type="float">
            <text:p>0.922451</text:p>
          </table:table-cell>
          <table:table-cell office:value-type="float" office:value="0.0410841" calcext:value-type="float">
            <text:p>0.0410841</text:p>
          </table:table-cell>
          <table:table-cell office:value-type="float" office:value="309.028" calcext:value-type="float">
            <text:p>309.028</text:p>
          </table:table-cell>
          <table:table-cell office:value-type="float" office:value="0.666528" calcext:value-type="float">
            <text:p>0.66652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38011" calcext:value-type="float">
            <text:p>0.38011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0.0293057" calcext:value-type="float">
            <text:p>0.0293057</text:p>
          </table:table-cell>
          <table:table-cell office:value-type="float" office:value="3.26551" calcext:value-type="float">
            <text:p>3.26551</text:p>
          </table:table-cell>
          <table:table-cell office:value-type="float" office:value="13.5285" calcext:value-type="float">
            <text:p>13.5285</text:p>
          </table:table-cell>
          <table:table-cell office:value-type="float" office:value="0.59034" calcext:value-type="float">
            <text:p>0.59034</text:p>
          </table:table-cell>
          <table:table-cell office:value-type="float" office:value="4.35024" calcext:value-type="float">
            <text:p>4.35024</text:p>
          </table:table-cell>
          <table:table-cell office:value-type="float" office:value="0.481907" calcext:value-type="float">
            <text:p>0.4819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0.979572" calcext:value-type="float">
            <text:p>0.979572</text:p>
          </table:table-cell>
          <table:table-cell office:value-type="float" office:value="0.959661" calcext:value-type="float">
            <text:p>0.959661</text:p>
          </table:table-cell>
          <table:table-cell office:value-type="float" office:value="0.921334" calcext:value-type="float">
            <text:p>0.921334</text:p>
          </table:table-cell>
          <table:table-cell office:value-type="float" office:value="0.040132" calcext:value-type="float">
            <text:p>0.040132</text:p>
          </table:table-cell>
          <table:table-cell office:value-type="float" office:value="312.578" calcext:value-type="float">
            <text:p>312.578</text:p>
          </table:table-cell>
          <table:table-cell office:value-type="float" office:value="0.666527" calcext:value-type="float">
            <text:p>0.66652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350194" calcext:value-type="float">
            <text:p>0.350194</text:p>
          </table:table-cell>
          <table:table-cell office:value-type="float" office:value="0.131345" calcext:value-type="float">
            <text:p>0.131345</text:p>
          </table:table-cell>
          <table:table-cell office:value-type="float" office:value="0.0214152" calcext:value-type="float">
            <text:p>0.0214152</text:p>
          </table:table-cell>
          <table:table-cell office:value-type="float" office:value="3.04358" calcext:value-type="float">
            <text:p>3.04358</text:p>
          </table:table-cell>
          <table:table-cell office:value-type="float" office:value="12.8892" calcext:value-type="float">
            <text:p>12.8892</text:p>
          </table:table-cell>
          <table:table-cell office:value-type="float" office:value="0.586218" calcext:value-type="float">
            <text:p>0.586218</text:p>
          </table:table-cell>
          <table:table-cell office:value-type="float" office:value="3.98762" calcext:value-type="float">
            <text:p>3.98762</text:p>
          </table:table-cell>
          <table:table-cell office:value-type="float" office:value="0.461388" calcext:value-type="float">
            <text:p>0.4613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0.979382" calcext:value-type="float">
            <text:p>0.979382</text:p>
          </table:table-cell>
          <table:table-cell office:value-type="float" office:value="0.959296" calcext:value-type="float">
            <text:p>0.959296</text:p>
          </table:table-cell>
          <table:table-cell office:value-type="float" office:value="0.920652" calcext:value-type="float">
            <text:p>0.920652</text:p>
          </table:table-cell>
          <table:table-cell office:value-type="float" office:value="0.041" calcext:value-type="float">
            <text:p>0.041</text:p>
          </table:table-cell>
          <table:table-cell office:value-type="float" office:value="309.192" calcext:value-type="float">
            <text:p>309.192</text:p>
          </table:table-cell>
          <table:table-cell office:value-type="float" office:value="0.66652" calcext:value-type="float">
            <text:p>0.6665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32642" calcext:value-type="float">
            <text:p>0.32642</text:p>
          </table:table-cell>
          <table:table-cell office:value-type="float" office:value="0.114472" calcext:value-type="float">
            <text:p>0.114472</text:p>
          </table:table-cell>
          <table:table-cell office:value-type="float" office:value="0.0164125" calcext:value-type="float">
            <text:p>0.0164125</text:p>
          </table:table-cell>
          <table:table-cell office:value-type="float" office:value="2.78633" calcext:value-type="float">
            <text:p>2.78633</text:p>
          </table:table-cell>
          <table:table-cell office:value-type="float" office:value="12.5565" calcext:value-type="float">
            <text:p>12.5565</text:p>
          </table:table-cell>
          <table:table-cell office:value-type="float" office:value="0.582498" calcext:value-type="float">
            <text:p>0.582498</text:p>
          </table:table-cell>
          <table:table-cell office:value-type="float" office:value="3.78444" calcext:value-type="float">
            <text:p>3.78444</text:p>
          </table:table-cell>
          <table:table-cell office:value-type="float" office:value="0.446489" calcext:value-type="float">
            <text:p>0.4464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0.979563" calcext:value-type="float">
            <text:p>0.979563</text:p>
          </table:table-cell>
          <table:table-cell office:value-type="float" office:value="0.959646" calcext:value-type="float">
            <text:p>0.959646</text:p>
          </table:table-cell>
          <table:table-cell office:value-type="float" office:value="0.921311" calcext:value-type="float">
            <text:p>0.921311</text:p>
          </table:table-cell>
          <table:table-cell office:value-type="float" office:value="0.0406131" calcext:value-type="float">
            <text:p>0.0406131</text:p>
          </table:table-cell>
          <table:table-cell office:value-type="float" office:value="310.719" calcext:value-type="float">
            <text:p>310.719</text:p>
          </table:table-cell>
          <table:table-cell office:value-type="float" office:value="0.666526" calcext:value-type="float">
            <text:p>0.666526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310549" calcext:value-type="float">
            <text:p>0.310549</text:p>
          </table:table-cell>
          <table:table-cell office:value-type="float" office:value="0.103579" calcext:value-type="float">
            <text:p>0.103579</text:p>
          </table:table-cell>
          <table:table-cell office:value-type="float" office:value="0.0134578" calcext:value-type="float">
            <text:p>0.0134578</text:p>
          </table:table-cell>
          <table:table-cell office:value-type="float" office:value="2.5936" calcext:value-type="float">
            <text:p>2.5936</text:p>
          </table:table-cell>
          <table:table-cell office:value-type="float" office:value="12.3684" calcext:value-type="float">
            <text:p>12.3684</text:p>
          </table:table-cell>
          <table:table-cell office:value-type="float" office:value="0.581872" calcext:value-type="float">
            <text:p>0.581872</text:p>
          </table:table-cell>
          <table:table-cell office:value-type="float" office:value="3.64325" calcext:value-type="float">
            <text:p>3.64325</text:p>
          </table:table-cell>
          <table:table-cell office:value-type="float" office:value="0.437243" calcext:value-type="float">
            <text:p>0.4372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0.979595" calcext:value-type="float">
            <text:p>0.979595</text:p>
          </table:table-cell>
          <table:table-cell office:value-type="float" office:value="0.959707" calcext:value-type="float">
            <text:p>0.959707</text:p>
          </table:table-cell>
          <table:table-cell office:value-type="float" office:value="0.921426" calcext:value-type="float">
            <text:p>0.921426</text:p>
          </table:table-cell>
          <table:table-cell office:value-type="float" office:value="0.0405835" calcext:value-type="float">
            <text:p>0.0405835</text:p>
          </table:table-cell>
          <table:table-cell office:value-type="float" office:value="310.842" calcext:value-type="float">
            <text:p>310.842</text:p>
          </table:table-cell>
          <table:table-cell office:value-type="float" office:value="0.666526" calcext:value-type="float">
            <text:p>0.666526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297772" calcext:value-type="float">
            <text:p>0.297772</text:p>
          </table:table-cell>
          <table:table-cell office:value-type="float" office:value="0.0952494" calcext:value-type="float">
            <text:p>0.0952494</text:p>
          </table:table-cell>
          <table:table-cell office:value-type="float" office:value="0.011408" calcext:value-type="float">
            <text:p>0.011408</text:p>
          </table:table-cell>
          <table:table-cell office:value-type="float" office:value="2.38678" calcext:value-type="float">
            <text:p>2.38678</text:p>
          </table:table-cell>
          <table:table-cell office:value-type="float" office:value="12.3636" calcext:value-type="float">
            <text:p>12.3636</text:p>
          </table:table-cell>
          <table:table-cell office:value-type="float" office:value="0.580856" calcext:value-type="float">
            <text:p>0.580856</text:p>
          </table:table-cell>
          <table:table-cell office:value-type="float" office:value="3.55772" calcext:value-type="float">
            <text:p>3.55772</text:p>
          </table:table-cell>
          <table:table-cell office:value-type="float" office:value="0.435525" calcext:value-type="float">
            <text:p>0.4355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0.979564" calcext:value-type="float">
            <text:p>0.979564</text:p>
          </table:table-cell>
          <table:table-cell office:value-type="float" office:value="0.959648" calcext:value-type="float">
            <text:p>0.959648</text:p>
          </table:table-cell>
          <table:table-cell office:value-type="float" office:value="0.921312" calcext:value-type="float">
            <text:p>0.921312</text:p>
          </table:table-cell>
          <table:table-cell office:value-type="float" office:value="0.0405707" calcext:value-type="float">
            <text:p>0.0405707</text:p>
          </table:table-cell>
          <table:table-cell office:value-type="float" office:value="310.881" calcext:value-type="float">
            <text:p>310.881</text:p>
          </table:table-cell>
          <table:table-cell office:value-type="float" office:value="0.666526" calcext:value-type="float">
            <text:p>0.66652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289183" calcext:value-type="float">
            <text:p>0.289183</text:p>
          </table:table-cell>
          <table:table-cell office:value-type="float" office:value="0.0896354" calcext:value-type="float">
            <text:p>0.0896354</text:p>
          </table:table-cell>
          <table:table-cell office:value-type="float" office:value="0.0100477" calcext:value-type="float">
            <text:p>0.0100477</text:p>
          </table:table-cell>
          <table:table-cell office:value-type="float" office:value="2.22183" calcext:value-type="float">
            <text:p>2.22183</text:p>
          </table:table-cell>
          <table:table-cell office:value-type="float" office:value="12.4354" calcext:value-type="float">
            <text:p>12.4354</text:p>
          </table:table-cell>
          <table:table-cell office:value-type="float" office:value="0.583143" calcext:value-type="float">
            <text:p>0.583143</text:p>
          </table:table-cell>
          <table:table-cell office:value-type="float" office:value="3.53122" calcext:value-type="float">
            <text:p>3.53122</text:p>
          </table:table-cell>
          <table:table-cell office:value-type="float" office:value="0.43776" calcext:value-type="float">
            <text:p>0.4377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0.97955" calcext:value-type="float">
            <text:p>0.97955</text:p>
          </table:table-cell>
          <table:table-cell office:value-type="float" office:value="0.959621" calcext:value-type="float">
            <text:p>0.959621</text:p>
          </table:table-cell>
          <table:table-cell office:value-type="float" office:value="0.921264" calcext:value-type="float">
            <text:p>0.921264</text:p>
          </table:table-cell>
          <table:table-cell office:value-type="float" office:value="0.0405496" calcext:value-type="float">
            <text:p>0.0405496</text:p>
          </table:table-cell>
          <table:table-cell office:value-type="float" office:value="310.958" calcext:value-type="float">
            <text:p>310.958</text:p>
          </table:table-cell>
          <table:table-cell office:value-type="float" office:value="0.666525" calcext:value-type="float">
            <text:p>0.66652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282455" calcext:value-type="float">
            <text:p>0.282455</text:p>
          </table:table-cell>
          <table:table-cell office:value-type="float" office:value="0.0852996" calcext:value-type="float">
            <text:p>0.0852996</text:p>
          </table:table-cell>
          <table:table-cell office:value-type="float" office:value="0.00904485" calcext:value-type="float">
            <text:p>0.00904485</text:p>
          </table:table-cell>
          <table:table-cell office:value-type="float" office:value="2.09471" calcext:value-type="float">
            <text:p>2.09471</text:p>
          </table:table-cell>
          <table:table-cell office:value-type="float" office:value="12.4975" calcext:value-type="float">
            <text:p>12.4975</text:p>
          </table:table-cell>
          <table:table-cell office:value-type="float" office:value="0.585632" calcext:value-type="float">
            <text:p>0.585632</text:p>
          </table:table-cell>
          <table:table-cell office:value-type="float" office:value="3.50202" calcext:value-type="float">
            <text:p>3.50202</text:p>
          </table:table-cell>
          <table:table-cell office:value-type="float" office:value="0.436775" calcext:value-type="float">
            <text:p>0.43677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574" calcext:value-type="float">
            <text:p>0.979574</text:p>
          </table:table-cell>
          <table:table-cell office:value-type="float" office:value="0.959667" calcext:value-type="float">
            <text:p>0.959667</text:p>
          </table:table-cell>
          <table:table-cell office:value-type="float" office:value="0.921349" calcext:value-type="float">
            <text:p>0.921349</text:p>
          </table:table-cell>
          <table:table-cell office:value-type="float" office:value="0.0405332" calcext:value-type="float">
            <text:p>0.0405332</text:p>
          </table:table-cell>
          <table:table-cell office:value-type="float" office:value="311.028" calcext:value-type="float">
            <text:p>311.028</text:p>
          </table:table-cell>
          <table:table-cell office:value-type="float" office:value="0.666526" calcext:value-type="float">
            <text:p>0.6665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26562" calcext:value-type="float">
            <text:p>0.926562</text:p>
          </table:table-cell>
          <table:table-cell office:value-type="float" office:value="0.859097" calcext:value-type="float">
            <text:p>0.859097</text:p>
          </table:table-cell>
          <table:table-cell office:value-type="float" office:value="0.132073" calcext:value-type="float">
            <text:p>0.132073</text:p>
          </table:table-cell>
          <table:table-cell office:value-type="float" office:value="169.286" calcext:value-type="float">
            <text:p>169.286</text:p>
          </table:table-cell>
          <table:table-cell office:value-type="float" office:value="0.666442" calcext:value-type="float">
            <text:p>0.666442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0.921737" calcext:value-type="float">
            <text:p>0.921737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124438" calcext:value-type="float">
            <text:p>0.124438</text:p>
          </table:table-cell>
          <table:table-cell office:value-type="float" office:value="173.949" calcext:value-type="float">
            <text:p>173.949</text:p>
          </table:table-cell>
          <table:table-cell office:value-type="float" office:value="0.66647" calcext:value-type="float">
            <text:p>0.66647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1331" calcext:value-type="float">
            <text:p>0.931331</text:p>
          </table:table-cell>
          <table:table-cell office:value-type="float" office:value="0.867773" calcext:value-type="float">
            <text:p>0.867773</text:p>
          </table:table-cell>
          <table:table-cell office:value-type="float" office:value="0.067928" calcext:value-type="float">
            <text:p>0.067928</text:p>
          </table:table-cell>
          <table:table-cell office:value-type="float" office:value="236.677" calcext:value-type="float">
            <text:p>236.677</text:p>
          </table:table-cell>
          <table:table-cell office:value-type="float" office:value="0.666515" calcext:value-type="float">
            <text:p>0.666515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957187" calcext:value-type="float">
            <text:p>0.957187</text:p>
          </table:table-cell>
          <table:table-cell office:value-type="float" office:value="0.916427" calcext:value-type="float">
            <text:p>0.916427</text:p>
          </table:table-cell>
          <table:table-cell office:value-type="float" office:value="0.840639" calcext:value-type="float">
            <text:p>0.840639</text:p>
          </table:table-cell>
          <table:table-cell office:value-type="float" office:value="0.163345" calcext:value-type="float">
            <text:p>0.163345</text:p>
          </table:table-cell>
          <table:table-cell office:value-type="float" office:value="151.379" calcext:value-type="float">
            <text:p>151.379</text:p>
          </table:table-cell>
          <table:table-cell office:value-type="float" office:value="0.666349" calcext:value-type="float">
            <text:p>0.666349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0.955937" calcext:value-type="float">
            <text:p>0.955937</text:p>
          </table:table-cell>
          <table:table-cell office:value-type="float" office:value="0.913991" calcext:value-type="float">
            <text:p>0.913991</text:p>
          </table:table-cell>
          <table:table-cell office:value-type="float" office:value="0.836013" calcext:value-type="float">
            <text:p>0.836013</text:p>
          </table:table-cell>
          <table:table-cell office:value-type="float" office:value="0.117261" calcext:value-type="float">
            <text:p>0.117261</text:p>
          </table:table-cell>
          <table:table-cell office:value-type="float" office:value="178.44" calcext:value-type="float">
            <text:p>178.44</text:p>
          </table:table-cell>
          <table:table-cell office:value-type="float" office:value="0.666414" calcext:value-type="float">
            <text:p>0.666414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959219" calcext:value-type="float">
            <text:p>0.959219</text:p>
          </table:table-cell>
          <table:table-cell office:value-type="float" office:value="0.920298" calcext:value-type="float">
            <text:p>0.920298</text:p>
          </table:table-cell>
          <table:table-cell office:value-type="float" office:value="0.847672" calcext:value-type="float">
            <text:p>0.847672</text:p>
          </table:table-cell>
          <table:table-cell office:value-type="float" office:value="0.0712759" calcext:value-type="float">
            <text:p>0.0712759</text:p>
          </table:table-cell>
          <table:table-cell office:value-type="float" office:value="229.677" calcext:value-type="float">
            <text:p>229.677</text:p>
          </table:table-cell>
          <table:table-cell office:value-type="float" office:value="0.666382" calcext:value-type="float">
            <text:p>0.666382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0.958359" calcext:value-type="float">
            <text:p>0.958359</text:p>
          </table:table-cell>
          <table:table-cell office:value-type="float" office:value="0.918666" calcext:value-type="float">
            <text:p>0.918666</text:p>
          </table:table-cell>
          <table:table-cell office:value-type="float" office:value="0.844727" calcext:value-type="float">
            <text:p>0.844727</text:p>
          </table:table-cell>
          <table:table-cell office:value-type="float" office:value="0.0762245" calcext:value-type="float">
            <text:p>0.0762245</text:p>
          </table:table-cell>
          <table:table-cell office:value-type="float" office:value="221.898" calcext:value-type="float">
            <text:p>221.898</text:p>
          </table:table-cell>
          <table:table-cell office:value-type="float" office:value="0.666359" calcext:value-type="float">
            <text:p>0.666359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0.956855" calcext:value-type="float">
            <text:p>0.956855</text:p>
          </table:table-cell>
          <table:table-cell office:value-type="float" office:value="0.915776" calcext:value-type="float">
            <text:p>0.915776</text:p>
          </table:table-cell>
          <table:table-cell office:value-type="float" office:value="0.839389" calcext:value-type="float">
            <text:p>0.839389</text:p>
          </table:table-cell>
          <table:table-cell office:value-type="float" office:value="0.0786844" calcext:value-type="float">
            <text:p>0.0786844</text:p>
          </table:table-cell>
          <table:table-cell office:value-type="float" office:value="218.058" calcext:value-type="float">
            <text:p>218.058</text:p>
          </table:table-cell>
          <table:table-cell office:value-type="float" office:value="0.666371" calcext:value-type="float">
            <text:p>0.666371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office:value-type="float" office:value="0.959424" calcext:value-type="float">
            <text:p>0.959424</text:p>
          </table:table-cell>
          <table:table-cell office:value-type="float" office:value="0.920685" calcext:value-type="float">
            <text:p>0.920685</text:p>
          </table:table-cell>
          <table:table-cell office:value-type="float" office:value="0.848359" calcext:value-type="float">
            <text:p>0.848359</text:p>
          </table:table-cell>
          <table:table-cell office:value-type="float" office:value="0.0771041" calcext:value-type="float">
            <text:p>0.0771041</text:p>
          </table:table-cell>
          <table:table-cell office:value-type="float" office:value="220.871" calcext:value-type="float">
            <text:p>220.871</text:p>
          </table:table-cell>
          <table:table-cell office:value-type="float" office:value="0.666392" calcext:value-type="float">
            <text:p>0.666392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0.958096" calcext:value-type="float">
            <text:p>0.958096</text:p>
          </table:table-cell>
          <table:table-cell office:value-type="float" office:value="0.918148" calcext:value-type="float">
            <text:p>0.918148</text:p>
          </table:table-cell>
          <table:table-cell office:value-type="float" office:value="0.84373" calcext:value-type="float">
            <text:p>0.84373</text:p>
          </table:table-cell>
          <table:table-cell office:value-type="float" office:value="0.0784592" calcext:value-type="float">
            <text:p>0.0784592</text:p>
          </table:table-cell>
          <table:table-cell office:value-type="float" office:value="218.653" calcext:value-type="float">
            <text:p>218.653</text:p>
          </table:table-cell>
          <table:table-cell office:value-type="float" office:value="0.666377" calcext:value-type="float">
            <text:p>0.666377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0.958906" calcext:value-type="float">
            <text:p>0.958906</text:p>
          </table:table-cell>
          <table:table-cell office:value-type="float" office:value="0.919709" calcext:value-type="float">
            <text:p>0.919709</text:p>
          </table:table-cell>
          <table:table-cell office:value-type="float" office:value="0.846623" calcext:value-type="float">
            <text:p>0.846623</text:p>
          </table:table-cell>
          <table:table-cell office:value-type="float" office:value="0.081476" calcext:value-type="float">
            <text:p>0.081476</text:p>
          </table:table-cell>
          <table:table-cell office:value-type="float" office:value="214.748" calcext:value-type="float">
            <text:p>214.748</text:p>
          </table:table-cell>
          <table:table-cell office:value-type="float" office:value="0.666368" calcext:value-type="float">
            <text:p>0.6663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0.958429" calcext:value-type="float">
            <text:p>0.958429</text:p>
          </table:table-cell>
          <table:table-cell office:value-type="float" office:value="0.918794" calcext:value-type="float">
            <text:p>0.918794</text:p>
          </table:table-cell>
          <table:table-cell office:value-type="float" office:value="0.844941" calcext:value-type="float">
            <text:p>0.844941</text:p>
          </table:table-cell>
          <table:table-cell office:value-type="float" office:value="0.0796183" calcext:value-type="float">
            <text:p>0.0796183</text:p>
          </table:table-cell>
          <table:table-cell office:value-type="float" office:value="217.132" calcext:value-type="float">
            <text:p>217.132</text:p>
          </table:table-cell>
          <table:table-cell office:value-type="float" office:value="0.666367" calcext:value-type="float">
            <text:p>0.666367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0.957934" calcext:value-type="float">
            <text:p>0.957934</text:p>
          </table:table-cell>
          <table:table-cell office:value-type="float" office:value="0.917844" calcext:value-type="float">
            <text:p>0.917844</text:p>
          </table:table-cell>
          <table:table-cell office:value-type="float" office:value="0.843191" calcext:value-type="float">
            <text:p>0.843191</text:p>
          </table:table-cell>
          <table:table-cell office:value-type="float" office:value="0.0845047" calcext:value-type="float">
            <text:p>0.0845047</text:p>
          </table:table-cell>
          <table:table-cell office:value-type="float" office:value="210.65" calcext:value-type="float">
            <text:p>210.65</text:p>
          </table:table-cell>
          <table:table-cell office:value-type="float" office:value="0.666368" calcext:value-type="float">
            <text:p>0.6663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office:value-type="float" office:value="0.958055" calcext:value-type="float">
            <text:p>0.958055</text:p>
          </table:table-cell>
          <table:table-cell office:value-type="float" office:value="0.918078" calcext:value-type="float">
            <text:p>0.918078</text:p>
          </table:table-cell>
          <table:table-cell office:value-type="float" office:value="0.84363" calcext:value-type="float">
            <text:p>0.84363</text:p>
          </table:table-cell>
          <table:table-cell office:value-type="float" office:value="0.082377" calcext:value-type="float">
            <text:p>0.082377</text:p>
          </table:table-cell>
          <table:table-cell office:value-type="float" office:value="213.381" calcext:value-type="float">
            <text:p>213.381</text:p>
          </table:table-cell>
          <table:table-cell office:value-type="float" office:value="0.666365" calcext:value-type="float">
            <text:p>0.666365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0.958135" calcext:value-type="float">
            <text:p>0.958135</text:p>
          </table:table-cell>
          <table:table-cell office:value-type="float" office:value="0.918226" calcext:value-type="float">
            <text:p>0.918226</text:p>
          </table:table-cell>
          <table:table-cell office:value-type="float" office:value="0.843884" calcext:value-type="float">
            <text:p>0.843884</text:p>
          </table:table-cell>
          <table:table-cell office:value-type="float" office:value="0.0835574" calcext:value-type="float">
            <text:p>0.0835574</text:p>
          </table:table-cell>
          <table:table-cell office:value-type="float" office:value="211.885" calcext:value-type="float">
            <text:p>211.885</text:p>
          </table:table-cell>
          <table:table-cell office:value-type="float" office:value="0.666372" calcext:value-type="float">
            <text:p>0.666372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0.958073" calcext:value-type="float">
            <text:p>0.958073</text:p>
          </table:table-cell>
          <table:table-cell office:value-type="float" office:value="0.918111" calcext:value-type="float">
            <text:p>0.918111</text:p>
          </table:table-cell>
          <table:table-cell office:value-type="float" office:value="0.843687" calcext:value-type="float">
            <text:p>0.843687</text:p>
          </table:table-cell>
          <table:table-cell office:value-type="float" office:value="0.0827179" calcext:value-type="float">
            <text:p>0.0827179</text:p>
          </table:table-cell>
          <table:table-cell office:value-type="float" office:value="212.944" calcext:value-type="float">
            <text:p>212.944</text:p>
          </table:table-cell>
          <table:table-cell office:value-type="float" office:value="0.666366" calcext:value-type="float">
            <text:p>0.666366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office:value-type="float" office:value="0.958139" calcext:value-type="float">
            <text:p>0.958139</text:p>
          </table:table-cell>
          <table:table-cell office:value-type="float" office:value="0.918239" calcext:value-type="float">
            <text:p>0.918239</text:p>
          </table:table-cell>
          <table:table-cell office:value-type="float" office:value="0.843921" calcext:value-type="float">
            <text:p>0.843921</text:p>
          </table:table-cell>
          <table:table-cell office:value-type="float" office:value="0.0828023" calcext:value-type="float">
            <text:p>0.0828023</text:p>
          </table:table-cell>
          <table:table-cell office:value-type="float" office:value="212.851" calcext:value-type="float">
            <text:p>212.851</text:p>
          </table:table-cell>
          <table:table-cell office:value-type="float" office:value="0.666367" calcext:value-type="float">
            <text:p>0.666367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office:value-type="float" office:value="0.95812" calcext:value-type="float">
            <text:p>0.95812</text:p>
          </table:table-cell>
          <table:table-cell office:value-type="float" office:value="0.918201" calcext:value-type="float">
            <text:p>0.918201</text:p>
          </table:table-cell>
          <table:table-cell office:value-type="float" office:value="0.843852" calcext:value-type="float">
            <text:p>0.843852</text:p>
          </table:table-cell>
          <table:table-cell office:value-type="float" office:value="0.0830879" calcext:value-type="float">
            <text:p>0.0830879</text:p>
          </table:table-cell>
          <table:table-cell office:value-type="float" office:value="212.48" calcext:value-type="float">
            <text:p>212.48</text:p>
          </table:table-cell>
          <table:table-cell office:value-type="float" office:value="0.666367" calcext:value-type="float">
            <text:p>0.666367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8172" calcext:value-type="float">
            <text:p>0.958172</text:p>
          </table:table-cell>
          <table:table-cell office:value-type="float" office:value="0.918302" calcext:value-type="float">
            <text:p>0.918302</text:p>
          </table:table-cell>
          <table:table-cell office:value-type="float" office:value="0.844036" calcext:value-type="float">
            <text:p>0.844036</text:p>
          </table:table-cell>
          <table:table-cell office:value-type="float" office:value="0.0827796" calcext:value-type="float">
            <text:p>0.0827796</text:p>
          </table:table-cell>
          <table:table-cell office:value-type="float" office:value="212.887" calcext:value-type="float">
            <text:p>212.887</text:p>
          </table:table-cell>
          <table:table-cell office:value-type="float" office:value="0.666367" calcext:value-type="float">
            <text:p>0.666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888312" calcext:value-type="float">
            <text:p>0.888312</text:p>
          </table:table-cell>
          <table:table-cell office:value-type="float" office:value="0.789121" calcext:value-type="float">
            <text:p>0.789121</text:p>
          </table:table-cell>
          <table:table-cell office:value-type="float" office:value="0.178929" calcext:value-type="float">
            <text:p>0.178929</text:p>
          </table:table-cell>
          <table:table-cell office:value-type="float" office:value="142.397" calcext:value-type="float">
            <text:p>142.397</text:p>
          </table:table-cell>
          <table:table-cell office:value-type="float" office:value="0.666657" calcext:value-type="float">
            <text:p>0.666657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705384" calcext:value-type="float">
            <text:p>0.705384</text:p>
          </table:table-cell>
          <table:table-cell office:value-type="float" office:value="0.221489" calcext:value-type="float">
            <text:p>0.221489</text:p>
          </table:table-cell>
          <table:table-cell office:value-type="float" office:value="124.307" calcext:value-type="float">
            <text:p>124.307</text:p>
          </table:table-cell>
          <table:table-cell office:value-type="float" office:value="0.665256" calcext:value-type="float">
            <text:p>0.665256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938125" calcext:value-type="float">
            <text:p>0.938125</text:p>
          </table:table-cell>
          <table:table-cell office:value-type="float" office:value="0.880278" calcext:value-type="float">
            <text:p>0.880278</text:p>
          </table:table-cell>
          <table:table-cell office:value-type="float" office:value="0.775585" calcext:value-type="float">
            <text:p>0.775585</text:p>
          </table:table-cell>
          <table:table-cell office:value-type="float" office:value="0.0978861" calcext:value-type="float">
            <text:p>0.0978861</text:p>
          </table:table-cell>
          <table:table-cell office:value-type="float" office:value="191.671" calcext:value-type="float">
            <text:p>191.671</text:p>
          </table:table-cell>
          <table:table-cell office:value-type="float" office:value="0.666368" calcext:value-type="float">
            <text:p>0.666368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865113" calcext:value-type="float">
            <text:p>0.865113</text:p>
          </table:table-cell>
          <table:table-cell office:value-type="float" office:value="0.749152" calcext:value-type="float">
            <text:p>0.749152</text:p>
          </table:table-cell>
          <table:table-cell office:value-type="float" office:value="0.121688" calcext:value-type="float">
            <text:p>0.121688</text:p>
          </table:table-cell>
          <table:table-cell office:value-type="float" office:value="170.413" calcext:value-type="float">
            <text:p>170.413</text:p>
          </table:table-cell>
          <table:table-cell office:value-type="float" office:value="0.66634" calcext:value-type="float">
            <text:p>0.66634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0.930469" calcext:value-type="float">
            <text:p>0.930469</text:p>
          </table:table-cell>
          <table:table-cell office:value-type="float" office:value="0.866121" calcext:value-type="float">
            <text:p>0.866121</text:p>
          </table:table-cell>
          <table:table-cell office:value-type="float" office:value="0.751361" calcext:value-type="float">
            <text:p>0.751361</text:p>
          </table:table-cell>
          <table:table-cell office:value-type="float" office:value="0.171602" calcext:value-type="float">
            <text:p>0.171602</text:p>
          </table:table-cell>
          <table:table-cell office:value-type="float" office:value="143.578" calcext:value-type="float">
            <text:p>143.578</text:p>
          </table:table-cell>
          <table:table-cell office:value-type="float" office:value="0.666136" calcext:value-type="float">
            <text:p>0.666136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936797" calcext:value-type="float">
            <text:p>0.936797</text:p>
          </table:table-cell>
          <table:table-cell office:value-type="float" office:value="0.877851" calcext:value-type="float">
            <text:p>0.877851</text:p>
          </table:table-cell>
          <table:table-cell office:value-type="float" office:value="0.771542" calcext:value-type="float">
            <text:p>0.771542</text:p>
          </table:table-cell>
          <table:table-cell office:value-type="float" office:value="0.111099" calcext:value-type="float">
            <text:p>0.111099</text:p>
          </table:table-cell>
          <table:table-cell office:value-type="float" office:value="179.661" calcext:value-type="float">
            <text:p>179.661</text:p>
          </table:table-cell>
          <table:table-cell office:value-type="float" office:value="0.666269" calcext:value-type="float">
            <text:p>0.666269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0.936719" calcext:value-type="float">
            <text:p>0.936719</text:p>
          </table:table-cell>
          <table:table-cell office:value-type="float" office:value="0.877738" calcext:value-type="float">
            <text:p>0.877738</text:p>
          </table:table-cell>
          <table:table-cell office:value-type="float" office:value="0.771453" calcext:value-type="float">
            <text:p>0.771453</text:p>
          </table:table-cell>
          <table:table-cell office:value-type="float" office:value="0.1425" calcext:value-type="float">
            <text:p>0.1425</text:p>
          </table:table-cell>
          <table:table-cell office:value-type="float" office:value="158.619" calcext:value-type="float">
            <text:p>158.619</text:p>
          </table:table-cell>
          <table:table-cell office:value-type="float" office:value="0.666221" calcext:value-type="float">
            <text:p>0.666221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office:value-type="float" office:value="0.934277" calcext:value-type="float">
            <text:p>0.934277</text:p>
          </table:table-cell>
          <table:table-cell office:value-type="float" office:value="0.873224" calcext:value-type="float">
            <text:p>0.873224</text:p>
          </table:table-cell>
          <table:table-cell office:value-type="float" office:value="0.763731" calcext:value-type="float">
            <text:p>0.763731</text:p>
          </table:table-cell>
          <table:table-cell office:value-type="float" office:value="0.143562" calcext:value-type="float">
            <text:p>0.143562</text:p>
          </table:table-cell>
          <table:table-cell office:value-type="float" office:value="157.623" calcext:value-type="float">
            <text:p>157.623</text:p>
          </table:table-cell>
          <table:table-cell office:value-type="float" office:value="0.666137" calcext:value-type="float">
            <text:p>0.666137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0.936533" calcext:value-type="float">
            <text:p>0.936533</text:p>
          </table:table-cell>
          <table:table-cell office:value-type="float" office:value="0.877409" calcext:value-type="float">
            <text:p>0.877409</text:p>
          </table:table-cell>
          <table:table-cell office:value-type="float" office:value="0.770944" calcext:value-type="float">
            <text:p>0.770944</text:p>
          </table:table-cell>
          <table:table-cell office:value-type="float" office:value="0.123883" calcext:value-type="float">
            <text:p>0.123883</text:p>
          </table:table-cell>
          <table:table-cell office:value-type="float" office:value="170.093" calcext:value-type="float">
            <text:p>170.093</text:p>
          </table:table-cell>
          <table:table-cell office:value-type="float" office:value="0.666192" calcext:value-type="float">
            <text:p>0.666192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0.936211" calcext:value-type="float">
            <text:p>0.936211</text:p>
          </table:table-cell>
          <table:table-cell office:value-type="float" office:value="0.876791" calcext:value-type="float">
            <text:p>0.876791</text:p>
          </table:table-cell>
          <table:table-cell office:value-type="float" office:value="0.769809" calcext:value-type="float">
            <text:p>0.769809</text:p>
          </table:table-cell>
          <table:table-cell office:value-type="float" office:value="0.126629" calcext:value-type="float">
            <text:p>0.126629</text:p>
          </table:table-cell>
          <table:table-cell office:value-type="float" office:value="168.179" calcext:value-type="float">
            <text:p>168.179</text:p>
          </table:table-cell>
          <table:table-cell office:value-type="float" office:value="0.666213" calcext:value-type="float">
            <text:p>0.666213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office:value-type="float" office:value="0.934741" calcext:value-type="float">
            <text:p>0.934741</text:p>
          </table:table-cell>
          <table:table-cell office:value-type="float" office:value="0.874069" calcext:value-type="float">
            <text:p>0.874069</text:p>
          </table:table-cell>
          <table:table-cell office:value-type="float" office:value="0.765135" calcext:value-type="float">
            <text:p>0.765135</text:p>
          </table:table-cell>
          <table:table-cell office:value-type="float" office:value="0.128021" calcext:value-type="float">
            <text:p>0.128021</text:p>
          </table:table-cell>
          <table:table-cell office:value-type="float" office:value="167.001" calcext:value-type="float">
            <text:p>167.001</text:p>
          </table:table-cell>
          <table:table-cell office:value-type="float" office:value="0.66617" calcext:value-type="float">
            <text:p>0.66617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874927" calcext:value-type="float">
            <text:p>0.874927</text:p>
          </table:table-cell>
          <table:table-cell office:value-type="float" office:value="0.766639" calcext:value-type="float">
            <text:p>0.766639</text:p>
          </table:table-cell>
          <table:table-cell office:value-type="float" office:value="0.127833" calcext:value-type="float">
            <text:p>0.127833</text:p>
          </table:table-cell>
          <table:table-cell office:value-type="float" office:value="167.206" calcext:value-type="float">
            <text:p>167.206</text:p>
          </table:table-cell>
          <table:table-cell office:value-type="float" office:value="0.66617" calcext:value-type="float">
            <text:p>0.66617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office:value-type="float" office:value="0.935815" calcext:value-type="float">
            <text:p>0.935815</text:p>
          </table:table-cell>
          <table:table-cell office:value-type="float" office:value="0.876074" calcext:value-type="float">
            <text:p>0.876074</text:p>
          </table:table-cell>
          <table:table-cell office:value-type="float" office:value="0.768633" calcext:value-type="float">
            <text:p>0.768633</text:p>
          </table:table-cell>
          <table:table-cell office:value-type="float" office:value="0.129076" calcext:value-type="float">
            <text:p>0.129076</text:p>
          </table:table-cell>
          <table:table-cell office:value-type="float" office:value="166.508" calcext:value-type="float">
            <text:p>166.508</text:p>
          </table:table-cell>
          <table:table-cell office:value-type="float" office:value="0.666177" calcext:value-type="float">
            <text:p>0.666177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office:value-type="float" office:value="0.935234" calcext:value-type="float">
            <text:p>0.935234</text:p>
          </table:table-cell>
          <table:table-cell office:value-type="float" office:value="0.874987" calcext:value-type="float">
            <text:p>0.874987</text:p>
          </table:table-cell>
          <table:table-cell office:value-type="float" office:value="0.766728" calcext:value-type="float">
            <text:p>0.766728</text:p>
          </table:table-cell>
          <table:table-cell office:value-type="float" office:value="0.128639" calcext:value-type="float">
            <text:p>0.128639</text:p>
          </table:table-cell>
          <table:table-cell office:value-type="float" office:value="166.687" calcext:value-type="float">
            <text:p>166.687</text:p>
          </table:table-cell>
          <table:table-cell office:value-type="float" office:value="0.666176" calcext:value-type="float">
            <text:p>0.666176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0.935438" calcext:value-type="float">
            <text:p>0.935438</text:p>
          </table:table-cell>
          <table:table-cell office:value-type="float" office:value="0.875368" calcext:value-type="float">
            <text:p>0.875368</text:p>
          </table:table-cell>
          <table:table-cell office:value-type="float" office:value="0.767393" calcext:value-type="float">
            <text:p>0.767393</text:p>
          </table:table-cell>
          <table:table-cell office:value-type="float" office:value="0.128462" calcext:value-type="float">
            <text:p>0.128462</text:p>
          </table:table-cell>
          <table:table-cell office:value-type="float" office:value="166.839" calcext:value-type="float">
            <text:p>166.839</text:p>
          </table:table-cell>
          <table:table-cell office:value-type="float" office:value="0.666178" calcext:value-type="float">
            <text:p>0.666178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office:value-type="float" office:value="0.935438" calcext:value-type="float">
            <text:p>0.935438</text:p>
          </table:table-cell>
          <table:table-cell office:value-type="float" office:value="0.875367" calcext:value-type="float">
            <text:p>0.875367</text:p>
          </table:table-cell>
          <table:table-cell office:value-type="float" office:value="0.767391" calcext:value-type="float">
            <text:p>0.767391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166.374" calcext:value-type="float">
            <text:p>166.374</text:p>
          </table:table-cell>
          <table:table-cell office:value-type="float" office:value="0.666178" calcext:value-type="float">
            <text:p>0.666178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office:value-type="float" office:value="0.935284" calcext:value-type="float">
            <text:p>0.935284</text:p>
          </table:table-cell>
          <table:table-cell office:value-type="float" office:value="0.87508" calcext:value-type="float">
            <text:p>0.87508</text:p>
          </table:table-cell>
          <table:table-cell office:value-type="float" office:value="0.766894" calcext:value-type="float">
            <text:p>0.766894</text:p>
          </table:table-cell>
          <table:table-cell office:value-type="float" office:value="0.128891" calcext:value-type="float">
            <text:p>0.128891</text:p>
          </table:table-cell>
          <table:table-cell office:value-type="float" office:value="166.533" calcext:value-type="float">
            <text:p>166.533</text:p>
          </table:table-cell>
          <table:table-cell office:value-type="float" office:value="0.666175" calcext:value-type="float">
            <text:p>0.666175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office:value-type="float" office:value="0.93544" calcext:value-type="float">
            <text:p>0.93544</text:p>
          </table:table-cell>
          <table:table-cell office:value-type="float" office:value="0.875369" calcext:value-type="float">
            <text:p>0.875369</text:p>
          </table:table-cell>
          <table:table-cell office:value-type="float" office:value="0.76739" calcext:value-type="float">
            <text:p>0.76739</text:p>
          </table:table-cell>
          <table:table-cell office:value-type="float" office:value="0.12883" calcext:value-type="float">
            <text:p>0.12883</text:p>
          </table:table-cell>
          <table:table-cell office:value-type="float" office:value="166.6" calcext:value-type="float">
            <text:p>166.6</text:p>
          </table:table-cell>
          <table:table-cell office:value-type="float" office:value="0.66618" calcext:value-type="float">
            <text:p>0.66618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5418" calcext:value-type="float">
            <text:p>0.935418</text:p>
          </table:table-cell>
          <table:table-cell office:value-type="float" office:value="0.87533" calcext:value-type="float">
            <text:p>0.87533</text:p>
          </table:table-cell>
          <table:table-cell office:value-type="float" office:value="0.767324" calcext:value-type="float">
            <text:p>0.767324</text:p>
          </table:table-cell>
          <table:table-cell office:value-type="float" office:value="0.128804" calcext:value-type="float">
            <text:p>0.128804</text:p>
          </table:table-cell>
          <table:table-cell office:value-type="float" office:value="166.613" calcext:value-type="float">
            <text:p>166.613</text:p>
          </table:table-cell>
          <table:table-cell office:value-type="float" office:value="0.666178" calcext:value-type="float">
            <text:p>0.6661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float" office:value="0.819425" calcext:value-type="float">
            <text:p>0.819425</text:p>
          </table:table-cell>
          <table:table-cell office:value-type="float" office:value="0.672768" calcext:value-type="float">
            <text:p>0.672768</text:p>
          </table:table-cell>
          <table:table-cell office:value-type="float" office:value="0.130714" calcext:value-type="float">
            <text:p>0.130714</text:p>
          </table:table-cell>
          <table:table-cell office:value-type="float" office:value="160.02" calcext:value-type="float">
            <text:p>160.02</text:p>
          </table:table-cell>
          <table:table-cell office:value-type="float" office:value="0.666016" calcext:value-type="float">
            <text:p>0.666016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839731" calcext:value-type="float">
            <text:p>0.839731</text:p>
          </table:table-cell>
          <table:table-cell office:value-type="float" office:value="0.705886" calcext:value-type="float">
            <text:p>0.705886</text:p>
          </table:table-cell>
          <table:table-cell office:value-type="float" office:value="0.235398" calcext:value-type="float">
            <text:p>0.235398</text:p>
          </table:table-cell>
          <table:table-cell office:value-type="float" office:value="120.693" calcext:value-type="float">
            <text:p>120.693</text:p>
          </table:table-cell>
          <table:table-cell office:value-type="float" office:value="0.666318" calcext:value-type="float">
            <text:p>0.666318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839888" calcext:value-type="float">
            <text:p>0.839888</text:p>
          </table:table-cell>
          <table:table-cell office:value-type="float" office:value="0.706644" calcext:value-type="float">
            <text:p>0.706644</text:p>
          </table:table-cell>
          <table:table-cell office:value-type="float" office:value="0.0868213" calcext:value-type="float">
            <text:p>0.0868213</text:p>
          </table:table-cell>
          <table:table-cell office:value-type="float" office:value="198.797" calcext:value-type="float">
            <text:p>198.797</text:p>
          </table:table-cell>
          <table:table-cell office:value-type="float" office:value="0.666084" calcext:value-type="float">
            <text:p>0.666084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918437" calcext:value-type="float">
            <text:p>0.918437</text:p>
          </table:table-cell>
          <table:table-cell office:value-type="float" office:value="0.84387" calcext:value-type="float">
            <text:p>0.84387</text:p>
          </table:table-cell>
          <table:table-cell office:value-type="float" office:value="0.713259" calcext:value-type="float">
            <text:p>0.713259</text:p>
          </table:table-cell>
          <table:table-cell office:value-type="float" office:value="0.0913263" calcext:value-type="float">
            <text:p>0.0913263</text:p>
          </table:table-cell>
          <table:table-cell office:value-type="float" office:value="194.289" calcext:value-type="float">
            <text:p>194.289</text:p>
          </table:table-cell>
          <table:table-cell office:value-type="float" office:value="0.666132" calcext:value-type="float">
            <text:p>0.666132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35345" calcext:value-type="float">
            <text:p>0.835345</text:p>
          </table:table-cell>
          <table:table-cell office:value-type="float" office:value="0.699166" calcext:value-type="float">
            <text:p>0.699166</text:p>
          </table:table-cell>
          <table:table-cell office:value-type="float" office:value="0.158444" calcext:value-type="float">
            <text:p>0.158444</text:p>
          </table:table-cell>
          <table:table-cell office:value-type="float" office:value="146.744" calcext:value-type="float">
            <text:p>146.744</text:p>
          </table:table-cell>
          <table:table-cell office:value-type="float" office:value="0.666015" calcext:value-type="float">
            <text:p>0.66601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0.907031" calcext:value-type="float">
            <text:p>0.907031</text:p>
          </table:table-cell>
          <table:table-cell office:value-type="float" office:value="0.823393" calcext:value-type="float">
            <text:p>0.823393</text:p>
          </table:table-cell>
          <table:table-cell office:value-type="float" office:value="0.680215" calcext:value-type="float">
            <text:p>0.680215</text:p>
          </table:table-cell>
          <table:table-cell office:value-type="float" office:value="0.207061" calcext:value-type="float">
            <text:p>0.207061</text:p>
          </table:table-cell>
          <table:table-cell office:value-type="float" office:value="127.434" calcext:value-type="float">
            <text:p>127.434</text:p>
          </table:table-cell>
          <table:table-cell office:value-type="float" office:value="0.665566" calcext:value-type="float">
            <text:p>0.665566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912188" calcext:value-type="float">
            <text:p>0.912188</text:p>
          </table:table-cell>
          <table:table-cell office:value-type="float" office:value="0.832493" calcext:value-type="float">
            <text:p>0.832493</text:p>
          </table:table-cell>
          <table:table-cell office:value-type="float" office:value="0.69439" calcext:value-type="float">
            <text:p>0.69439</text:p>
          </table:table-cell>
          <table:table-cell office:value-type="float" office:value="0.18025" calcext:value-type="float">
            <text:p>0.18025</text:p>
          </table:table-cell>
          <table:table-cell office:value-type="float" office:value="137.342" calcext:value-type="float">
            <text:p>137.342</text:p>
          </table:table-cell>
          <table:table-cell office:value-type="float" office:value="0.666019" calcext:value-type="float">
            <text:p>0.666019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911328" calcext:value-type="float">
            <text:p>0.911328</text:p>
          </table:table-cell>
          <table:table-cell office:value-type="float" office:value="0.830965" calcext:value-type="float">
            <text:p>0.830965</text:p>
          </table:table-cell>
          <table:table-cell office:value-type="float" office:value="0.691981" calcext:value-type="float">
            <text:p>0.691981</text:p>
          </table:table-cell>
          <table:table-cell office:value-type="float" office:value="0.165869" calcext:value-type="float">
            <text:p>0.165869</text:p>
          </table:table-cell>
          <table:table-cell office:value-type="float" office:value="143.044" calcext:value-type="float">
            <text:p>143.044</text:p>
          </table:table-cell>
          <table:table-cell office:value-type="float" office:value="0.665953" calcext:value-type="float">
            <text:p>0.665953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0.910752" calcext:value-type="float">
            <text:p>0.910752</text:p>
          </table:table-cell>
          <table:table-cell office:value-type="float" office:value="0.829981" calcext:value-type="float">
            <text:p>0.829981</text:p>
          </table:table-cell>
          <table:table-cell office:value-type="float" office:value="0.690554" calcext:value-type="float">
            <text:p>0.690554</text:p>
          </table:table-cell>
          <table:table-cell office:value-type="float" office:value="0.178585" calcext:value-type="float">
            <text:p>0.178585</text:p>
          </table:table-cell>
          <table:table-cell office:value-type="float" office:value="137.772" calcext:value-type="float">
            <text:p>137.772</text:p>
          </table:table-cell>
          <table:table-cell office:value-type="float" office:value="0.665851" calcext:value-type="float">
            <text:p>0.665851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0.911353" calcext:value-type="float">
            <text:p>0.911353</text:p>
          </table:table-cell>
          <table:table-cell office:value-type="float" office:value="0.831022" calcext:value-type="float">
            <text:p>0.831022</text:p>
          </table:table-cell>
          <table:table-cell office:value-type="float" office:value="0.692115" calcext:value-type="float">
            <text:p>0.692115</text:p>
          </table:table-cell>
          <table:table-cell office:value-type="float" office:value="0.182277" calcext:value-type="float">
            <text:p>0.182277</text:p>
          </table:table-cell>
          <table:table-cell office:value-type="float" office:value="136.455" calcext:value-type="float">
            <text:p>136.455</text:p>
          </table:table-cell>
          <table:table-cell office:value-type="float" office:value="0.665934" calcext:value-type="float">
            <text:p>0.665934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0.912415" calcext:value-type="float">
            <text:p>0.912415</text:p>
          </table:table-cell>
          <table:table-cell office:value-type="float" office:value="0.832937" calcext:value-type="float">
            <text:p>0.832937</text:p>
          </table:table-cell>
          <table:table-cell office:value-type="float" office:value="0.695226" calcext:value-type="float">
            <text:p>0.695226</text:p>
          </table:table-cell>
          <table:table-cell office:value-type="float" office:value="0.185421" calcext:value-type="float">
            <text:p>0.185421</text:p>
          </table:table-cell>
          <table:table-cell office:value-type="float" office:value="135.448" calcext:value-type="float">
            <text:p>135.448</text:p>
          </table:table-cell>
          <table:table-cell office:value-type="float" office:value="0.665973" calcext:value-type="float">
            <text:p>0.665973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office:value-type="float" office:value="0.91174" calcext:value-type="float">
            <text:p>0.91174</text:p>
          </table:table-cell>
          <table:table-cell office:value-type="float" office:value="0.831709" calcext:value-type="float">
            <text:p>0.831709</text:p>
          </table:table-cell>
          <table:table-cell office:value-type="float" office:value="0.693195" calcext:value-type="float">
            <text:p>0.693195</text:p>
          </table:table-cell>
          <table:table-cell office:value-type="float" office:value="0.181365" calcext:value-type="float">
            <text:p>0.181365</text:p>
          </table:table-cell>
          <table:table-cell office:value-type="float" office:value="136.854" calcext:value-type="float">
            <text:p>136.854</text:p>
          </table:table-cell>
          <table:table-cell office:value-type="float" office:value="0.665965" calcext:value-type="float">
            <text:p>0.66596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office:value-type="float" office:value="0.911782" calcext:value-type="float">
            <text:p>0.911782</text:p>
          </table:table-cell>
          <table:table-cell office:value-type="float" office:value="0.83179" calcext:value-type="float">
            <text:p>0.83179</text:p>
          </table:table-cell>
          <table:table-cell office:value-type="float" office:value="0.693343" calcext:value-type="float">
            <text:p>0.693343</text:p>
          </table:table-cell>
          <table:table-cell office:value-type="float" office:value="0.175665" calcext:value-type="float">
            <text:p>0.175665</text:p>
          </table:table-cell>
          <table:table-cell office:value-type="float" office:value="139.065" calcext:value-type="float">
            <text:p>139.065</text:p>
          </table:table-cell>
          <table:table-cell office:value-type="float" office:value="0.665959" calcext:value-type="float">
            <text:p>0.665959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office:value-type="float" office:value="0.911556" calcext:value-type="float">
            <text:p>0.911556</text:p>
          </table:table-cell>
          <table:table-cell office:value-type="float" office:value="0.831386" calcext:value-type="float">
            <text:p>0.831386</text:p>
          </table:table-cell>
          <table:table-cell office:value-type="float" office:value="0.692691" calcext:value-type="float">
            <text:p>0.692691</text:p>
          </table:table-cell>
          <table:table-cell office:value-type="float" office:value="0.180496" calcext:value-type="float">
            <text:p>0.180496</text:p>
          </table:table-cell>
          <table:table-cell office:value-type="float" office:value="137.157" calcext:value-type="float">
            <text:p>137.157</text:p>
          </table:table-cell>
          <table:table-cell office:value-type="float" office:value="0.665949" calcext:value-type="float">
            <text:p>0.665949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0.910983" calcext:value-type="float">
            <text:p>0.910983</text:p>
          </table:table-cell>
          <table:table-cell office:value-type="float" office:value="0.830342" calcext:value-type="float">
            <text:p>0.830342</text:p>
          </table:table-cell>
          <table:table-cell office:value-type="float" office:value="0.690957" calcext:value-type="float">
            <text:p>0.690957</text:p>
          </table:table-cell>
          <table:table-cell office:value-type="float" office:value="0.180172" calcext:value-type="float">
            <text:p>0.180172</text:p>
          </table:table-cell>
          <table:table-cell office:value-type="float" office:value="137.194" calcext:value-type="float">
            <text:p>137.194</text:p>
          </table:table-cell>
          <table:table-cell office:value-type="float" office:value="0.665947" calcext:value-type="float">
            <text:p>0.665947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0.910925" calcext:value-type="float">
            <text:p>0.910925</text:p>
          </table:table-cell>
          <table:table-cell office:value-type="float" office:value="0.830238" calcext:value-type="float">
            <text:p>0.830238</text:p>
          </table:table-cell>
          <table:table-cell office:value-type="float" office:value="0.690794" calcext:value-type="float">
            <text:p>0.690794</text:p>
          </table:table-cell>
          <table:table-cell office:value-type="float" office:value="0.181915" calcext:value-type="float">
            <text:p>0.181915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0.665942" calcext:value-type="float">
            <text:p>0.665942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0.910905" calcext:value-type="float">
            <text:p>0.910905</text:p>
          </table:table-cell>
          <table:table-cell office:value-type="float" office:value="0.830201" calcext:value-type="float">
            <text:p>0.830201</text:p>
          </table:table-cell>
          <table:table-cell office:value-type="float" office:value="0.690726" calcext:value-type="float">
            <text:p>0.690726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136.804" calcext:value-type="float">
            <text:p>136.804</text:p>
          </table:table-cell>
          <table:table-cell office:value-type="float" office:value="0.665945" calcext:value-type="float">
            <text:p>0.66594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0.911045" calcext:value-type="float">
            <text:p>0.911045</text:p>
          </table:table-cell>
          <table:table-cell office:value-type="float" office:value="0.830456" calcext:value-type="float">
            <text:p>0.830456</text:p>
          </table:table-cell>
          <table:table-cell office:value-type="float" office:value="0.691156" calcext:value-type="float">
            <text:p>0.691156</text:p>
          </table:table-cell>
          <table:table-cell office:value-type="float" office:value="0.180952" calcext:value-type="float">
            <text:p>0.180952</text:p>
          </table:table-cell>
          <table:table-cell office:value-type="float" office:value="136.907" calcext:value-type="float">
            <text:p>136.907</text:p>
          </table:table-cell>
          <table:table-cell office:value-type="float" office:value="0.665942" calcext:value-type="float">
            <text:p>0.665942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11047" calcext:value-type="float">
            <text:p>0.911047</text:p>
          </table:table-cell>
          <table:table-cell office:value-type="float" office:value="0.83046" calcext:value-type="float">
            <text:p>0.83046</text:p>
          </table:table-cell>
          <table:table-cell office:value-type="float" office:value="0.691161" calcext:value-type="float">
            <text:p>0.691161</text:p>
          </table:table-cell>
          <table:table-cell office:value-type="float" office:value="0.180354" calcext:value-type="float">
            <text:p>0.180354</text:p>
          </table:table-cell>
          <table:table-cell office:value-type="float" office:value="137.134" calcext:value-type="float">
            <text:p>137.134</text:p>
          </table:table-cell>
          <table:table-cell office:value-type="float" office:value="0.665943" calcext:value-type="float">
            <text:p>0.665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629324" calcext:value-type="float">
            <text:p>0.629324</text:p>
          </table:table-cell>
          <table:table-cell office:value-type="float" office:value="0.0560976" calcext:value-type="float">
            <text:p>0.0560976</text:p>
          </table:table-cell>
          <table:table-cell office:value-type="float" office:value="240.246" calcext:value-type="float">
            <text:p>240.246</text:p>
          </table:table-cell>
          <table:table-cell office:value-type="float" office:value="0.665994" calcext:value-type="float">
            <text:p>0.665994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735712" calcext:value-type="float">
            <text:p>0.735712</text:p>
          </table:table-cell>
          <table:table-cell office:value-type="float" office:value="0.542468" calcext:value-type="float">
            <text:p>0.542468</text:p>
          </table:table-cell>
          <table:table-cell office:value-type="float" office:value="0.496745" calcext:value-type="float">
            <text:p>0.496745</text:p>
          </table:table-cell>
          <table:table-cell office:value-type="float" office:value="77.7299" calcext:value-type="float">
            <text:p>77.7299</text:p>
          </table:table-cell>
          <table:table-cell office:value-type="float" office:value="0.665931" calcext:value-type="float">
            <text:p>0.665931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0.790106" calcext:value-type="float">
            <text:p>0.790106</text:p>
          </table:table-cell>
          <table:table-cell office:value-type="float" office:value="0.62499" calcext:value-type="float">
            <text:p>0.62499</text:p>
          </table:table-cell>
          <table:table-cell office:value-type="float" office:value="0.235415" calcext:value-type="float">
            <text:p>0.235415</text:p>
          </table:table-cell>
          <table:table-cell office:value-type="float" office:value="117.066" calcext:value-type="float">
            <text:p>117.066</text:p>
          </table:table-cell>
          <table:table-cell office:value-type="float" office:value="0.666281" calcext:value-type="float">
            <text:p>0.666281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878125" calcext:value-type="float">
            <text:p>0.878125</text:p>
          </table:table-cell>
          <table:table-cell office:value-type="float" office:value="0.771997" calcext:value-type="float">
            <text:p>0.771997</text:p>
          </table:table-cell>
          <table:table-cell office:value-type="float" office:value="0.598762" calcext:value-type="float">
            <text:p>0.598762</text:p>
          </table:table-cell>
          <table:table-cell office:value-type="float" office:value="0.390494" calcext:value-type="float">
            <text:p>0.390494</text:p>
          </table:table-cell>
          <table:table-cell office:value-type="float" office:value="89.8242" calcext:value-type="float">
            <text:p>89.8242</text:p>
          </table:table-cell>
          <table:table-cell office:value-type="float" office:value="0.66511" calcext:value-type="float">
            <text:p>0.66511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773113" calcext:value-type="float">
            <text:p>0.773113</text:p>
          </table:table-cell>
          <table:table-cell office:value-type="float" office:value="0.59969" calcext:value-type="float">
            <text:p>0.59969</text:p>
          </table:table-cell>
          <table:table-cell office:value-type="float" office:value="0.330161" calcext:value-type="float">
            <text:p>0.330161</text:p>
          </table:table-cell>
          <table:table-cell office:value-type="float" office:value="97.7675" calcext:value-type="float">
            <text:p>97.7675</text:p>
          </table:table-cell>
          <table:table-cell office:value-type="float" office:value="0.665559" calcext:value-type="float">
            <text:p>0.66555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884609" calcext:value-type="float">
            <text:p>0.884609</text:p>
          </table:table-cell>
          <table:table-cell office:value-type="float" office:value="0.783011" calcext:value-type="float">
            <text:p>0.783011</text:p>
          </table:table-cell>
          <table:table-cell office:value-type="float" office:value="0.614602" calcext:value-type="float">
            <text:p>0.614602</text:p>
          </table:table-cell>
          <table:table-cell office:value-type="float" office:value="0.206219" calcext:value-type="float">
            <text:p>0.206219</text:p>
          </table:table-cell>
          <table:table-cell office:value-type="float" office:value="124.522" calcext:value-type="float">
            <text:p>124.522</text:p>
          </table:table-cell>
          <table:table-cell office:value-type="float" office:value="0.665854" calcext:value-type="float">
            <text:p>0.665854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881875" calcext:value-type="float">
            <text:p>0.881875</text:p>
          </table:table-cell>
          <table:table-cell office:value-type="float" office:value="0.778296" calcext:value-type="float">
            <text:p>0.778296</text:p>
          </table:table-cell>
          <table:table-cell office:value-type="float" office:value="0.607594" calcext:value-type="float">
            <text:p>0.607594</text:p>
          </table:table-cell>
          <table:table-cell office:value-type="float" office:value="0.207909" calcext:value-type="float">
            <text:p>0.207909</text:p>
          </table:table-cell>
          <table:table-cell office:value-type="float" office:value="123.64" calcext:value-type="float">
            <text:p>123.64</text:p>
          </table:table-cell>
          <table:table-cell office:value-type="float" office:value="0.665649" calcext:value-type="float">
            <text:p>0.66564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882012" calcext:value-type="float">
            <text:p>0.882012</text:p>
          </table:table-cell>
          <table:table-cell office:value-type="float" office:value="0.778596" calcext:value-type="float">
            <text:p>0.778596</text:p>
          </table:table-cell>
          <table:table-cell office:value-type="float" office:value="0.608221" calcext:value-type="float">
            <text:p>0.608221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113.921" calcext:value-type="float">
            <text:p>113.921</text:p>
          </table:table-cell>
          <table:table-cell office:value-type="float" office:value="0.665562" calcext:value-type="float">
            <text:p>0.665562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889551" calcext:value-type="float">
            <text:p>0.889551</text:p>
          </table:table-cell>
          <table:table-cell office:value-type="float" office:value="0.791896" calcext:value-type="float">
            <text:p>0.791896</text:p>
          </table:table-cell>
          <table:table-cell office:value-type="float" office:value="0.628976" calcext:value-type="float">
            <text:p>0.628976</text:p>
          </table:table-cell>
          <table:table-cell office:value-type="float" office:value="0.22714" calcext:value-type="float">
            <text:p>0.22714</text:p>
          </table:table-cell>
          <table:table-cell office:value-type="float" office:value="119.316" calcext:value-type="float">
            <text:p>119.316</text:p>
          </table:table-cell>
          <table:table-cell office:value-type="float" office:value="0.665669" calcext:value-type="float">
            <text:p>0.66566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88459" calcext:value-type="float">
            <text:p>0.88459</text:p>
          </table:table-cell>
          <table:table-cell office:value-type="float" office:value="0.783109" calcext:value-type="float">
            <text:p>0.783109</text:p>
          </table:table-cell>
          <table:table-cell office:value-type="float" office:value="0.615159" calcext:value-type="float">
            <text:p>0.615159</text:p>
          </table:table-cell>
          <table:table-cell office:value-type="float" office:value="0.237602" calcext:value-type="float">
            <text:p>0.237602</text:p>
          </table:table-cell>
          <table:table-cell office:value-type="float" office:value="116.008" calcext:value-type="float">
            <text:p>116.008</text:p>
          </table:table-cell>
          <table:table-cell office:value-type="float" office:value="0.665634" calcext:value-type="float">
            <text:p>0.665634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884299" calcext:value-type="float">
            <text:p>0.884299</text:p>
          </table:table-cell>
          <table:table-cell office:value-type="float" office:value="0.782564" calcext:value-type="float">
            <text:p>0.782564</text:p>
          </table:table-cell>
          <table:table-cell office:value-type="float" office:value="0.61421" calcext:value-type="float">
            <text:p>0.61421</text:p>
          </table:table-cell>
          <table:table-cell office:value-type="float" office:value="0.240293" calcext:value-type="float">
            <text:p>0.240293</text:p>
          </table:table-cell>
          <table:table-cell office:value-type="float" office:value="115.316" calcext:value-type="float">
            <text:p>115.316</text:p>
          </table:table-cell>
          <table:table-cell office:value-type="float" office:value="0.665685" calcext:value-type="float">
            <text:p>0.665685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885081" calcext:value-type="float">
            <text:p>0.885081</text:p>
          </table:table-cell>
          <table:table-cell office:value-type="float" office:value="0.783969" calcext:value-type="float">
            <text:p>0.783969</text:p>
          </table:table-cell>
          <table:table-cell office:value-type="float" office:value="0.616479" calcext:value-type="float">
            <text:p>0.616479</text:p>
          </table:table-cell>
          <table:table-cell office:value-type="float" office:value="0.247255" calcext:value-type="float">
            <text:p>0.247255</text:p>
          </table:table-cell>
          <table:table-cell office:value-type="float" office:value="113.782" calcext:value-type="float">
            <text:p>113.782</text:p>
          </table:table-cell>
          <table:table-cell office:value-type="float" office:value="0.665652" calcext:value-type="float">
            <text:p>0.665652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0.883548" calcext:value-type="float">
            <text:p>0.883548</text:p>
          </table:table-cell>
          <table:table-cell office:value-type="float" office:value="0.78128" calcext:value-type="float">
            <text:p>0.78128</text:p>
          </table:table-cell>
          <table:table-cell office:value-type="float" office:value="0.61233" calcext:value-type="float">
            <text:p>0.61233</text:p>
          </table:table-cell>
          <table:table-cell office:value-type="float" office:value="0.242825" calcext:value-type="float">
            <text:p>0.242825</text:p>
          </table:table-cell>
          <table:table-cell office:value-type="float" office:value="114.619" calcext:value-type="float">
            <text:p>114.619</text:p>
          </table:table-cell>
          <table:table-cell office:value-type="float" office:value="0.665612" calcext:value-type="float">
            <text:p>0.665612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0.884045" calcext:value-type="float">
            <text:p>0.884045</text:p>
          </table:table-cell>
          <table:table-cell office:value-type="float" office:value="0.782146" calcext:value-type="float">
            <text:p>0.782146</text:p>
          </table:table-cell>
          <table:table-cell office:value-type="float" office:value="0.613644" calcext:value-type="float">
            <text:p>0.613644</text:p>
          </table:table-cell>
          <table:table-cell office:value-type="float" office:value="0.247379" calcext:value-type="float">
            <text:p>0.247379</text:p>
          </table:table-cell>
          <table:table-cell office:value-type="float" office:value="113.621" calcext:value-type="float">
            <text:p>113.621</text:p>
          </table:table-cell>
          <table:table-cell office:value-type="float" office:value="0.665636" calcext:value-type="float">
            <text:p>0.665636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88417" calcext:value-type="float">
            <text:p>0.88417</text:p>
          </table:table-cell>
          <table:table-cell office:value-type="float" office:value="0.782378" calcext:value-type="float">
            <text:p>0.782378</text:p>
          </table:table-cell>
          <table:table-cell office:value-type="float" office:value="0.614046" calcext:value-type="float">
            <text:p>0.614046</text:p>
          </table:table-cell>
          <table:table-cell office:value-type="float" office:value="0.244805" calcext:value-type="float">
            <text:p>0.244805</text:p>
          </table:table-cell>
          <table:table-cell office:value-type="float" office:value="114.234" calcext:value-type="float">
            <text:p>114.234</text:p>
          </table:table-cell>
          <table:table-cell office:value-type="float" office:value="0.665615" calcext:value-type="float">
            <text:p>0.665615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0.884259" calcext:value-type="float">
            <text:p>0.884259</text:p>
          </table:table-cell>
          <table:table-cell office:value-type="float" office:value="0.782528" calcext:value-type="float">
            <text:p>0.782528</text:p>
          </table:table-cell>
          <table:table-cell office:value-type="float" office:value="0.614258" calcext:value-type="float">
            <text:p>0.614258</text:p>
          </table:table-cell>
          <table:table-cell office:value-type="float" office:value="0.245332" calcext:value-type="float">
            <text:p>0.245332</text:p>
          </table:table-cell>
          <table:table-cell office:value-type="float" office:value="114.122" calcext:value-type="float">
            <text:p>114.122</text:p>
          </table:table-cell>
          <table:table-cell office:value-type="float" office:value="0.665628" calcext:value-type="float">
            <text:p>0.66562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0.884329" calcext:value-type="float">
            <text:p>0.884329</text:p>
          </table:table-cell>
          <table:table-cell office:value-type="float" office:value="0.782655" calcext:value-type="float">
            <text:p>0.782655</text:p>
          </table:table-cell>
          <table:table-cell office:value-type="float" office:value="0.614464" calcext:value-type="float">
            <text:p>0.614464</text:p>
          </table:table-cell>
          <table:table-cell office:value-type="float" office:value="0.245155" calcext:value-type="float">
            <text:p>0.245155</text:p>
          </table:table-cell>
          <table:table-cell office:value-type="float" office:value="114.173" calcext:value-type="float">
            <text:p>114.173</text:p>
          </table:table-cell>
          <table:table-cell office:value-type="float" office:value="0.665625" calcext:value-type="float">
            <text:p>0.665625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0.884216" calcext:value-type="float">
            <text:p>0.884216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245655" calcext:value-type="float">
            <text:p>0.245655</text:p>
          </table:table-cell>
          <table:table-cell office:value-type="float" office:value="114.042" calcext:value-type="float">
            <text:p>114.042</text:p>
          </table:table-cell>
          <table:table-cell office:value-type="float" office:value="0.665616" calcext:value-type="float">
            <text:p>0.665616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84227" calcext:value-type="float">
            <text:p>0.884227</text:p>
          </table:table-cell>
          <table:table-cell office:value-type="float" office:value="0.782473" calcext:value-type="float">
            <text:p>0.782473</text:p>
          </table:table-cell>
          <table:table-cell office:value-type="float" office:value="0.614178" calcext:value-type="float">
            <text:p>0.614178</text:p>
          </table:table-cell>
          <table:table-cell office:value-type="float" office:value="0.244541" calcext:value-type="float">
            <text:p>0.244541</text:p>
          </table:table-cell>
          <table:table-cell office:value-type="float" office:value="114.303" calcext:value-type="float">
            <text:p>114.303</text:p>
          </table:table-cell>
          <table:table-cell office:value-type="float" office:value="0.665625" calcext:value-type="float">
            <text:p>0.66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788412" calcext:value-type="float">
            <text:p>0.788412</text:p>
          </table:table-cell>
          <table:table-cell office:value-type="float" office:value="0.623977" calcext:value-type="float">
            <text:p>0.623977</text:p>
          </table:table-cell>
          <table:table-cell office:value-type="float" office:value="0.827647" calcext:value-type="float">
            <text:p>0.827647</text:p>
          </table:table-cell>
          <table:table-cell office:value-type="float" office:value="62.309" calcext:value-type="float">
            <text:p>62.309</text:p>
          </table:table-cell>
          <table:table-cell office:value-type="float" office:value="0.665389" calcext:value-type="float">
            <text:p>0.66538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682969" calcext:value-type="float">
            <text:p>0.682969</text:p>
          </table:table-cell>
          <table:table-cell office:value-type="float" office:value="0.467209" calcext:value-type="float">
            <text:p>0.467209</text:p>
          </table:table-cell>
          <table:table-cell office:value-type="float" office:value="1.42014" calcext:value-type="float">
            <text:p>1.42014</text:p>
          </table:table-cell>
          <table:table-cell office:value-type="float" office:value="44.215" calcext:value-type="float">
            <text:p>44.215</text:p>
          </table:table-cell>
          <table:table-cell office:value-type="float" office:value="0.666122" calcext:value-type="float">
            <text:p>0.666122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856875" calcext:value-type="float">
            <text:p>0.856875</text:p>
          </table:table-cell>
          <table:table-cell office:value-type="float" office:value="0.735397" calcext:value-type="float">
            <text:p>0.735397</text:p>
          </table:table-cell>
          <table:table-cell office:value-type="float" office:value="0.544169" calcext:value-type="float">
            <text:p>0.544169</text:p>
          </table:table-cell>
          <table:table-cell office:value-type="float" office:value="0.532867" calcext:value-type="float">
            <text:p>0.532867</text:p>
          </table:table-cell>
          <table:table-cell office:value-type="float" office:value="75.0284" calcext:value-type="float">
            <text:p>75.0284</text:p>
          </table:table-cell>
          <table:table-cell office:value-type="float" office:value="0.664595" calcext:value-type="float">
            <text:p>0.664595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742197" calcext:value-type="float">
            <text:p>0.742197</text:p>
          </table:table-cell>
          <table:table-cell office:value-type="float" office:value="0.552176" calcext:value-type="float">
            <text:p>0.552176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84.5585" calcext:value-type="float">
            <text:p>84.5585</text:p>
          </table:table-cell>
          <table:table-cell office:value-type="float" office:value="0.665868" calcext:value-type="float">
            <text:p>0.665868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870781" calcext:value-type="float">
            <text:p>0.870781</text:p>
          </table:table-cell>
          <table:table-cell office:value-type="float" office:value="0.758899" calcext:value-type="float">
            <text:p>0.758899</text:p>
          </table:table-cell>
          <table:table-cell office:value-type="float" office:value="0.577839" calcext:value-type="float">
            <text:p>0.577839</text:p>
          </table:table-cell>
          <table:table-cell office:value-type="float" office:value="0.299638" calcext:value-type="float">
            <text:p>0.299638</text:p>
          </table:table-cell>
          <table:table-cell office:value-type="float" office:value="101.683" calcext:value-type="float">
            <text:p>101.683</text:p>
          </table:table-cell>
          <table:table-cell office:value-type="float" office:value="0.665561" calcext:value-type="float">
            <text:p>0.665561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867109" calcext:value-type="float">
            <text:p>0.867109</text:p>
          </table:table-cell>
          <table:table-cell office:value-type="float" office:value="0.752464" calcext:value-type="float">
            <text:p>0.752464</text:p>
          </table:table-cell>
          <table:table-cell office:value-type="float" office:value="0.567954" calcext:value-type="float">
            <text:p>0.567954</text:p>
          </table:table-cell>
          <table:table-cell office:value-type="float" office:value="0.348298" calcext:value-type="float">
            <text:p>0.348298</text:p>
          </table:table-cell>
          <table:table-cell office:value-type="float" office:value="93.9039" calcext:value-type="float">
            <text:p>93.9039</text:p>
          </table:table-cell>
          <table:table-cell office:value-type="float" office:value="0.665635" calcext:value-type="float">
            <text:p>0.665635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0.857891" calcext:value-type="float">
            <text:p>0.857891</text:p>
          </table:table-cell>
          <table:table-cell office:value-type="float" office:value="0.736711" calcext:value-type="float">
            <text:p>0.73671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264186" calcext:value-type="float">
            <text:p>0.264186</text:p>
          </table:table-cell>
          <table:table-cell office:value-type="float" office:value="106.7" calcext:value-type="float">
            <text:p>106.7</text:p>
          </table:table-cell>
          <table:table-cell office:value-type="float" office:value="0.665342" calcext:value-type="float">
            <text:p>0.665342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0.858945" calcext:value-type="float">
            <text:p>0.858945</text:p>
          </table:table-cell>
          <table:table-cell office:value-type="float" office:value="0.738508" calcext:value-type="float">
            <text:p>0.738508</text:p>
          </table:table-cell>
          <table:table-cell office:value-type="float" office:value="0.547518" calcext:value-type="float">
            <text:p>0.547518</text:p>
          </table:table-cell>
          <table:table-cell office:value-type="float" office:value="0.35582" calcext:value-type="float">
            <text:p>0.35582</text:p>
          </table:table-cell>
          <table:table-cell office:value-type="float" office:value="92.0382" calcext:value-type="float">
            <text:p>92.0382</text:p>
          </table:table-cell>
          <table:table-cell office:value-type="float" office:value="0.665369" calcext:value-type="float">
            <text:p>0.66536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0.85749" calcext:value-type="float">
            <text:p>0.85749</text:p>
          </table:table-cell>
          <table:table-cell office:value-type="float" office:value="0.736011" calcext:value-type="float">
            <text:p>0.736011</text:p>
          </table:table-cell>
          <table:table-cell office:value-type="float" office:value="0.543824" calcext:value-type="float">
            <text:p>0.543824</text:p>
          </table:table-cell>
          <table:table-cell office:value-type="float" office:value="0.322864" calcext:value-type="float">
            <text:p>0.322864</text:p>
          </table:table-cell>
          <table:table-cell office:value-type="float" office:value="96.4632" calcext:value-type="float">
            <text:p>96.4632</text:p>
          </table:table-cell>
          <table:table-cell office:value-type="float" office:value="0.665367" calcext:value-type="float">
            <text:p>0.665367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0.856841" calcext:value-type="float">
            <text:p>0.856841</text:p>
          </table:table-cell>
          <table:table-cell office:value-type="float" office:value="0.734998" calcext:value-type="float">
            <text:p>0.734998</text:p>
          </table:table-cell>
          <table:table-cell office:value-type="float" office:value="0.542627" calcext:value-type="float">
            <text:p>0.542627</text:p>
          </table:table-cell>
          <table:table-cell office:value-type="float" office:value="0.316222" calcext:value-type="float">
            <text:p>0.316222</text:p>
          </table:table-cell>
          <table:table-cell office:value-type="float" office:value="97.405" calcext:value-type="float">
            <text:p>97.405</text:p>
          </table:table-cell>
          <table:table-cell office:value-type="float" office:value="0.665183" calcext:value-type="float">
            <text:p>0.665183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0.729965" calcext:value-type="float">
            <text:p>0.729965</text:p>
          </table:table-cell>
          <table:table-cell office:value-type="float" office:value="0.535369" calcext:value-type="float">
            <text:p>0.535369</text:p>
          </table:table-cell>
          <table:table-cell office:value-type="float" office:value="0.331333" calcext:value-type="float">
            <text:p>0.331333</text:p>
          </table:table-cell>
          <table:table-cell office:value-type="float" office:value="94.8287" calcext:value-type="float">
            <text:p>94.8287</text:p>
          </table:table-cell>
          <table:table-cell office:value-type="float" office:value="0.66509" calcext:value-type="float">
            <text:p>0.6650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853855" calcext:value-type="float">
            <text:p>0.853855</text:p>
          </table:table-cell>
          <table:table-cell office:value-type="float" office:value="0.72988" calcext:value-type="float">
            <text:p>0.72988</text:p>
          </table:table-cell>
          <table:table-cell office:value-type="float" office:value="0.535073" calcext:value-type="float">
            <text:p>0.535073</text:p>
          </table:table-cell>
          <table:table-cell office:value-type="float" office:value="0.322941" calcext:value-type="float">
            <text:p>0.322941</text:p>
          </table:table-cell>
          <table:table-cell office:value-type="float" office:value="96.0487" calcext:value-type="float">
            <text:p>96.0487</text:p>
          </table:table-cell>
          <table:table-cell office:value-type="float" office:value="0.665197" calcext:value-type="float">
            <text:p>0.665197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0.854024" calcext:value-type="float">
            <text:p>0.854024</text:p>
          </table:table-cell>
          <table:table-cell office:value-type="float" office:value="0.730188" calcext:value-type="float">
            <text:p>0.730188</text:p>
          </table:table-cell>
          <table:table-cell office:value-type="float" office:value="0.535577" calcext:value-type="float">
            <text:p>0.535577</text:p>
          </table:table-cell>
          <table:table-cell office:value-type="float" office:value="0.34061" calcext:value-type="float">
            <text:p>0.34061</text:p>
          </table:table-cell>
          <table:table-cell office:value-type="float" office:value="93.5412" calcext:value-type="float">
            <text:p>93.5412</text:p>
          </table:table-cell>
          <table:table-cell office:value-type="float" office:value="0.665165" calcext:value-type="float">
            <text:p>0.665165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office:value-type="float" office:value="0.854834" calcext:value-type="float">
            <text:p>0.854834</text:p>
          </table:table-cell>
          <table:table-cell office:value-type="float" office:value="0.731562" calcext:value-type="float">
            <text:p>0.731562</text:p>
          </table:table-cell>
          <table:table-cell office:value-type="float" office:value="0.537561" calcext:value-type="float">
            <text:p>0.537561</text:p>
          </table:table-cell>
          <table:table-cell office:value-type="float" office:value="0.333013" calcext:value-type="float">
            <text:p>0.333013</text:p>
          </table:table-cell>
          <table:table-cell office:value-type="float" office:value="94.6925" calcext:value-type="float">
            <text:p>94.6925</text:p>
          </table:table-cell>
          <table:table-cell office:value-type="float" office:value="0.665186" calcext:value-type="float">
            <text:p>0.665186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float" office:value="0.854077" calcext:value-type="float">
            <text:p>0.854077</text:p>
          </table:table-cell>
          <table:table-cell office:value-type="float" office:value="0.730295" calcext:value-type="float">
            <text:p>0.730295</text:p>
          </table:table-cell>
          <table:table-cell office:value-type="float" office:value="0.535776" calcext:value-type="float">
            <text:p>0.535776</text:p>
          </table:table-cell>
          <table:table-cell office:value-type="float" office:value="0.333245" calcext:value-type="float">
            <text:p>0.333245</text:p>
          </table:table-cell>
          <table:table-cell office:value-type="float" office:value="94.5773" calcext:value-type="float">
            <text:p>94.5773</text:p>
          </table:table-cell>
          <table:table-cell office:value-type="float" office:value="0.665139" calcext:value-type="float">
            <text:p>0.66513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office:value-type="float" office:value="0.854248" calcext:value-type="float">
            <text:p>0.854248</text:p>
          </table:table-cell>
          <table:table-cell office:value-type="float" office:value="0.730581" calcext:value-type="float">
            <text:p>0.730581</text:p>
          </table:table-cell>
          <table:table-cell office:value-type="float" office:value="0.536183" calcext:value-type="float">
            <text:p>0.536183</text:p>
          </table:table-cell>
          <table:table-cell office:value-type="float" office:value="0.329236" calcext:value-type="float">
            <text:p>0.329236</text:p>
          </table:table-cell>
          <table:table-cell office:value-type="float" office:value="95.1708" calcext:value-type="float">
            <text:p>95.1708</text:p>
          </table:table-cell>
          <table:table-cell office:value-type="float" office:value="0.665147" calcext:value-type="float">
            <text:p>0.665147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office:value-type="float" office:value="0.854261" calcext:value-type="float">
            <text:p>0.854261</text:p>
          </table:table-cell>
          <table:table-cell office:value-type="float" office:value="0.730599" calcext:value-type="float">
            <text:p>0.730599</text:p>
          </table:table-cell>
          <table:table-cell office:value-type="float" office:value="0.536195" calcext:value-type="float">
            <text:p>0.536195</text:p>
          </table:table-cell>
          <table:table-cell office:value-type="float" office:value="0.328544" calcext:value-type="float">
            <text:p>0.328544</text:p>
          </table:table-cell>
          <table:table-cell office:value-type="float" office:value="95.2722" calcext:value-type="float">
            <text:p>95.2722</text:p>
          </table:table-cell>
          <table:table-cell office:value-type="float" office:value="0.665156" calcext:value-type="float">
            <text:p>0.665156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office:value-type="float" office:value="0.854251" calcext:value-type="float">
            <text:p>0.854251</text:p>
          </table:table-cell>
          <table:table-cell office:value-type="float" office:value="0.730591" calcext:value-type="float">
            <text:p>0.730591</text:p>
          </table:table-cell>
          <table:table-cell office:value-type="float" office:value="0.536207" calcext:value-type="float">
            <text:p>0.536207</text:p>
          </table:table-cell>
          <table:table-cell office:value-type="float" office:value="0.333483" calcext:value-type="float">
            <text:p>0.333483</text:p>
          </table:table-cell>
          <table:table-cell office:value-type="float" office:value="94.5626" calcext:value-type="float">
            <text:p>94.5626</text:p>
          </table:table-cell>
          <table:table-cell office:value-type="float" office:value="0.66514" calcext:value-type="float">
            <text:p>0.66514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54224" calcext:value-type="float">
            <text:p>0.854224</text:p>
          </table:table-cell>
          <table:table-cell office:value-type="float" office:value="0.730541" calcext:value-type="float">
            <text:p>0.730541</text:p>
          </table:table-cell>
          <table:table-cell office:value-type="float" office:value="0.536127" calcext:value-type="float">
            <text:p>0.536127</text:p>
          </table:table-cell>
          <table:table-cell office:value-type="float" office:value="0.332029" calcext:value-type="float">
            <text:p>0.332029</text:p>
          </table:table-cell>
          <table:table-cell office:value-type="float" office:value="94.7665" calcext:value-type="float">
            <text:p>94.7665</text:p>
          </table:table-cell>
          <table:table-cell office:value-type="float" office:value="0.665145" calcext:value-type="float">
            <text:p>0.6651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733525" calcext:value-type="float">
            <text:p>0.733525</text:p>
          </table:table-cell>
          <table:table-cell office:value-type="float" office:value="0.545369" calcext:value-type="float">
            <text:p>0.545369</text:p>
          </table:table-cell>
          <table:table-cell office:value-type="float" office:value="0.22217" calcext:value-type="float">
            <text:p>0.22217</text:p>
          </table:table-cell>
          <table:table-cell office:value-type="float" office:value="116.11" calcext:value-type="float">
            <text:p>116.11</text:p>
          </table:table-cell>
          <table:table-cell office:value-type="float" office:value="0.662138" calcext:value-type="float">
            <text:p>0.662138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718625" calcext:value-type="float">
            <text:p>0.718625</text:p>
          </table:table-cell>
          <table:table-cell office:value-type="float" office:value="0.517475" calcext:value-type="float">
            <text:p>0.517475</text:p>
          </table:table-cell>
          <table:table-cell office:value-type="float" office:value="0.349854" calcext:value-type="float">
            <text:p>0.349854</text:p>
          </table:table-cell>
          <table:table-cell office:value-type="float" office:value="91.5611" calcext:value-type="float">
            <text:p>91.5611</text:p>
          </table:table-cell>
          <table:table-cell office:value-type="float" office:value="0.665987" calcext:value-type="float">
            <text:p>0.665987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26906" calcext:value-type="float">
            <text:p>0.726906</text:p>
          </table:table-cell>
          <table:table-cell office:value-type="float" office:value="0.528823" calcext:value-type="float">
            <text:p>0.528823</text:p>
          </table:table-cell>
          <table:table-cell office:value-type="float" office:value="0.222993" calcext:value-type="float">
            <text:p>0.222993</text:p>
          </table:table-cell>
          <table:table-cell office:value-type="float" office:value="115.37" calcext:value-type="float">
            <text:p>115.37</text:p>
          </table:table-cell>
          <table:table-cell office:value-type="float" office:value="0.666395" calcext:value-type="float">
            <text:p>0.666395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823125" calcext:value-type="float">
            <text:p>0.823125</text:p>
          </table:table-cell>
          <table:table-cell office:value-type="float" office:value="0.678578" calcext:value-type="float">
            <text:p>0.678578</text:p>
          </table:table-cell>
          <table:table-cell office:value-type="float" office:value="0.463253" calcext:value-type="float">
            <text:p>0.463253</text:p>
          </table:table-cell>
          <table:table-cell office:value-type="float" office:value="0.308878" calcext:value-type="float">
            <text:p>0.308878</text:p>
          </table:table-cell>
          <table:table-cell office:value-type="float" office:value="94.6949" calcext:value-type="float">
            <text:p>94.6949</text:p>
          </table:table-cell>
          <table:table-cell office:value-type="float" office:value="0.664651" calcext:value-type="float">
            <text:p>0.664651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829219" calcext:value-type="float">
            <text:p>0.829219</text:p>
          </table:table-cell>
          <table:table-cell office:value-type="float" office:value="0.688423" calcext:value-type="float">
            <text:p>0.688423</text:p>
          </table:table-cell>
          <table:table-cell office:value-type="float" office:value="0.476197" calcext:value-type="float">
            <text:p>0.476197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89.5335" calcext:value-type="float">
            <text:p>89.5335</text:p>
          </table:table-cell>
          <table:table-cell office:value-type="float" office:value="0.665069" calcext:value-type="float">
            <text:p>0.665069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.818125" calcext:value-type="float">
            <text:p>0.818125</text:p>
          </table:table-cell>
          <table:table-cell office:value-type="float" office:value="0.67079" calcext:value-type="float">
            <text:p>0.67079</text:p>
          </table:table-cell>
          <table:table-cell office:value-type="float" office:value="0.453823" calcext:value-type="float">
            <text:p>0.453823</text:p>
          </table:table-cell>
          <table:table-cell office:value-type="float" office:value="0.478009" calcext:value-type="float">
            <text:p>0.478009</text:p>
          </table:table-cell>
          <table:table-cell office:value-type="float" office:value="75.6581" calcext:value-type="float">
            <text:p>75.6581</text:p>
          </table:table-cell>
          <table:table-cell office:value-type="float" office:value="0.663804" calcext:value-type="float">
            <text:p>0.663804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0.825664" calcext:value-type="float">
            <text:p>0.825664</text:p>
          </table:table-cell>
          <table:table-cell office:value-type="float" office:value="0.682573" calcext:value-type="float">
            <text:p>0.682573</text:p>
          </table:table-cell>
          <table:table-cell office:value-type="float" office:value="0.468209" calcext:value-type="float">
            <text:p>0.468209</text:p>
          </table:table-cell>
          <table:table-cell office:value-type="float" office:value="0.363036" calcext:value-type="float">
            <text:p>0.363036</text:p>
          </table:table-cell>
          <table:table-cell office:value-type="float" office:value="87.5948" calcext:value-type="float">
            <text:p>87.5948</text:p>
          </table:table-cell>
          <table:table-cell office:value-type="float" office:value="0.665019" calcext:value-type="float">
            <text:p>0.665019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float" office:value="0.826016" calcext:value-type="float">
            <text:p>0.826016</text:p>
          </table:table-cell>
          <table:table-cell office:value-type="float" office:value="0.683258" calcext:value-type="float">
            <text:p>0.683258</text:p>
          </table:table-cell>
          <table:table-cell office:value-type="float" office:value="0.469431" calcext:value-type="float">
            <text:p>0.469431</text:p>
          </table:table-cell>
          <table:table-cell office:value-type="float" office:value="0.435129" calcext:value-type="float">
            <text:p>0.435129</text:p>
          </table:table-cell>
          <table:table-cell office:value-type="float" office:value="80.0396" calcext:value-type="float">
            <text:p>80.0396</text:p>
          </table:table-cell>
          <table:table-cell office:value-type="float" office:value="0.664817" calcext:value-type="float">
            <text:p>0.664817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float" office:value="0.82377" calcext:value-type="float">
            <text:p>0.82377</text:p>
          </table:table-cell>
          <table:table-cell office:value-type="float" office:value="0.679524" calcext:value-type="float">
            <text:p>0.679524</text:p>
          </table:table-cell>
          <table:table-cell office:value-type="float" office:value="0.46424" calcext:value-type="float">
            <text:p>0.46424</text:p>
          </table:table-cell>
          <table:table-cell office:value-type="float" office:value="0.424857" calcext:value-type="float">
            <text:p>0.424857</text:p>
          </table:table-cell>
          <table:table-cell office:value-type="float" office:value="80.7809" calcext:value-type="float">
            <text:p>80.7809</text:p>
          </table:table-cell>
          <table:table-cell office:value-type="float" office:value="0.664871" calcext:value-type="float">
            <text:p>0.664871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0.820303" calcext:value-type="float">
            <text:p>0.820303</text:p>
          </table:table-cell>
          <table:table-cell office:value-type="float" office:value="0.674009" calcext:value-type="float">
            <text:p>0.674009</text:p>
          </table:table-cell>
          <table:table-cell office:value-type="float" office:value="0.457239" calcext:value-type="float">
            <text:p>0.457239</text:p>
          </table:table-cell>
          <table:table-cell office:value-type="float" office:value="0.430283" calcext:value-type="float">
            <text:p>0.430283</text:p>
          </table:table-cell>
          <table:table-cell office:value-type="float" office:value="79.9423" calcext:value-type="float">
            <text:p>79.9423</text:p>
          </table:table-cell>
          <table:table-cell office:value-type="float" office:value="0.664502" calcext:value-type="float">
            <text:p>0.664502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office:value-type="float" office:value="0.819805" calcext:value-type="float">
            <text:p>0.819805</text:p>
          </table:table-cell>
          <table:table-cell office:value-type="float" office:value="0.673286" calcext:value-type="float">
            <text:p>0.673286</text:p>
          </table:table-cell>
          <table:table-cell office:value-type="float" office:value="0.456518" calcext:value-type="float">
            <text:p>0.456518</text:p>
          </table:table-cell>
          <table:table-cell office:value-type="float" office:value="0.472333" calcext:value-type="float">
            <text:p>0.472333</text:p>
          </table:table-cell>
          <table:table-cell office:value-type="float" office:value="76.2539" calcext:value-type="float">
            <text:p>76.2539</text:p>
          </table:table-cell>
          <table:table-cell office:value-type="float" office:value="0.664311" calcext:value-type="float">
            <text:p>0.664311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office:value-type="float" office:value="0.820345" calcext:value-type="float">
            <text:p>0.820345</text:p>
          </table:table-cell>
          <table:table-cell office:value-type="float" office:value="0.674121" calcext:value-type="float">
            <text:p>0.674121</text:p>
          </table:table-cell>
          <table:table-cell office:value-type="float" office:value="0.457504" calcext:value-type="float">
            <text:p>0.457504</text:p>
          </table:table-cell>
          <table:table-cell office:value-type="float" office:value="0.441206" calcext:value-type="float">
            <text:p>0.441206</text:p>
          </table:table-cell>
          <table:table-cell office:value-type="float" office:value="78.9514" calcext:value-type="float">
            <text:p>78.9514</text:p>
          </table:table-cell>
          <table:table-cell office:value-type="float" office:value="0.664419" calcext:value-type="float">
            <text:p>0.664419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.821292" calcext:value-type="float">
            <text:p>0.821292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459312" calcext:value-type="float">
            <text:p>0.459312</text:p>
          </table:table-cell>
          <table:table-cell office:value-type="float" office:value="0.448161" calcext:value-type="float">
            <text:p>0.448161</text:p>
          </table:table-cell>
          <table:table-cell office:value-type="float" office:value="78.4215" calcext:value-type="float">
            <text:p>78.4215</text:p>
          </table:table-cell>
          <table:table-cell office:value-type="float" office:value="0.664566" calcext:value-type="float">
            <text:p>0.66456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office:value-type="float" office:value="0.819062" calcext:value-type="float">
            <text:p>0.819062</text:p>
          </table:table-cell>
          <table:table-cell office:value-type="float" office:value="0.672073" calcext:value-type="float">
            <text:p>0.672073</text:p>
          </table:table-cell>
          <table:table-cell office:value-type="float" office:value="0.454882" calcext:value-type="float">
            <text:p>0.454882</text:p>
          </table:table-cell>
          <table:table-cell office:value-type="float" office:value="0.47077" calcext:value-type="float">
            <text:p>0.47077</text:p>
          </table:table-cell>
          <table:table-cell office:value-type="float" office:value="76.3116" calcext:value-type="float">
            <text:p>76.3116</text:p>
          </table:table-cell>
          <table:table-cell office:value-type="float" office:value="0.664305" calcext:value-type="float">
            <text:p>0.664305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office:value-type="float" office:value="0.819029" calcext:value-type="float">
            <text:p>0.819029</text:p>
          </table:table-cell>
          <table:table-cell office:value-type="float" office:value="0.671999" calcext:value-type="float">
            <text:p>0.671999</text:p>
          </table:table-cell>
          <table:table-cell office:value-type="float" office:value="0.454732" calcext:value-type="float">
            <text:p>0.454732</text:p>
          </table:table-cell>
          <table:table-cell office:value-type="float" office:value="0.457935" calcext:value-type="float">
            <text:p>0.457935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0.664342" calcext:value-type="float">
            <text:p>0.664342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office:value-type="float" office:value="0.819323" calcext:value-type="float">
            <text:p>0.819323</text:p>
          </table:table-cell>
          <table:table-cell office:value-type="float" office:value="0.672488" calcext:value-type="float">
            <text:p>0.672488</text:p>
          </table:table-cell>
          <table:table-cell office:value-type="float" office:value="0.455403" calcext:value-type="float">
            <text:p>0.455403</text:p>
          </table:table-cell>
          <table:table-cell office:value-type="float" office:value="0.474489" calcext:value-type="float">
            <text:p>0.474489</text:p>
          </table:table-cell>
          <table:table-cell office:value-type="float" office:value="76.035" calcext:value-type="float">
            <text:p>76.035</text:p>
          </table:table-cell>
          <table:table-cell office:value-type="float" office:value="0.664336" calcext:value-type="float">
            <text:p>0.66433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office:value-type="float" office:value="0.819113" calcext:value-type="float">
            <text:p>0.819113</text:p>
          </table:table-cell>
          <table:table-cell office:value-type="float" office:value="0.672141" calcext:value-type="float">
            <text:p>0.672141</text:p>
          </table:table-cell>
          <table:table-cell office:value-type="float" office:value="0.454931" calcext:value-type="float">
            <text:p>0.454931</text:p>
          </table:table-cell>
          <table:table-cell office:value-type="float" office:value="0.46716" calcext:value-type="float">
            <text:p>0.46716</text:p>
          </table:table-cell>
          <table:table-cell office:value-type="float" office:value="76.6103" calcext:value-type="float">
            <text:p>76.6103</text:p>
          </table:table-cell>
          <table:table-cell office:value-type="float" office:value="0.664337" calcext:value-type="float">
            <text:p>0.664337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office:value-type="float" office:value="0.819394" calcext:value-type="float">
            <text:p>0.819394</text:p>
          </table:table-cell>
          <table:table-cell office:value-type="float" office:value="0.672598" calcext:value-type="float">
            <text:p>0.672598</text:p>
          </table:table-cell>
          <table:table-cell office:value-type="float" office:value="0.455535" calcext:value-type="float">
            <text:p>0.455535</text:p>
          </table:table-cell>
          <table:table-cell office:value-type="float" office:value="0.465023" calcext:value-type="float">
            <text:p>0.465023</text:p>
          </table:table-cell>
          <table:table-cell office:value-type="float" office:value="76.8126" calcext:value-type="float">
            <text:p>76.8126</text:p>
          </table:table-cell>
          <table:table-cell office:value-type="float" office:value="0.664348" calcext:value-type="float">
            <text:p>0.664348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9321" calcext:value-type="float">
            <text:p>0.819321</text:p>
          </table:table-cell>
          <table:table-cell office:value-type="float" office:value="0.672489" calcext:value-type="float">
            <text:p>0.672489</text:p>
          </table:table-cell>
          <table:table-cell office:value-type="float" office:value="0.455413" calcext:value-type="float">
            <text:p>0.455413</text:p>
          </table:table-cell>
          <table:table-cell office:value-type="float" office:value="0.467088" calcext:value-type="float">
            <text:p>0.467088</text:p>
          </table:table-cell>
          <table:table-cell office:value-type="float" office:value="76.6361" calcext:value-type="float">
            <text:p>76.6361</text:p>
          </table:table-cell>
          <table:table-cell office:value-type="float" office:value="0.664329" calcext:value-type="float">
            <text:p>0.6643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39625" calcext:value-type="float">
            <text:p>0.739625</text:p>
          </table:table-cell>
          <table:table-cell office:value-type="float" office:value="0.547119" calcext:value-type="float">
            <text:p>0.547119</text:p>
          </table:table-cell>
          <table:table-cell office:value-type="float" office:value="0.678788" calcext:value-type="float">
            <text:p>0.678788</text:p>
          </table:table-cell>
          <table:table-cell office:value-type="float" office:value="66.6511" calcext:value-type="float">
            <text:p>66.6511</text:p>
          </table:table-cell>
          <table:table-cell office:value-type="float" office:value="0.666622" calcext:value-type="float">
            <text:p>0.666622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662431" calcext:value-type="float">
            <text:p>0.662431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0.438777" calcext:value-type="float">
            <text:p>0.438777</text:p>
          </table:table-cell>
          <table:table-cell office:value-type="float" office:value="78.4795" calcext:value-type="float">
            <text:p>78.4795</text:p>
          </table:table-cell>
          <table:table-cell office:value-type="float" office:value="0.666184" calcext:value-type="float">
            <text:p>0.666184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622281" calcext:value-type="float">
            <text:p>0.622281</text:p>
          </table:table-cell>
          <table:table-cell office:value-type="float" office:value="0.387619" calcext:value-type="float">
            <text:p>0.387619</text:p>
          </table:table-cell>
          <table:table-cell office:value-type="float" office:value="0.557934" calcext:value-type="float">
            <text:p>0.557934</text:p>
          </table:table-cell>
          <table:table-cell office:value-type="float" office:value="67.4345" calcext:value-type="float">
            <text:p>67.4345</text:p>
          </table:table-cell>
          <table:table-cell office:value-type="float" office:value="0.666335" calcext:value-type="float">
            <text:p>0.66633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float" office:value="0.625338" calcext:value-type="float">
            <text:p>0.625338</text:p>
          </table:table-cell>
          <table:table-cell office:value-type="float" office:value="0.394102" calcext:value-type="float">
            <text:p>0.394102</text:p>
          </table:table-cell>
          <table:table-cell office:value-type="float" office:value="0.279788" calcext:value-type="float">
            <text:p>0.279788</text:p>
          </table:table-cell>
          <table:table-cell office:value-type="float" office:value="95.5141" calcext:value-type="float">
            <text:p>95.5141</text:p>
          </table:table-cell>
          <table:table-cell office:value-type="float" office:value="0.664063" calcext:value-type="float">
            <text:p>0.664063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801406" calcext:value-type="float">
            <text:p>0.801406</text:p>
          </table:table-cell>
          <table:table-cell office:value-type="float" office:value="0.643368" calcext:value-type="float">
            <text:p>0.643368</text:p>
          </table:table-cell>
          <table:table-cell office:value-type="float" office:value="0.416766" calcext:value-type="float">
            <text:p>0.416766</text:p>
          </table:table-cell>
          <table:table-cell office:value-type="float" office:value="0.402198" calcext:value-type="float">
            <text:p>0.402198</text:p>
          </table:table-cell>
          <table:table-cell office:value-type="float" office:value="80.7863" calcext:value-type="float">
            <text:p>80.7863</text:p>
          </table:table-cell>
          <table:table-cell office:value-type="float" office:value="0.664376" calcext:value-type="float">
            <text:p>0.664376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0.804375" calcext:value-type="float">
            <text:p>0.804375</text:p>
          </table:table-cell>
          <table:table-cell office:value-type="float" office:value="0.648141" calcext:value-type="float">
            <text:p>0.648141</text:p>
          </table:table-cell>
          <table:table-cell office:value-type="float" office:value="0.422944" calcext:value-type="float">
            <text:p>0.422944</text:p>
          </table:table-cell>
          <table:table-cell office:value-type="float" office:value="0.567754" calcext:value-type="float">
            <text:p>0.567754</text:p>
          </table:table-cell>
          <table:table-cell office:value-type="float" office:value="68.2254" calcext:value-type="float">
            <text:p>68.2254</text:p>
          </table:table-cell>
          <table:table-cell office:value-type="float" office:value="0.6644" calcext:value-type="float">
            <text:p>0.6644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0.75793" calcext:value-type="float">
            <text:p>0.75793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343978" calcext:value-type="float">
            <text:p>0.343978</text:p>
          </table:table-cell>
          <table:table-cell office:value-type="float" office:value="1.34925" calcext:value-type="float">
            <text:p>1.34925</text:p>
          </table:table-cell>
          <table:table-cell office:value-type="float" office:value="41.7419" calcext:value-type="float">
            <text:p>41.7419</text:p>
          </table:table-cell>
          <table:table-cell office:value-type="float" office:value="0.657601" calcext:value-type="float">
            <text:p>0.657601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office:value-type="float" office:value="0.789922" calcext:value-type="float">
            <text:p>0.789922</text:p>
          </table:table-cell>
          <table:table-cell office:value-type="float" office:value="0.625489" calcext:value-type="float">
            <text:p>0.625489</text:p>
          </table:table-cell>
          <table:table-cell office:value-type="float" office:value="0.394952" calcext:value-type="float">
            <text:p>0.394952</text:p>
          </table:table-cell>
          <table:table-cell office:value-type="float" office:value="0.506909" calcext:value-type="float">
            <text:p>0.506909</text:p>
          </table:table-cell>
          <table:table-cell office:value-type="float" office:value="70.9368" calcext:value-type="float">
            <text:p>70.9368</text:p>
          </table:table-cell>
          <table:table-cell office:value-type="float" office:value="0.663502" calcext:value-type="float">
            <text:p>0.663502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office:value-type="float" office:value="0.781328" calcext:value-type="float">
            <text:p>0.781328</text:p>
          </table:table-cell>
          <table:table-cell office:value-type="float" office:value="0.612346" calcext:value-type="float">
            <text:p>0.612346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524116" calcext:value-type="float">
            <text:p>0.524116</text:p>
          </table:table-cell>
          <table:table-cell office:value-type="float" office:value="69.0219" calcext:value-type="float">
            <text:p>69.0219</text:p>
          </table:table-cell>
          <table:table-cell office:value-type="float" office:value="0.662815" calcext:value-type="float">
            <text:p>0.66281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783462" calcext:value-type="float">
            <text:p>0.783462</text:p>
          </table:table-cell>
          <table:table-cell office:value-type="float" office:value="0.615446" calcext:value-type="float">
            <text:p>0.615446</text:p>
          </table:table-cell>
          <table:table-cell office:value-type="float" office:value="0.382645" calcext:value-type="float">
            <text:p>0.382645</text:p>
          </table:table-cell>
          <table:table-cell office:value-type="float" office:value="0.639331" calcext:value-type="float">
            <text:p>0.639331</text:p>
          </table:table-cell>
          <table:table-cell office:value-type="float" office:value="62.6376" calcext:value-type="float">
            <text:p>62.6376</text:p>
          </table:table-cell>
          <table:table-cell office:value-type="float" office:value="0.66326" calcext:value-type="float">
            <text:p>0.66326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779626" calcext:value-type="float">
            <text:p>0.779626</text:p>
          </table:table-cell>
          <table:table-cell office:value-type="float" office:value="0.60961" calcext:value-type="float">
            <text:p>0.60961</text:p>
          </table:table-cell>
          <table:table-cell office:value-type="float" office:value="0.375853" calcext:value-type="float">
            <text:p>0.375853</text:p>
          </table:table-cell>
          <table:table-cell office:value-type="float" office:value="0.683346" calcext:value-type="float">
            <text:p>0.683346</text:p>
          </table:table-cell>
          <table:table-cell office:value-type="float" office:value="60.2926" calcext:value-type="float">
            <text:p>60.2926</text:p>
          </table:table-cell>
          <table:table-cell office:value-type="float" office:value="0.662874" calcext:value-type="float">
            <text:p>0.662874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office:value-type="float" office:value="0.775712" calcext:value-type="float">
            <text:p>0.775712</text:p>
          </table:table-cell>
          <table:table-cell office:value-type="float" office:value="0.603551" calcext:value-type="float">
            <text:p>0.603551</text:p>
          </table:table-cell>
          <table:table-cell office:value-type="float" office:value="0.368554" calcext:value-type="float">
            <text:p>0.368554</text:p>
          </table:table-cell>
          <table:table-cell office:value-type="float" office:value="0.71671" calcext:value-type="float">
            <text:p>0.71671</text:p>
          </table:table-cell>
          <table:table-cell office:value-type="float" office:value="58.5743" calcext:value-type="float">
            <text:p>58.5743</text:p>
          </table:table-cell>
          <table:table-cell office:value-type="float" office:value="0.66275" calcext:value-type="float">
            <text:p>0.6627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office:value-type="float" office:value="0.777021" calcext:value-type="float">
            <text:p>0.777021</text:p>
          </table:table-cell>
          <table:table-cell office:value-type="float" office:value="0.60563" calcext:value-type="float">
            <text:p>0.60563</text:p>
          </table:table-cell>
          <table:table-cell office:value-type="float" office:value="0.371167" calcext:value-type="float">
            <text:p>0.371167</text:p>
          </table:table-cell>
          <table:table-cell office:value-type="float" office:value="0.69583" calcext:value-type="float">
            <text:p>0.69583</text:p>
          </table:table-cell>
          <table:table-cell office:value-type="float" office:value="59.5519" calcext:value-type="float">
            <text:p>59.5519</text:p>
          </table:table-cell>
          <table:table-cell office:value-type="float" office:value="0.662687" calcext:value-type="float">
            <text:p>0.662687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office:value-type="float" office:value="0.775056" calcext:value-type="float">
            <text:p>0.775056</text:p>
          </table:table-cell>
          <table:table-cell office:value-type="float" office:value="0.602478" calcext:value-type="float">
            <text:p>0.602478</text:p>
          </table:table-cell>
          <table:table-cell office:value-type="float" office:value="0.36712" calcext:value-type="float">
            <text:p>0.36712</text:p>
          </table:table-cell>
          <table:table-cell office:value-type="float" office:value="0.688164" calcext:value-type="float">
            <text:p>0.688164</text:p>
          </table:table-cell>
          <table:table-cell office:value-type="float" office:value="59.7271" calcext:value-type="float">
            <text:p>59.7271</text:p>
          </table:table-cell>
          <table:table-cell office:value-type="float" office:value="0.662865" calcext:value-type="float">
            <text:p>0.66286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office:value-type="float" office:value="0.775768" calcext:value-type="float">
            <text:p>0.775768</text:p>
          </table:table-cell>
          <table:table-cell office:value-type="float" office:value="0.603755" calcext:value-type="float">
            <text:p>0.603755</text:p>
          </table:table-cell>
          <table:table-cell office:value-type="float" office:value="0.36902" calcext:value-type="float">
            <text:p>0.36902</text:p>
          </table:table-cell>
          <table:table-cell office:value-type="float" office:value="0.713428" calcext:value-type="float">
            <text:p>0.713428</text:p>
          </table:table-cell>
          <table:table-cell office:value-type="float" office:value="58.7192" calcext:value-type="float">
            <text:p>58.7192</text:p>
          </table:table-cell>
          <table:table-cell office:value-type="float" office:value="0.662552" calcext:value-type="float">
            <text:p>0.662552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0.776056" calcext:value-type="float">
            <text:p>0.776056</text:p>
          </table:table-cell>
          <table:table-cell office:value-type="float" office:value="0.604146" calcext:value-type="float">
            <text:p>0.604146</text:p>
          </table:table-cell>
          <table:table-cell office:value-type="float" office:value="0.369385" calcext:value-type="float">
            <text:p>0.369385</text:p>
          </table:table-cell>
          <table:table-cell office:value-type="float" office:value="0.710564" calcext:value-type="float">
            <text:p>0.710564</text:p>
          </table:table-cell>
          <table:table-cell office:value-type="float" office:value="58.8569" calcext:value-type="float">
            <text:p>58.8569</text:p>
          </table:table-cell>
          <table:table-cell office:value-type="float" office:value="0.662655" calcext:value-type="float">
            <text:p>0.66265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office:value-type="float" office:value="0.776799" calcext:value-type="float">
            <text:p>0.776799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370483" calcext:value-type="float">
            <text:p>0.370483</text:p>
          </table:table-cell>
          <table:table-cell office:value-type="float" office:value="0.683703" calcext:value-type="float">
            <text:p>0.683703</text:p>
          </table:table-cell>
          <table:table-cell office:value-type="float" office:value="60.0583" calcext:value-type="float">
            <text:p>60.0583</text:p>
          </table:table-cell>
          <table:table-cell office:value-type="float" office:value="0.662841" calcext:value-type="float">
            <text:p>0.662841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office:value-type="float" office:value="0.776713" calcext:value-type="float">
            <text:p>0.776713</text:p>
          </table:table-cell>
          <table:table-cell office:value-type="float" office:value="0.605138" calcext:value-type="float">
            <text:p>0.605138</text:p>
          </table:table-cell>
          <table:table-cell office:value-type="float" office:value="0.370525" calcext:value-type="float">
            <text:p>0.370525</text:p>
          </table:table-cell>
          <table:table-cell office:value-type="float" office:value="0.696908" calcext:value-type="float">
            <text:p>0.696908</text:p>
          </table:table-cell>
          <table:table-cell office:value-type="float" office:value="59.4813" calcext:value-type="float">
            <text:p>59.4813</text:p>
          </table:table-cell>
          <table:table-cell office:value-type="float" office:value="0.662722" calcext:value-type="float">
            <text:p>0.662722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6763" calcext:value-type="float">
            <text:p>0.776763</text:p>
          </table:table-cell>
          <table:table-cell office:value-type="float" office:value="0.605198" calcext:value-type="float">
            <text:p>0.605198</text:p>
          </table:table-cell>
          <table:table-cell office:value-type="float" office:value="0.370565" calcext:value-type="float">
            <text:p>0.370565</text:p>
          </table:table-cell>
          <table:table-cell office:value-type="float" office:value="0.690829" calcext:value-type="float">
            <text:p>0.690829</text:p>
          </table:table-cell>
          <table:table-cell office:value-type="float" office:value="59.7462" calcext:value-type="float">
            <text:p>59.7462</text:p>
          </table:table-cell>
          <table:table-cell office:value-type="float" office:value="0.662753" calcext:value-type="float">
            <text:p>0.6627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office:value-type="float" office:value="0.680625" calcext:value-type="float">
            <text:p>0.680625</text:p>
          </table:table-cell>
          <table:table-cell office:value-type="float" office:value="0.46325" calcext:value-type="float">
            <text:p>0.46325</text:p>
          </table:table-cell>
          <table:table-cell office:value-type="float" office:value="0.0931474" calcext:value-type="float">
            <text:p>0.0931474</text:p>
          </table:table-cell>
          <table:table-cell office:value-type="float" office:value="172.767" calcext:value-type="float">
            <text:p>172.767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0.608963" calcext:value-type="float">
            <text:p>0.608963</text:p>
          </table:table-cell>
          <table:table-cell office:value-type="float" office:value="0.372164" calcext:value-type="float">
            <text:p>0.372164</text:p>
          </table:table-cell>
          <table:table-cell office:value-type="float" office:value="1.36014" calcext:value-type="float">
            <text:p>1.36014</text:p>
          </table:table-cell>
          <table:table-cell office:value-type="float" office:value="42.6535" calcext:value-type="float">
            <text:p>42.6535</text:p>
          </table:table-cell>
          <table:table-cell office:value-type="float" office:value="0.665473" calcext:value-type="float">
            <text:p>0.665473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487319" calcext:value-type="float">
            <text:p>0.487319</text:p>
          </table:table-cell>
          <table:table-cell office:value-type="float" office:value="0.239071" calcext:value-type="float">
            <text:p>0.239071</text:p>
          </table:table-cell>
          <table:table-cell office:value-type="float" office:value="3.29212" calcext:value-type="float">
            <text:p>3.29212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0.664433" calcext:value-type="float">
            <text:p>0.664433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705313" calcext:value-type="float">
            <text:p>0.705313</text:p>
          </table:table-cell>
          <table:table-cell office:value-type="float" office:value="0.498467" calcext:value-type="float">
            <text:p>0.498467</text:p>
          </table:table-cell>
          <table:table-cell office:value-type="float" office:value="0.250418" calcext:value-type="float">
            <text:p>0.250418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51.5429" calcext:value-type="float">
            <text:p>51.5429</text:p>
          </table:table-cell>
          <table:table-cell office:value-type="float" office:value="0.664053" calcext:value-type="float">
            <text:p>0.664053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718281" calcext:value-type="float">
            <text:p>0.718281</text:p>
          </table:table-cell>
          <table:table-cell office:value-type="float" office:value="0.51741" calcext:value-type="float">
            <text:p>0.51741</text:p>
          </table:table-cell>
          <table:table-cell office:value-type="float" office:value="0.270785" calcext:value-type="float">
            <text:p>0.270785</text:p>
          </table:table-cell>
          <table:table-cell office:value-type="float" office:value="0.828767" calcext:value-type="float">
            <text:p>0.828767</text:p>
          </table:table-cell>
          <table:table-cell office:value-type="float" office:value="50.4078" calcext:value-type="float">
            <text:p>50.4078</text:p>
          </table:table-cell>
          <table:table-cell office:value-type="float" office:value="0.662842" calcext:value-type="float">
            <text:p>0.66284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0.755625" calcext:value-type="float">
            <text:p>0.755625</text:p>
          </table:table-cell>
          <table:table-cell office:value-type="float" office:value="0.573355" calcext:value-type="float">
            <text:p>0.573355</text:p>
          </table:table-cell>
          <table:table-cell office:value-type="float" office:value="0.334083" calcext:value-type="float">
            <text:p>0.334083</text:p>
          </table:table-cell>
          <table:table-cell office:value-type="float" office:value="0.929305" calcext:value-type="float">
            <text:p>0.929305</text:p>
          </table:table-cell>
          <table:table-cell office:value-type="float" office:value="50.1093" calcext:value-type="float">
            <text:p>50.1093</text:p>
          </table:table-cell>
          <table:table-cell office:value-type="float" office:value="0.661244" calcext:value-type="float">
            <text:p>0.661244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0.737266" calcext:value-type="float">
            <text:p>0.737266</text:p>
          </table:table-cell>
          <table:table-cell office:value-type="float" office:value="0.545224" calcext:value-type="float">
            <text:p>0.545224</text:p>
          </table:table-cell>
          <table:table-cell office:value-type="float" office:value="0.300826" calcext:value-type="float">
            <text:p>0.300826</text:p>
          </table:table-cell>
          <table:table-cell office:value-type="float" office:value="0.829957" calcext:value-type="float">
            <text:p>0.829957</text:p>
          </table:table-cell>
          <table:table-cell office:value-type="float" office:value="51.7129" calcext:value-type="float">
            <text:p>51.7129</text:p>
          </table:table-cell>
          <table:table-cell office:value-type="float" office:value="0.662678" calcext:value-type="float">
            <text:p>0.662678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0.719746" calcext:value-type="float">
            <text:p>0.719746</text:p>
          </table:table-cell>
          <table:table-cell office:value-type="float" office:value="0.520836" calcext:value-type="float">
            <text:p>0.520836</text:p>
          </table:table-cell>
          <table:table-cell office:value-type="float" office:value="0.277069" calcext:value-type="float">
            <text:p>0.277069</text:p>
          </table:table-cell>
          <table:table-cell office:value-type="float" office:value="0.746566" calcext:value-type="float">
            <text:p>0.746566</text:p>
          </table:table-cell>
          <table:table-cell office:value-type="float" office:value="53.2972" calcext:value-type="float">
            <text:p>53.2972</text:p>
          </table:table-cell>
          <table:table-cell office:value-type="float" office:value="0.659541" calcext:value-type="float">
            <text:p>0.659541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521625" calcext:value-type="float">
            <text:p>0.521625</text:p>
          </table:table-cell>
          <table:table-cell office:value-type="float" office:value="0.277534" calcext:value-type="float">
            <text:p>0.277534</text:p>
          </table:table-cell>
          <table:table-cell office:value-type="float" office:value="1.27726" calcext:value-type="float">
            <text:p>1.27726</text:p>
          </table:table-cell>
          <table:table-cell office:value-type="float" office:value="40.7263" calcext:value-type="float">
            <text:p>40.7263</text:p>
          </table:table-cell>
          <table:table-cell office:value-type="float" office:value="0.660002" calcext:value-type="float">
            <text:p>0.66000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686929" calcext:value-type="float">
            <text:p>0.686929</text:p>
          </table:table-cell>
          <table:table-cell office:value-type="float" office:value="0.481292" calcext:value-type="float">
            <text:p>0.481292</text:p>
          </table:table-cell>
          <table:table-cell office:value-type="float" office:value="0.246202" calcext:value-type="float">
            <text:p>0.246202</text:p>
          </table:table-cell>
          <table:table-cell office:value-type="float" office:value="2.02566" calcext:value-type="float">
            <text:p>2.02566</text:p>
          </table:table-cell>
          <table:table-cell office:value-type="float" office:value="30.995" calcext:value-type="float">
            <text:p>30.995</text:p>
          </table:table-cell>
          <table:table-cell office:value-type="float" office:value="0.645714" calcext:value-type="float">
            <text:p>0.645714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721235" calcext:value-type="float">
            <text:p>0.721235</text:p>
          </table:table-cell>
          <table:table-cell office:value-type="float" office:value="0.523676" calcext:value-type="float">
            <text:p>0.523676</text:p>
          </table:table-cell>
          <table:table-cell office:value-type="float" office:value="0.281067" calcext:value-type="float">
            <text:p>0.281067</text:p>
          </table:table-cell>
          <table:table-cell office:value-type="float" office:value="1.05559" calcext:value-type="float">
            <text:p>1.05559</text:p>
          </table:table-cell>
          <table:table-cell office:value-type="float" office:value="44.9111" calcext:value-type="float">
            <text:p>44.9111</text:p>
          </table:table-cell>
          <table:table-cell office:value-type="float" office:value="0.658363" calcext:value-type="float">
            <text:p>0.658363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533772" calcext:value-type="float">
            <text:p>0.533772</text:p>
          </table:table-cell>
          <table:table-cell office:value-type="float" office:value="0.290626" calcext:value-type="float">
            <text:p>0.290626</text:p>
          </table:table-cell>
          <table:table-cell office:value-type="float" office:value="1.04318" calcext:value-type="float">
            <text:p>1.04318</text:p>
          </table:table-cell>
          <table:table-cell office:value-type="float" office:value="45.6144" calcext:value-type="float">
            <text:p>45.6144</text:p>
          </table:table-cell>
          <table:table-cell office:value-type="float" office:value="0.659981" calcext:value-type="float">
            <text:p>0.659981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office:value-type="float" office:value="0.719498" calcext:value-type="float">
            <text:p>0.719498</text:p>
          </table:table-cell>
          <table:table-cell office:value-type="float" office:value="0.521272" calcext:value-type="float">
            <text:p>0.521272</text:p>
          </table:table-cell>
          <table:table-cell office:value-type="float" office:value="0.278606" calcext:value-type="float">
            <text:p>0.278606</text:p>
          </table:table-cell>
          <table:table-cell office:value-type="float" office:value="1.25786" calcext:value-type="float">
            <text:p>1.25786</text:p>
          </table:table-cell>
          <table:table-cell office:value-type="float" office:value="41.027" calcext:value-type="float">
            <text:p>41.027</text:p>
          </table:table-cell>
          <table:table-cell office:value-type="float" office:value="0.658225" calcext:value-type="float">
            <text:p>0.658225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office:value-type="float" office:value="0.719252" calcext:value-type="float">
            <text:p>0.719252</text:p>
          </table:table-cell>
          <table:table-cell office:value-type="float" office:value="0.520603" calcext:value-type="float">
            <text:p>0.520603</text:p>
          </table:table-cell>
          <table:table-cell office:value-type="float" office:value="0.277496" calcext:value-type="float">
            <text:p>0.277496</text:p>
          </table:table-cell>
          <table:table-cell office:value-type="float" office:value="1.15184" calcext:value-type="float">
            <text:p>1.15184</text:p>
          </table:table-cell>
          <table:table-cell office:value-type="float" office:value="42.8569" calcext:value-type="float">
            <text:p>42.8569</text:p>
          </table:table-cell>
          <table:table-cell office:value-type="float" office:value="0.658711" calcext:value-type="float">
            <text:p>0.658711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office:value-type="float" office:value="0.721006" calcext:value-type="float">
            <text:p>0.721006</text:p>
          </table:table-cell>
          <table:table-cell office:value-type="float" office:value="0.523027" calcext:value-type="float">
            <text:p>0.523027</text:p>
          </table:table-cell>
          <table:table-cell office:value-type="float" office:value="0.279797" calcext:value-type="float">
            <text:p>0.279797</text:p>
          </table:table-cell>
          <table:table-cell office:value-type="float" office:value="1.14668" calcext:value-type="float">
            <text:p>1.14668</text:p>
          </table:table-cell>
          <table:table-cell office:value-type="float" office:value="43.0542" calcext:value-type="float">
            <text:p>43.0542</text:p>
          </table:table-cell>
          <table:table-cell office:value-type="float" office:value="0.659064" calcext:value-type="float">
            <text:p>0.659064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office:value-type="float" office:value="0.720868" calcext:value-type="float">
            <text:p>0.720868</text:p>
          </table:table-cell>
          <table:table-cell office:value-type="float" office:value="0.522907" calcext:value-type="float">
            <text:p>0.522907</text:p>
          </table:table-cell>
          <table:table-cell office:value-type="float" office:value="0.279842" calcext:value-type="float">
            <text:p>0.279842</text:p>
          </table:table-cell>
          <table:table-cell office:value-type="float" office:value="1.17136" calcext:value-type="float">
            <text:p>1.17136</text:p>
          </table:table-cell>
          <table:table-cell office:value-type="float" office:value="42.5908" calcext:value-type="float">
            <text:p>42.5908</text:p>
          </table:table-cell>
          <table:table-cell office:value-type="float" office:value="0.658851" calcext:value-type="float">
            <text:p>0.658851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office:value-type="float" office:value="0.722657" calcext:value-type="float">
            <text:p>0.722657</text:p>
          </table:table-cell>
          <table:table-cell office:value-type="float" office:value="0.525334" calcext:value-type="float">
            <text:p>0.525334</text:p>
          </table:table-cell>
          <table:table-cell office:value-type="float" office:value="0.282096" calcext:value-type="float">
            <text:p>0.282096</text:p>
          </table:table-cell>
          <table:table-cell office:value-type="float" office:value="1.10267" calcext:value-type="float">
            <text:p>1.10267</text:p>
          </table:table-cell>
          <table:table-cell office:value-type="float" office:value="44.0069" calcext:value-type="float">
            <text:p>44.0069</text:p>
          </table:table-cell>
          <table:table-cell office:value-type="float" office:value="0.659273" calcext:value-type="float">
            <text:p>0.659273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office:value-type="float" office:value="0.721981" calcext:value-type="float">
            <text:p>0.721981</text:p>
          </table:table-cell>
          <table:table-cell office:value-type="float" office:value="0.524475" calcext:value-type="float">
            <text:p>0.524475</text:p>
          </table:table-cell>
          <table:table-cell office:value-type="float" office:value="0.281376" calcext:value-type="float">
            <text:p>0.281376</text:p>
          </table:table-cell>
          <table:table-cell office:value-type="float" office:value="1.13527" calcext:value-type="float">
            <text:p>1.13527</text:p>
          </table:table-cell>
          <table:table-cell office:value-type="float" office:value="43.3314" calcext:value-type="float">
            <text:p>43.3314</text:p>
          </table:table-cell>
          <table:table-cell office:value-type="float" office:value="0.659031" calcext:value-type="float">
            <text:p>0.659031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21068" calcext:value-type="float">
            <text:p>0.721068</text:p>
          </table:table-cell>
          <table:table-cell office:value-type="float" office:value="0.523242" calcext:value-type="float">
            <text:p>0.523242</text:p>
          </table:table-cell>
          <table:table-cell office:value-type="float" office:value="0.280222" calcext:value-type="float">
            <text:p>0.280222</text:p>
          </table:table-cell>
          <table:table-cell office:value-type="float" office:value="1.14704" calcext:value-type="float">
            <text:p>1.14704</text:p>
          </table:table-cell>
          <table:table-cell office:value-type="float" office:value="43.0562" calcext:value-type="float">
            <text:p>43.0562</text:p>
          </table:table-cell>
          <table:table-cell office:value-type="float" office:value="0.658827" calcext:value-type="float">
            <text:p>0.6588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644162" calcext:value-type="float">
            <text:p>0.644162</text:p>
          </table:table-cell>
          <table:table-cell office:value-type="float" office:value="0.415348" calcext:value-type="float">
            <text:p>0.415348</text:p>
          </table:table-cell>
          <table:table-cell office:value-type="float" office:value="0.155422" calcext:value-type="float">
            <text:p>0.155422</text:p>
          </table:table-cell>
          <table:table-cell office:value-type="float" office:value="130.1" calcext:value-type="float">
            <text:p>130.1</text:p>
          </table:table-cell>
          <table:table-cell office:value-type="float" office:value="0.666343" calcext:value-type="float">
            <text:p>0.666343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516375" calcext:value-type="float">
            <text:p>0.516375</text:p>
          </table:table-cell>
          <table:table-cell office:value-type="float" office:value="0.269854" calcext:value-type="float">
            <text:p>0.269854</text:p>
          </table:table-cell>
          <table:table-cell office:value-type="float" office:value="0.147044" calcext:value-type="float">
            <text:p>0.147044</text:p>
          </table:table-cell>
          <table:table-cell office:value-type="float" office:value="119.749" calcext:value-type="float">
            <text:p>119.749</text:p>
          </table:table-cell>
          <table:table-cell office:value-type="float" office:value="0.662652" calcext:value-type="float">
            <text:p>0.66265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705625" calcext:value-type="float">
            <text:p>0.705625</text:p>
          </table:table-cell>
          <table:table-cell office:value-type="float" office:value="0.498259" calcext:value-type="float">
            <text:p>0.498259</text:p>
          </table:table-cell>
          <table:table-cell office:value-type="float" office:value="0.248993" calcext:value-type="float">
            <text:p>0.248993</text:p>
          </table:table-cell>
          <table:table-cell office:value-type="float" office:value="1.82918" calcext:value-type="float">
            <text:p>1.82918</text:p>
          </table:table-cell>
          <table:table-cell office:value-type="float" office:value="33.2097" calcext:value-type="float">
            <text:p>33.2097</text:p>
          </table:table-cell>
          <table:table-cell office:value-type="float" office:value="0.665686" calcext:value-type="float">
            <text:p>0.665686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669687" calcext:value-type="float">
            <text:p>0.669687</text:p>
          </table:table-cell>
          <table:table-cell office:value-type="float" office:value="0.449636" calcext:value-type="float">
            <text:p>0.449636</text:p>
          </table:table-cell>
          <table:table-cell office:value-type="float" office:value="0.204249" calcext:value-type="float">
            <text:p>0.204249</text:p>
          </table:table-cell>
          <table:table-cell office:value-type="float" office:value="1.2814" calcext:value-type="float">
            <text:p>1.2814</text:p>
          </table:table-cell>
          <table:table-cell office:value-type="float" office:value="37.7314" calcext:value-type="float">
            <text:p>37.7314</text:p>
          </table:table-cell>
          <table:table-cell office:value-type="float" office:value="0.663244" calcext:value-type="float">
            <text:p>0.663244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07813" calcext:value-type="float">
            <text:p>0.707813</text:p>
          </table:table-cell>
          <table:table-cell office:value-type="float" office:value="0.503736" calcext:value-type="float">
            <text:p>0.503736</text:p>
          </table:table-cell>
          <table:table-cell office:value-type="float" office:value="0.259104" calcext:value-type="float">
            <text:p>0.259104</text:p>
          </table:table-cell>
          <table:table-cell office:value-type="float" office:value="0.626556" calcext:value-type="float">
            <text:p>0.626556</text:p>
          </table:table-cell>
          <table:table-cell office:value-type="float" office:value="57.2286" calcext:value-type="float">
            <text:p>57.2286</text:p>
          </table:table-cell>
          <table:table-cell office:value-type="float" office:value="0.659634" calcext:value-type="float">
            <text:p>0.659634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686797" calcext:value-type="float">
            <text:p>0.686797</text:p>
          </table:table-cell>
          <table:table-cell office:value-type="float" office:value="0.473564" calcext:value-type="float">
            <text:p>0.473564</text:p>
          </table:table-cell>
          <table:table-cell office:value-type="float" office:value="0.227747" calcext:value-type="float">
            <text:p>0.227747</text:p>
          </table:table-cell>
          <table:table-cell office:value-type="float" office:value="0.52791" calcext:value-type="float">
            <text:p>0.52791</text:p>
          </table:table-cell>
          <table:table-cell office:value-type="float" office:value="60.4604" calcext:value-type="float">
            <text:p>60.4604</text:p>
          </table:table-cell>
          <table:table-cell office:value-type="float" office:value="0.661488" calcext:value-type="float">
            <text:p>0.661488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664805" calcext:value-type="float">
            <text:p>0.664805</text:p>
          </table:table-cell>
          <table:table-cell office:value-type="float" office:value="0.443704" calcext:value-type="float">
            <text:p>0.443704</text:p>
          </table:table-cell>
          <table:table-cell office:value-type="float" office:value="0.200028" calcext:value-type="float">
            <text:p>0.200028</text:p>
          </table:table-cell>
          <table:table-cell office:value-type="float" office:value="1.44103" calcext:value-type="float">
            <text:p>1.44103</text:p>
          </table:table-cell>
          <table:table-cell office:value-type="float" office:value="35.3271" calcext:value-type="float">
            <text:p>35.3271</text:p>
          </table:table-cell>
          <table:table-cell office:value-type="float" office:value="0.661326" calcext:value-type="float">
            <text:p>0.661326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.668027" calcext:value-type="float">
            <text:p>0.668027</text:p>
          </table:table-cell>
          <table:table-cell office:value-type="float" office:value="0.448823" calcext:value-type="float">
            <text:p>0.448823</text:p>
          </table:table-cell>
          <table:table-cell office:value-type="float" office:value="0.205831" calcext:value-type="float">
            <text:p>0.205831</text:p>
          </table:table-cell>
          <table:table-cell office:value-type="float" office:value="1.61166" calcext:value-type="float">
            <text:p>1.61166</text:p>
          </table:table-cell>
          <table:table-cell office:value-type="float" office:value="33.5822" calcext:value-type="float">
            <text:p>33.5822</text:p>
          </table:table-cell>
          <table:table-cell office:value-type="float" office:value="0.659404" calcext:value-type="float">
            <text:p>0.659404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0.656406" calcext:value-type="float">
            <text:p>0.656406</text:p>
          </table:table-cell>
          <table:table-cell office:value-type="float" office:value="0.435089" calcext:value-type="float">
            <text:p>0.435089</text:p>
          </table:table-cell>
          <table:table-cell office:value-type="float" office:value="0.196414" calcext:value-type="float">
            <text:p>0.196414</text:p>
          </table:table-cell>
          <table:table-cell office:value-type="float" office:value="1.81104" calcext:value-type="float">
            <text:p>1.81104</text:p>
          </table:table-cell>
          <table:table-cell office:value-type="float" office:value="31.1689" calcext:value-type="float">
            <text:p>31.1689</text:p>
          </table:table-cell>
          <table:table-cell office:value-type="float" office:value="0.654144" calcext:value-type="float">
            <text:p>0.654144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.644253" calcext:value-type="float">
            <text:p>0.644253</text:p>
          </table:table-cell>
          <table:table-cell office:value-type="float" office:value="0.422541" calcext:value-type="float">
            <text:p>0.422541</text:p>
          </table:table-cell>
          <table:table-cell office:value-type="float" office:value="0.189456" calcext:value-type="float">
            <text:p>0.189456</text:p>
          </table:table-cell>
          <table:table-cell office:value-type="float" office:value="1.84565" calcext:value-type="float">
            <text:p>1.84565</text:p>
          </table:table-cell>
          <table:table-cell office:value-type="float" office:value="30.4188" calcext:value-type="float">
            <text:p>30.4188</text:p>
          </table:table-cell>
          <table:table-cell office:value-type="float" office:value="0.646288" calcext:value-type="float">
            <text:p>0.646288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634417" calcext:value-type="float">
            <text:p>0.634417</text:p>
          </table:table-cell>
          <table:table-cell office:value-type="float" office:value="0.410911" calcext:value-type="float">
            <text:p>0.410911</text:p>
          </table:table-cell>
          <table:table-cell office:value-type="float" office:value="0.18064" calcext:value-type="float">
            <text:p>0.18064</text:p>
          </table:table-cell>
          <table:table-cell office:value-type="float" office:value="2.37721" calcext:value-type="float">
            <text:p>2.37721</text:p>
          </table:table-cell>
          <table:table-cell office:value-type="float" office:value="26.3842" calcext:value-type="float">
            <text:p>26.3842</text:p>
          </table:table-cell>
          <table:table-cell office:value-type="float" office:value="0.643387" calcext:value-type="float">
            <text:p>0.643387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642247" calcext:value-type="float">
            <text:p>0.642247</text:p>
          </table:table-cell>
          <table:table-cell office:value-type="float" office:value="0.418482" calcext:value-type="float">
            <text:p>0.418482</text:p>
          </table:table-cell>
          <table:table-cell office:value-type="float" office:value="0.184264" calcext:value-type="float">
            <text:p>0.184264</text:p>
          </table:table-cell>
          <table:table-cell office:value-type="float" office:value="1.89487" calcext:value-type="float">
            <text:p>1.89487</text:p>
          </table:table-cell>
          <table:table-cell office:value-type="float" office:value="29.8706" calcext:value-type="float">
            <text:p>29.8706</text:p>
          </table:table-cell>
          <table:table-cell office:value-type="float" office:value="0.649276" calcext:value-type="float">
            <text:p>0.649276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.636423" calcext:value-type="float">
            <text:p>0.636423</text:p>
          </table:table-cell>
          <table:table-cell office:value-type="float" office:value="0.417426" calcext:value-type="float">
            <text:p>0.417426</text:p>
          </table:table-cell>
          <table:table-cell office:value-type="float" office:value="0.18696" calcext:value-type="float">
            <text:p>0.18696</text:p>
          </table:table-cell>
          <table:table-cell office:value-type="float" office:value="2.23287" calcext:value-type="float">
            <text:p>2.23287</text:p>
          </table:table-cell>
          <table:table-cell office:value-type="float" office:value="27.4538" calcext:value-type="float">
            <text:p>27.4538</text:p>
          </table:table-cell>
          <table:table-cell office:value-type="float" office:value="0.642342" calcext:value-type="float">
            <text:p>0.64234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0.648024" calcext:value-type="float">
            <text:p>0.648024</text:p>
          </table:table-cell>
          <table:table-cell office:value-type="float" office:value="0.425692" calcext:value-type="float">
            <text:p>0.425692</text:p>
          </table:table-cell>
          <table:table-cell office:value-type="float" office:value="0.190111" calcext:value-type="float">
            <text:p>0.190111</text:p>
          </table:table-cell>
          <table:table-cell office:value-type="float" office:value="1.91794" calcext:value-type="float">
            <text:p>1.91794</text:p>
          </table:table-cell>
          <table:table-cell office:value-type="float" office:value="29.9459" calcext:value-type="float">
            <text:p>29.9459</text:p>
          </table:table-cell>
          <table:table-cell office:value-type="float" office:value="0.6503" calcext:value-type="float">
            <text:p>0.6503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0.653961" calcext:value-type="float">
            <text:p>0.653961</text:p>
          </table:table-cell>
          <table:table-cell office:value-type="float" office:value="0.433221" calcext:value-type="float">
            <text:p>0.433221</text:p>
          </table:table-cell>
          <table:table-cell office:value-type="float" office:value="0.196203" calcext:value-type="float">
            <text:p>0.196203</text:p>
          </table:table-cell>
          <table:table-cell office:value-type="float" office:value="1.82693" calcext:value-type="float">
            <text:p>1.82693</text:p>
          </table:table-cell>
          <table:table-cell office:value-type="float" office:value="30.9642" calcext:value-type="float">
            <text:p>30.9642</text:p>
          </table:table-cell>
          <table:table-cell office:value-type="float" office:value="0.651531" calcext:value-type="float">
            <text:p>0.65153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0.648238" calcext:value-type="float">
            <text:p>0.648238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190513" calcext:value-type="float">
            <text:p>0.190513</text:p>
          </table:table-cell>
          <table:table-cell office:value-type="float" office:value="1.87961" calcext:value-type="float">
            <text:p>1.87961</text:p>
          </table:table-cell>
          <table:table-cell office:value-type="float" office:value="30.2668" calcext:value-type="float">
            <text:p>30.2668</text:p>
          </table:table-cell>
          <table:table-cell office:value-type="float" office:value="0.650182" calcext:value-type="float">
            <text:p>0.65018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0.649709" calcext:value-type="float">
            <text:p>0.649709</text:p>
          </table:table-cell>
          <table:table-cell office:value-type="float" office:value="0.428001" calcext:value-type="float">
            <text:p>0.428001</text:p>
          </table:table-cell>
          <table:table-cell office:value-type="float" office:value="0.192122" calcext:value-type="float">
            <text:p>0.192122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30.3682" calcext:value-type="float">
            <text:p>30.3682</text:p>
          </table:table-cell>
          <table:table-cell office:value-type="float" office:value="0.650405" calcext:value-type="float">
            <text:p>0.650405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.650092" calcext:value-type="float">
            <text:p>0.650092</text:p>
          </table:table-cell>
          <table:table-cell office:value-type="float" office:value="0.428482" calcext:value-type="float">
            <text:p>0.428482</text:p>
          </table:table-cell>
          <table:table-cell office:value-type="float" office:value="0.192597" calcext:value-type="float">
            <text:p>0.192597</text:p>
          </table:table-cell>
          <table:table-cell office:value-type="float" office:value="1.87262" calcext:value-type="float">
            <text:p>1.87262</text:p>
          </table:table-cell>
          <table:table-cell office:value-type="float" office:value="30.4105" calcext:value-type="float">
            <text:p>30.4105</text:p>
          </table:table-cell>
          <table:table-cell office:value-type="float" office:value="0.650326" calcext:value-type="float">
            <text:p>0.650326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51977" calcext:value-type="float">
            <text:p>0.651977</text:p>
          </table:table-cell>
          <table:table-cell office:value-type="float" office:value="0.430625" calcext:value-type="float">
            <text:p>0.430625</text:p>
          </table:table-cell>
          <table:table-cell office:value-type="float" office:value="0.194052" calcext:value-type="float">
            <text:p>0.194052</text:p>
          </table:table-cell>
          <table:table-cell office:value-type="float" office:value="1.8428" calcext:value-type="float">
            <text:p>1.8428</text:p>
          </table:table-cell>
          <table:table-cell office:value-type="float" office:value="30.7357" calcext:value-type="float">
            <text:p>30.7357</text:p>
          </table:table-cell>
          <table:table-cell office:value-type="float" office:value="0.651183" calcext:value-type="float">
            <text:p>0.651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599012" calcext:value-type="float">
            <text:p>0.599012</text:p>
          </table:table-cell>
          <table:table-cell office:value-type="float" office:value="0.364202" calcext:value-type="float">
            <text:p>0.364202</text:p>
          </table:table-cell>
          <table:table-cell office:value-type="float" office:value="0.39347" calcext:value-type="float">
            <text:p>0.39347</text:p>
          </table:table-cell>
          <table:table-cell office:value-type="float" office:value="78.8084" calcext:value-type="float">
            <text:p>78.8084</text:p>
          </table:table-cell>
          <table:table-cell office:value-type="float" office:value="0.661663" calcext:value-type="float">
            <text:p>0.661663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434569" calcext:value-type="float">
            <text:p>0.434569</text:p>
          </table:table-cell>
          <table:table-cell office:value-type="float" office:value="0.189928" calcext:value-type="float">
            <text:p>0.189928</text:p>
          </table:table-cell>
          <table:table-cell office:value-type="float" office:value="2.26595" calcext:value-type="float">
            <text:p>2.26595</text:p>
          </table:table-cell>
          <table:table-cell office:value-type="float" office:value="27.8114" calcext:value-type="float">
            <text:p>27.8114</text:p>
          </table:table-cell>
          <table:table-cell office:value-type="float" office:value="0.664764" calcext:value-type="float">
            <text:p>0.664764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414275" calcext:value-type="float">
            <text:p>0.414275</text:p>
          </table:table-cell>
          <table:table-cell office:value-type="float" office:value="0.174051" calcext:value-type="float">
            <text:p>0.174051</text:p>
          </table:table-cell>
          <table:table-cell office:value-type="float" office:value="2.22412" calcext:value-type="float">
            <text:p>2.22412</text:p>
          </table:table-cell>
          <table:table-cell office:value-type="float" office:value="27.403" calcext:value-type="float">
            <text:p>27.403</text:p>
          </table:table-cell>
          <table:table-cell office:value-type="float" office:value="0.661952" calcext:value-type="float">
            <text:p>0.66195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56375" calcext:value-type="float">
            <text:p>0.56375</text:p>
          </table:table-cell>
          <table:table-cell office:value-type="float" office:value="0.328341" calcext:value-type="float">
            <text:p>0.328341</text:p>
          </table:table-cell>
          <table:table-cell office:value-type="float" office:value="0.12054" calcext:value-type="float">
            <text:p>0.12054</text:p>
          </table:table-cell>
          <table:table-cell office:value-type="float" office:value="1.73697" calcext:value-type="float">
            <text:p>1.73697</text:p>
          </table:table-cell>
          <table:table-cell office:value-type="float" office:value="27.6085" calcext:value-type="float">
            <text:p>27.6085</text:p>
          </table:table-cell>
          <table:table-cell office:value-type="float" office:value="0.627298" calcext:value-type="float">
            <text:p>0.627298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443437" calcext:value-type="float">
            <text:p>0.443437</text:p>
          </table:table-cell>
          <table:table-cell office:value-type="float" office:value="0.203505" calcext:value-type="float">
            <text:p>0.203505</text:p>
          </table:table-cell>
          <table:table-cell office:value-type="float" office:value="0.0465901" calcext:value-type="float">
            <text:p>0.0465901</text:p>
          </table:table-cell>
          <table:table-cell office:value-type="float" office:value="4.08489" calcext:value-type="float">
            <text:p>4.08489</text:p>
          </table:table-cell>
          <table:table-cell office:value-type="float" office:value="13.9054" calcext:value-type="float">
            <text:p>13.9054</text:p>
          </table:table-cell>
          <table:table-cell office:value-type="float" office:value="0.625007" calcext:value-type="float">
            <text:p>0.625007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0.637031" calcext:value-type="float">
            <text:p>0.637031</text:p>
          </table:table-cell>
          <table:table-cell office:value-type="float" office:value="0.408925" calcext:value-type="float">
            <text:p>0.408925</text:p>
          </table:table-cell>
          <table:table-cell office:value-type="float" office:value="0.172192" calcext:value-type="float">
            <text:p>0.172192</text:p>
          </table:table-cell>
          <table:table-cell office:value-type="float" office:value="1.13629" calcext:value-type="float">
            <text:p>1.13629</text:p>
          </table:table-cell>
          <table:table-cell office:value-type="float" office:value="38.2148" calcext:value-type="float">
            <text:p>38.2148</text:p>
          </table:table-cell>
          <table:table-cell office:value-type="float" office:value="0.656755" calcext:value-type="float">
            <text:p>0.656755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office:value-type="float" office:value="0.635742" calcext:value-type="float">
            <text:p>0.635742</text:p>
          </table:table-cell>
          <table:table-cell office:value-type="float" office:value="0.40644" calcext:value-type="float">
            <text:p>0.40644</text:p>
          </table:table-cell>
          <table:table-cell office:value-type="float" office:value="0.168875" calcext:value-type="float">
            <text:p>0.168875</text:p>
          </table:table-cell>
          <table:table-cell office:value-type="float" office:value="1.65603" calcext:value-type="float">
            <text:p>1.65603</text:p>
          </table:table-cell>
          <table:table-cell office:value-type="float" office:value="31.5071" calcext:value-type="float">
            <text:p>31.5071</text:p>
          </table:table-cell>
          <table:table-cell office:value-type="float" office:value="0.659238" calcext:value-type="float">
            <text:p>0.659238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office:value-type="float" office:value="0.58916" calcext:value-type="float">
            <text:p>0.58916</text:p>
          </table:table-cell>
          <table:table-cell office:value-type="float" office:value="0.35077" calcext:value-type="float">
            <text:p>0.35077</text:p>
          </table:table-cell>
          <table:table-cell office:value-type="float" office:value="0.128054" calcext:value-type="float">
            <text:p>0.128054</text:p>
          </table:table-cell>
          <table:table-cell office:value-type="float" office:value="1.84507" calcext:value-type="float">
            <text:p>1.84507</text:p>
          </table:table-cell>
          <table:table-cell office:value-type="float" office:value="27.6885" calcext:value-type="float">
            <text:p>27.6885</text:p>
          </table:table-cell>
          <table:table-cell office:value-type="float" office:value="0.653082" calcext:value-type="float">
            <text:p>0.65308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office:value-type="float" office:value="0.61583" calcext:value-type="float">
            <text:p>0.61583</text:p>
          </table:table-cell>
          <table:table-cell office:value-type="float" office:value="0.384176" calcext:value-type="float">
            <text:p>0.384176</text:p>
          </table:table-cell>
          <table:table-cell office:value-type="float" office:value="0.154739" calcext:value-type="float">
            <text:p>0.154739</text:p>
          </table:table-cell>
          <table:table-cell office:value-type="float" office:value="1.68979" calcext:value-type="float">
            <text:p>1.68979</text:p>
          </table:table-cell>
          <table:table-cell office:value-type="float" office:value="30.3121" calcext:value-type="float">
            <text:p>30.3121</text:p>
          </table:table-cell>
          <table:table-cell office:value-type="float" office:value="0.650524" calcext:value-type="float">
            <text:p>0.650524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555796" calcext:value-type="float">
            <text:p>0.555796</text:p>
          </table:table-cell>
          <table:table-cell office:value-type="float" office:value="0.317737" calcext:value-type="float">
            <text:p>0.317737</text:p>
          </table:table-cell>
          <table:table-cell office:value-type="float" office:value="0.111324" calcext:value-type="float">
            <text:p>0.111324</text:p>
          </table:table-cell>
          <table:table-cell office:value-type="float" office:value="3.58264" calcext:value-type="float">
            <text:p>3.58264</text:p>
          </table:table-cell>
          <table:table-cell office:value-type="float" office:value="18.7668" calcext:value-type="float">
            <text:p>18.7668</text:p>
          </table:table-cell>
          <table:table-cell office:value-type="float" office:value="0.632437" calcext:value-type="float">
            <text:p>0.632437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office:value-type="float" office:value="0.546392" calcext:value-type="float">
            <text:p>0.546392</text:p>
          </table:table-cell>
          <table:table-cell office:value-type="float" office:value="0.308513" calcext:value-type="float">
            <text:p>0.308513</text:p>
          </table:table-cell>
          <table:table-cell office:value-type="float" office:value="0.10642" calcext:value-type="float">
            <text:p>0.10642</text:p>
          </table:table-cell>
          <table:table-cell office:value-type="float" office:value="3.22799" calcext:value-type="float">
            <text:p>3.22799</text:p>
          </table:table-cell>
          <table:table-cell office:value-type="float" office:value="19.5022" calcext:value-type="float">
            <text:p>19.5022</text:p>
          </table:table-cell>
          <table:table-cell office:value-type="float" office:value="0.627304" calcext:value-type="float">
            <text:p>0.627304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office:value-type="float" office:value="0.563451" calcext:value-type="float">
            <text:p>0.563451</text:p>
          </table:table-cell>
          <table:table-cell office:value-type="float" office:value="0.326427" calcext:value-type="float">
            <text:p>0.326427</text:p>
          </table:table-cell>
          <table:table-cell office:value-type="float" office:value="0.11743" calcext:value-type="float">
            <text:p>0.11743</text:p>
          </table:table-cell>
          <table:table-cell office:value-type="float" office:value="2.87026" calcext:value-type="float">
            <text:p>2.87026</text:p>
          </table:table-cell>
          <table:table-cell office:value-type="float" office:value="21.3193" calcext:value-type="float">
            <text:p>21.3193</text:p>
          </table:table-cell>
          <table:table-cell office:value-type="float" office:value="0.632645" calcext:value-type="float">
            <text:p>0.632645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office:value-type="float" office:value="0.573893" calcext:value-type="float">
            <text:p>0.573893</text:p>
          </table:table-cell>
          <table:table-cell office:value-type="float" office:value="0.337509" calcext:value-type="float">
            <text:p>0.337509</text:p>
          </table:table-cell>
          <table:table-cell office:value-type="float" office:value="0.123693" calcext:value-type="float">
            <text:p>0.123693</text:p>
          </table:table-cell>
          <table:table-cell office:value-type="float" office:value="2.75939" calcext:value-type="float">
            <text:p>2.75939</text:p>
          </table:table-cell>
          <table:table-cell office:value-type="float" office:value="22.1268" calcext:value-type="float">
            <text:p>22.1268</text:p>
          </table:table-cell>
          <table:table-cell office:value-type="float" office:value="0.638045" calcext:value-type="float">
            <text:p>0.638045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office:value-type="float" office:value="0.562885" calcext:value-type="float">
            <text:p>0.562885</text:p>
          </table:table-cell>
          <table:table-cell office:value-type="float" office:value="0.326673" calcext:value-type="float">
            <text:p>0.326673</text:p>
          </table:table-cell>
          <table:table-cell office:value-type="float" office:value="0.11758" calcext:value-type="float">
            <text:p>0.11758</text:p>
          </table:table-cell>
          <table:table-cell office:value-type="float" office:value="2.84377" calcext:value-type="float">
            <text:p>2.84377</text:p>
          </table:table-cell>
          <table:table-cell office:value-type="float" office:value="21.4288" calcext:value-type="float">
            <text:p>21.4288</text:p>
          </table:table-cell>
          <table:table-cell office:value-type="float" office:value="0.632728" calcext:value-type="float">
            <text:p>0.632728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office:value-type="float" office:value="0.568737" calcext:value-type="float">
            <text:p>0.568737</text:p>
          </table:table-cell>
          <table:table-cell office:value-type="float" office:value="0.331663" calcext:value-type="float">
            <text:p>0.331663</text:p>
          </table:table-cell>
          <table:table-cell office:value-type="float" office:value="0.119626" calcext:value-type="float">
            <text:p>0.119626</text:p>
          </table:table-cell>
          <table:table-cell office:value-type="float" office:value="2.62738" calcext:value-type="float">
            <text:p>2.62738</text:p>
          </table:table-cell>
          <table:table-cell office:value-type="float" office:value="22.4859" calcext:value-type="float">
            <text:p>22.4859</text:p>
          </table:table-cell>
          <table:table-cell office:value-type="float" office:value="0.637497" calcext:value-type="float">
            <text:p>0.637497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office:value-type="float" office:value="0.564703" calcext:value-type="float">
            <text:p>0.564703</text:p>
          </table:table-cell>
          <table:table-cell office:value-type="float" office:value="0.328465" calcext:value-type="float">
            <text:p>0.328465</text:p>
          </table:table-cell>
          <table:table-cell office:value-type="float" office:value="0.118472" calcext:value-type="float">
            <text:p>0.118472</text:p>
          </table:table-cell>
          <table:table-cell office:value-type="float" office:value="2.83901" calcext:value-type="float">
            <text:p>2.83901</text:p>
          </table:table-cell>
          <table:table-cell office:value-type="float" office:value="21.5073" calcext:value-type="float">
            <text:p>21.5073</text:p>
          </table:table-cell>
          <table:table-cell office:value-type="float" office:value="0.633971" calcext:value-type="float">
            <text:p>0.633971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office:value-type="float" office:value="0.56617" calcext:value-type="float">
            <text:p>0.56617</text:p>
          </table:table-cell>
          <table:table-cell office:value-type="float" office:value="0.32967" calcext:value-type="float">
            <text:p>0.32967</text:p>
          </table:table-cell>
          <table:table-cell office:value-type="float" office:value="0.11898" calcext:value-type="float">
            <text:p>0.11898</text:p>
          </table:table-cell>
          <table:table-cell office:value-type="float" office:value="2.68574" calcext:value-type="float">
            <text:p>2.68574</text:p>
          </table:table-cell>
          <table:table-cell office:value-type="float" office:value="22.167" calcext:value-type="float">
            <text:p>22.167</text:p>
          </table:table-cell>
          <table:table-cell office:value-type="float" office:value="0.635082" calcext:value-type="float">
            <text:p>0.63508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.567" calcext:value-type="float">
            <text:p>0.567</text:p>
          </table:table-cell>
          <table:table-cell office:value-type="float" office:value="0.330501" calcext:value-type="float">
            <text:p>0.330501</text:p>
          </table:table-cell>
          <table:table-cell office:value-type="float" office:value="0.119493" calcext:value-type="float">
            <text:p>0.119493</text:p>
          </table:table-cell>
          <table:table-cell office:value-type="float" office:value="2.68916" calcext:value-type="float">
            <text:p>2.68916</text:p>
          </table:table-cell>
          <table:table-cell office:value-type="float" office:value="22.1811" calcext:value-type="float">
            <text:p>22.1811</text:p>
          </table:table-cell>
          <table:table-cell office:value-type="float" office:value="0.635352" calcext:value-type="float">
            <text:p>0.63535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569738" calcext:value-type="float">
            <text:p>0.569738</text:p>
          </table:table-cell>
          <table:table-cell office:value-type="float" office:value="0.333312" calcext:value-type="float">
            <text:p>0.333312</text:p>
          </table:table-cell>
          <table:table-cell office:value-type="float" office:value="0.121179" calcext:value-type="float">
            <text:p>0.121179</text:p>
          </table:table-cell>
          <table:table-cell office:value-type="float" office:value="2.63017" calcext:value-type="float">
            <text:p>2.63017</text:p>
          </table:table-cell>
          <table:table-cell office:value-type="float" office:value="22.5307" calcext:value-type="float">
            <text:p>22.5307</text:p>
          </table:table-cell>
          <table:table-cell office:value-type="float" office:value="0.636417" calcext:value-type="float">
            <text:p>0.636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26905" calcext:value-type="float">
            <text:p>0.26905</text:p>
          </table:table-cell>
          <table:table-cell office:value-type="float" office:value="0.608622" calcext:value-type="float">
            <text:p>0.608622</text:p>
          </table:table-cell>
          <table:table-cell office:value-type="float" office:value="58.9155" calcext:value-type="float">
            <text:p>58.9155</text:p>
          </table:table-cell>
          <table:table-cell office:value-type="float" office:value="0.66641" calcext:value-type="float">
            <text:p>0.66641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70875" calcext:value-type="float">
            <text:p>0.70875</text:p>
          </table:table-cell>
          <table:table-cell office:value-type="float" office:value="0.502681" calcext:value-type="float">
            <text:p>0.502681</text:p>
          </table:table-cell>
          <table:table-cell office:value-type="float" office:value="0.253392" calcext:value-type="float">
            <text:p>0.253392</text:p>
          </table:table-cell>
          <table:table-cell office:value-type="float" office:value="1.31696" calcext:value-type="float">
            <text:p>1.31696</text:p>
          </table:table-cell>
          <table:table-cell office:value-type="float" office:value="39.3642" calcext:value-type="float">
            <text:p>39.3642</text:p>
          </table:table-cell>
          <table:table-cell office:value-type="float" office:value="0.665738" calcext:value-type="float">
            <text:p>0.665738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.62375" calcext:value-type="float">
            <text:p>0.62375</text:p>
          </table:table-cell>
          <table:table-cell office:value-type="float" office:value="0.389275" calcext:value-type="float">
            <text:p>0.389275</text:p>
          </table:table-cell>
          <table:table-cell office:value-type="float" office:value="0.151865" calcext:value-type="float">
            <text:p>0.151865</text:p>
          </table:table-cell>
          <table:table-cell office:value-type="float" office:value="0.736792" calcext:value-type="float">
            <text:p>0.736792</text:p>
          </table:table-cell>
          <table:table-cell office:value-type="float" office:value="46.3546" calcext:value-type="float">
            <text:p>46.3546</text:p>
          </table:table-cell>
          <table:table-cell office:value-type="float" office:value="0.66594" calcext:value-type="float">
            <text:p>0.66594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595938" calcext:value-type="float">
            <text:p>0.595938</text:p>
          </table:table-cell>
          <table:table-cell office:value-type="float" office:value="0.355933" calcext:value-type="float">
            <text:p>0.355933</text:p>
          </table:table-cell>
          <table:table-cell office:value-type="float" office:value="0.127823" calcext:value-type="float">
            <text:p>0.127823</text:p>
          </table:table-cell>
          <table:table-cell office:value-type="float" office:value="1.08747" calcext:value-type="float">
            <text:p>1.08747</text:p>
          </table:table-cell>
          <table:table-cell office:value-type="float" office:value="36.4316" calcext:value-type="float">
            <text:p>36.4316</text:p>
          </table:table-cell>
          <table:table-cell office:value-type="float" office:value="0.66368" calcext:value-type="float">
            <text:p>0.66368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577656" calcext:value-type="float">
            <text:p>0.577656</text:p>
          </table:table-cell>
          <table:table-cell office:value-type="float" office:value="0.334993" calcext:value-type="float">
            <text:p>0.334993</text:p>
          </table:table-cell>
          <table:table-cell office:value-type="float" office:value="0.113971" calcext:value-type="float">
            <text:p>0.113971</text:p>
          </table:table-cell>
          <table:table-cell office:value-type="float" office:value="1.82361" calcext:value-type="float">
            <text:p>1.82361</text:p>
          </table:table-cell>
          <table:table-cell office:value-type="float" office:value="27.211" calcext:value-type="float">
            <text:p>27.211</text:p>
          </table:table-cell>
          <table:table-cell office:value-type="float" office:value="0.661467" calcext:value-type="float">
            <text:p>0.661467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0.578672" calcext:value-type="float">
            <text:p>0.578672</text:p>
          </table:table-cell>
          <table:table-cell office:value-type="float" office:value="0.336913" calcext:value-type="float">
            <text:p>0.336913</text:p>
          </table:table-cell>
          <table:table-cell office:value-type="float" office:value="0.116185" calcext:value-type="float">
            <text:p>0.116185</text:p>
          </table:table-cell>
          <table:table-cell office:value-type="float" office:value="1.61874" calcext:value-type="float">
            <text:p>1.61874</text:p>
          </table:table-cell>
          <table:table-cell office:value-type="float" office:value="28.9877" calcext:value-type="float">
            <text:p>28.9877</text:p>
          </table:table-cell>
          <table:table-cell office:value-type="float" office:value="0.658813" calcext:value-type="float">
            <text:p>0.658813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office:value-type="float" office:value="0.462305" calcext:value-type="float">
            <text:p>0.462305</text:p>
          </table:table-cell>
          <table:table-cell office:value-type="float" office:value="0.223052" calcext:value-type="float">
            <text:p>0.223052</text:p>
          </table:table-cell>
          <table:table-cell office:value-type="float" office:value="0.0575281" calcext:value-type="float">
            <text:p>0.0575281</text:p>
          </table:table-cell>
          <table:table-cell office:value-type="float" office:value="2.85805" calcext:value-type="float">
            <text:p>2.85805</text:p>
          </table:table-cell>
          <table:table-cell office:value-type="float" office:value="17.5698" calcext:value-type="float">
            <text:p>17.5698</text:p>
          </table:table-cell>
          <table:table-cell office:value-type="float" office:value="0.614568" calcext:value-type="float">
            <text:p>0.614568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0.54834" calcext:value-type="float">
            <text:p>0.54834</text:p>
          </table:table-cell>
          <table:table-cell office:value-type="float" office:value="0.304878" calcext:value-type="float">
            <text:p>0.304878</text:p>
          </table:table-cell>
          <table:table-cell office:value-type="float" office:value="0.0980928" calcext:value-type="float">
            <text:p>0.0980928</text:p>
          </table:table-cell>
          <table:table-cell office:value-type="float" office:value="2.32105" calcext:value-type="float">
            <text:p>2.32105</text:p>
          </table:table-cell>
          <table:table-cell office:value-type="float" office:value="22.9464" calcext:value-type="float">
            <text:p>22.9464</text:p>
          </table:table-cell>
          <table:table-cell office:value-type="float" office:value="0.648226" calcext:value-type="float">
            <text:p>0.648226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office:value-type="float" office:value="0.535674" calcext:value-type="float">
            <text:p>0.535674</text:p>
          </table:table-cell>
          <table:table-cell office:value-type="float" office:value="0.293656" calcext:value-type="float">
            <text:p>0.293656</text:p>
          </table:table-cell>
          <table:table-cell office:value-type="float" office:value="0.0937369" calcext:value-type="float">
            <text:p>0.0937369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22.948" calcext:value-type="float">
            <text:p>22.948</text:p>
          </table:table-cell>
          <table:table-cell office:value-type="float" office:value="0.637664" calcext:value-type="float">
            <text:p>0.637664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473936" calcext:value-type="float">
            <text:p>0.473936</text:p>
          </table:table-cell>
          <table:table-cell office:value-type="float" office:value="0.232288" calcext:value-type="float">
            <text:p>0.232288</text:p>
          </table:table-cell>
          <table:table-cell office:value-type="float" office:value="0.059987" calcext:value-type="float">
            <text:p>0.059987</text:p>
          </table:table-cell>
          <table:table-cell office:value-type="float" office:value="2.99981" calcext:value-type="float">
            <text:p>2.99981</text:p>
          </table:table-cell>
          <table:table-cell office:value-type="float" office:value="17.4988" calcext:value-type="float">
            <text:p>17.4988</text:p>
          </table:table-cell>
          <table:table-cell office:value-type="float" office:value="0.629421" calcext:value-type="float">
            <text:p>0.629421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office:value-type="float" office:value="0.51627" calcext:value-type="float">
            <text:p>0.51627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0.0837813" calcext:value-type="float">
            <text:p>0.0837813</text:p>
          </table:table-cell>
          <table:table-cell office:value-type="float" office:value="2.2916" calcext:value-type="float">
            <text:p>2.2916</text:p>
          </table:table-cell>
          <table:table-cell office:value-type="float" office:value="21.9081" calcext:value-type="float">
            <text:p>21.9081</text:p>
          </table:table-cell>
          <table:table-cell office:value-type="float" office:value="0.630419" calcext:value-type="float">
            <text:p>0.630419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office:value-type="float" office:value="0.502349" calcext:value-type="float">
            <text:p>0.502349</text:p>
          </table:table-cell>
          <table:table-cell office:value-type="float" office:value="0.261086" calcext:value-type="float">
            <text:p>0.261086</text:p>
          </table:table-cell>
          <table:table-cell office:value-type="float" office:value="0.0765878" calcext:value-type="float">
            <text:p>0.0765878</text:p>
          </table:table-cell>
          <table:table-cell office:value-type="float" office:value="2.78319" calcext:value-type="float">
            <text:p>2.78319</text:p>
          </table:table-cell>
          <table:table-cell office:value-type="float" office:value="19.3163" calcext:value-type="float">
            <text:p>19.3163</text:p>
          </table:table-cell>
          <table:table-cell office:value-type="float" office:value="0.625485" calcext:value-type="float">
            <text:p>0.625485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office:value-type="float" office:value="0.505981" calcext:value-type="float">
            <text:p>0.505981</text:p>
          </table:table-cell>
          <table:table-cell office:value-type="float" office:value="0.265434" calcext:value-type="float">
            <text:p>0.265434</text:p>
          </table:table-cell>
          <table:table-cell office:value-type="float" office:value="0.0793937" calcext:value-type="float">
            <text:p>0.0793937</text:p>
          </table:table-cell>
          <table:table-cell office:value-type="float" office:value="2.75452" calcext:value-type="float">
            <text:p>2.75452</text:p>
          </table:table-cell>
          <table:table-cell office:value-type="float" office:value="19.5846" calcext:value-type="float">
            <text:p>19.5846</text:p>
          </table:table-cell>
          <table:table-cell office:value-type="float" office:value="0.624379" calcext:value-type="float">
            <text:p>0.624379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office:value-type="float" office:value="0.494107" calcext:value-type="float">
            <text:p>0.494107</text:p>
          </table:table-cell>
          <table:table-cell office:value-type="float" office:value="0.254622" calcext:value-type="float">
            <text:p>0.254622</text:p>
          </table:table-cell>
          <table:table-cell office:value-type="float" office:value="0.0739106" calcext:value-type="float">
            <text:p>0.0739106</text:p>
          </table:table-cell>
          <table:table-cell office:value-type="float" office:value="3.07674" calcext:value-type="float">
            <text:p>3.07674</text:p>
          </table:table-cell>
          <table:table-cell office:value-type="float" office:value="18.1096" calcext:value-type="float">
            <text:p>18.1096</text:p>
          </table:table-cell>
          <table:table-cell office:value-type="float" office:value="0.619991" calcext:value-type="float">
            <text:p>0.619991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office:value-type="float" office:value="0.490051" calcext:value-type="float">
            <text:p>0.490051</text:p>
          </table:table-cell>
          <table:table-cell office:value-type="float" office:value="0.249969" calcext:value-type="float">
            <text:p>0.249969</text:p>
          </table:table-cell>
          <table:table-cell office:value-type="float" office:value="0.0711451" calcext:value-type="float">
            <text:p>0.0711451</text:p>
          </table:table-cell>
          <table:table-cell office:value-type="float" office:value="3.2225" calcext:value-type="float">
            <text:p>3.2225</text:p>
          </table:table-cell>
          <table:table-cell office:value-type="float" office:value="17.5146" calcext:value-type="float">
            <text:p>17.5146</text:p>
          </table:table-cell>
          <table:table-cell office:value-type="float" office:value="0.620465" calcext:value-type="float">
            <text:p>0.620465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office:value-type="float" office:value="0.489052" calcext:value-type="float">
            <text:p>0.489052</text:p>
          </table:table-cell>
          <table:table-cell office:value-type="float" office:value="0.249389" calcext:value-type="float">
            <text:p>0.249389</text:p>
          </table:table-cell>
          <table:table-cell office:value-type="float" office:value="0.0711092" calcext:value-type="float">
            <text:p>0.0711092</text:p>
          </table:table-cell>
          <table:table-cell office:value-type="float" office:value="3.27983" calcext:value-type="float">
            <text:p>3.27983</text:p>
          </table:table-cell>
          <table:table-cell office:value-type="float" office:value="17.3349" calcext:value-type="float">
            <text:p>17.3349</text:p>
          </table:table-cell>
          <table:table-cell office:value-type="float" office:value="0.618891" calcext:value-type="float">
            <text:p>0.618891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office:value-type="float" office:value="0.494104" calcext:value-type="float">
            <text:p>0.494104</text:p>
          </table:table-cell>
          <table:table-cell office:value-type="float" office:value="0.254356" calcext:value-type="float">
            <text:p>0.254356</text:p>
          </table:table-cell>
          <table:table-cell office:value-type="float" office:value="0.0737851" calcext:value-type="float">
            <text:p>0.0737851</text:p>
          </table:table-cell>
          <table:table-cell office:value-type="float" office:value="3.17017" calcext:value-type="float">
            <text:p>3.17017</text:p>
          </table:table-cell>
          <table:table-cell office:value-type="float" office:value="17.8227" calcext:value-type="float">
            <text:p>17.8227</text:p>
          </table:table-cell>
          <table:table-cell office:value-type="float" office:value="0.619842" calcext:value-type="float">
            <text:p>0.619842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.490133" calcext:value-type="float">
            <text:p>0.490133</text:p>
          </table:table-cell>
          <table:table-cell office:value-type="float" office:value="0.250696" calcext:value-type="float">
            <text:p>0.250696</text:p>
          </table:table-cell>
          <table:table-cell office:value-type="float" office:value="0.0719664" calcext:value-type="float">
            <text:p>0.0719664</text:p>
          </table:table-cell>
          <table:table-cell office:value-type="float" office:value="3.20898" calcext:value-type="float">
            <text:p>3.20898</text:p>
          </table:table-cell>
          <table:table-cell office:value-type="float" office:value="17.579" calcext:value-type="float">
            <text:p>17.579</text:p>
          </table:table-cell>
          <table:table-cell office:value-type="float" office:value="0.618307" calcext:value-type="float">
            <text:p>0.618307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489812" calcext:value-type="float">
            <text:p>0.489812</text:p>
          </table:table-cell>
          <table:table-cell office:value-type="float" office:value="0.250107" calcext:value-type="float">
            <text:p>0.250107</text:p>
          </table:table-cell>
          <table:table-cell office:value-type="float" office:value="0.0714946" calcext:value-type="float">
            <text:p>0.0714946</text:p>
          </table:table-cell>
          <table:table-cell office:value-type="float" office:value="3.23418" calcext:value-type="float">
            <text:p>3.23418</text:p>
          </table:table-cell>
          <table:table-cell office:value-type="float" office:value="17.4869" calcext:value-type="float">
            <text:p>17.4869</text:p>
          </table:table-cell>
          <table:table-cell office:value-type="float" office:value="0.619023" calcext:value-type="float">
            <text:p>0.619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0.382044" calcext:value-type="float">
            <text:p>0.382044</text:p>
          </table:table-cell>
          <table:table-cell office:value-type="float" office:value="0.140262" calcext:value-type="float">
            <text:p>0.140262</text:p>
          </table:table-cell>
          <table:table-cell office:value-type="float" office:value="134.018" calcext:value-type="float">
            <text:p>134.018</text:p>
          </table:table-cell>
          <table:table-cell office:value-type="float" office:value="0.665317" calcext:value-type="float">
            <text:p>0.665317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.675</text:p>
          </table:table-cell>
          <table:table-cell office:value-type="float" office:value="0.456713" calcext:value-type="float">
            <text:p>0.456713</text:p>
          </table:table-cell>
          <table:table-cell office:value-type="float" office:value="0.21053" calcext:value-type="float">
            <text:p>0.21053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69.7285" calcext:value-type="float">
            <text:p>69.7285</text:p>
          </table:table-cell>
          <table:table-cell office:value-type="float" office:value="0.66356" calcext:value-type="float">
            <text:p>0.6635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706" calcext:value-type="float">
            <text:p>0.356706</text:p>
          </table:table-cell>
          <table:table-cell office:value-type="float" office:value="0.131146" calcext:value-type="float">
            <text:p>0.131146</text:p>
          </table:table-cell>
          <table:table-cell office:value-type="float" office:value="2.03456" calcext:value-type="float">
            <text:p>2.03456</text:p>
          </table:table-cell>
          <table:table-cell office:value-type="float" office:value="26.5748" calcext:value-type="float">
            <text:p>26.5748</text:p>
          </table:table-cell>
          <table:table-cell office:value-type="float" office:value="0.656431" calcext:value-type="float">
            <text:p>0.656431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515" calcext:value-type="float">
            <text:p>0.515</text:p>
          </table:table-cell>
          <table:table-cell office:value-type="float" office:value="0.266184" calcext:value-type="float">
            <text:p>0.266184</text:p>
          </table:table-cell>
          <table:table-cell office:value-type="float" office:value="0.0718801" calcext:value-type="float">
            <text:p>0.0718801</text:p>
          </table:table-cell>
          <table:table-cell office:value-type="float" office:value="0.864299" calcext:value-type="float">
            <text:p>0.864299</text:p>
          </table:table-cell>
          <table:table-cell office:value-type="float" office:value="35.3311" calcext:value-type="float">
            <text:p>35.3311</text:p>
          </table:table-cell>
          <table:table-cell office:value-type="float" office:value="0.66184" calcext:value-type="float">
            <text:p>0.66184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0.488906" calcext:value-type="float">
            <text:p>0.488906</text:p>
          </table:table-cell>
          <table:table-cell office:value-type="float" office:value="0.240366" calcext:value-type="float">
            <text:p>0.240366</text:p>
          </table:table-cell>
          <table:table-cell office:value-type="float" office:value="0.0590727" calcext:value-type="float">
            <text:p>0.0590727</text:p>
          </table:table-cell>
          <table:table-cell office:value-type="float" office:value="3.83642" calcext:value-type="float">
            <text:p>3.83642</text:p>
          </table:table-cell>
          <table:table-cell office:value-type="float" office:value="15.6783" calcext:value-type="float">
            <text:p>15.6783</text:p>
          </table:table-cell>
          <table:table-cell office:value-type="float" office:value="0.659186" calcext:value-type="float">
            <text:p>0.65918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office:value-type="float" office:value="0.579766" calcext:value-type="float">
            <text:p>0.579766</text:p>
          </table:table-cell>
          <table:table-cell office:value-type="float" office:value="0.338721" calcext:value-type="float">
            <text:p>0.338721</text:p>
          </table:table-cell>
          <table:table-cell office:value-type="float" office:value="0.118117" calcext:value-type="float">
            <text:p>0.118117</text:p>
          </table:table-cell>
          <table:table-cell office:value-type="float" office:value="0.911843" calcext:value-type="float">
            <text:p>0.911843</text:p>
          </table:table-cell>
          <table:table-cell office:value-type="float" office:value="38.8295" calcext:value-type="float">
            <text:p>38.8295</text:p>
          </table:table-cell>
          <table:table-cell office:value-type="float" office:value="0.656831" calcext:value-type="float">
            <text:p>0.656831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0.484453" calcext:value-type="float">
            <text:p>0.484453</text:p>
          </table:table-cell>
          <table:table-cell office:value-type="float" office:value="0.237455" calcext:value-type="float">
            <text:p>0.237455</text:p>
          </table:table-cell>
          <table:table-cell office:value-type="float" office:value="0.0590231" calcext:value-type="float">
            <text:p>0.0590231</text:p>
          </table:table-cell>
          <table:table-cell office:value-type="float" office:value="2.37829" calcext:value-type="float">
            <text:p>2.37829</text:p>
          </table:table-cell>
          <table:table-cell office:value-type="float" office:value="19.9443" calcext:value-type="float">
            <text:p>19.9443</text:p>
          </table:table-cell>
          <table:table-cell office:value-type="float" office:value="0.65107" calcext:value-type="float">
            <text:p>0.65107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office:value-type="float" office:value="0.385488" calcext:value-type="float">
            <text:p>0.385488</text:p>
          </table:table-cell>
          <table:table-cell office:value-type="float" office:value="0.161567" calcext:value-type="float">
            <text:p>0.161567</text:p>
          </table:table-cell>
          <table:table-cell office:value-type="float" office:value="0.0321763" calcext:value-type="float">
            <text:p>0.0321763</text:p>
          </table:table-cell>
          <table:table-cell office:value-type="float" office:value="3.85818" calcext:value-type="float">
            <text:p>3.85818</text:p>
          </table:table-cell>
          <table:table-cell office:value-type="float" office:value="12.6849" calcext:value-type="float">
            <text:p>12.6849</text:p>
          </table:table-cell>
          <table:table-cell office:value-type="float" office:value="0.589123" calcext:value-type="float">
            <text:p>0.589123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office:value-type="float" office:value="0.415215" calcext:value-type="float">
            <text:p>0.415215</text:p>
          </table:table-cell>
          <table:table-cell office:value-type="float" office:value="0.189138" calcext:value-type="float">
            <text:p>0.189138</text:p>
          </table:table-cell>
          <table:table-cell office:value-type="float" office:value="0.0467824" calcext:value-type="float">
            <text:p>0.0467824</text:p>
          </table:table-cell>
          <table:table-cell office:value-type="float" office:value="3.43063" calcext:value-type="float">
            <text:p>3.43063</text:p>
          </table:table-cell>
          <table:table-cell office:value-type="float" office:value="14.6654" calcext:value-type="float">
            <text:p>14.6654</text:p>
          </table:table-cell>
          <table:table-cell office:value-type="float" office:value="0.564083" calcext:value-type="float">
            <text:p>0.564083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435078" calcext:value-type="float">
            <text:p>0.435078</text:p>
          </table:table-cell>
          <table:table-cell office:value-type="float" office:value="0.198032" calcext:value-type="float">
            <text:p>0.198032</text:p>
          </table:table-cell>
          <table:table-cell office:value-type="float" office:value="0.0451589" calcext:value-type="float">
            <text:p>0.0451589</text:p>
          </table:table-cell>
          <table:table-cell office:value-type="float" office:value="3.12771" calcext:value-type="float">
            <text:p>3.12771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0.616159" calcext:value-type="float">
            <text:p>0.616159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office:value-type="float" office:value="0.431594" calcext:value-type="float">
            <text:p>0.431594</text:p>
          </table:table-cell>
          <table:table-cell office:value-type="float" office:value="0.194447" calcext:value-type="float">
            <text:p>0.194447</text:p>
          </table:table-cell>
          <table:table-cell office:value-type="float" office:value="0.0434098" calcext:value-type="float">
            <text:p>0.0434098</text:p>
          </table:table-cell>
          <table:table-cell office:value-type="float" office:value="3.1056" calcext:value-type="float">
            <text:p>3.1056</text:p>
          </table:table-cell>
          <table:table-cell office:value-type="float" office:value="15.6728" calcext:value-type="float">
            <text:p>15.6728</text:p>
          </table:table-cell>
          <table:table-cell office:value-type="float" office:value="0.617296" calcext:value-type="float">
            <text:p>0.61729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office:value-type="float" office:value="0.418727" calcext:value-type="float">
            <text:p>0.418727</text:p>
          </table:table-cell>
          <table:table-cell office:value-type="float" office:value="0.185179" calcext:value-type="float">
            <text:p>0.185179</text:p>
          </table:table-cell>
          <table:table-cell office:value-type="float" office:value="0.0408148" calcext:value-type="float">
            <text:p>0.0408148</text:p>
          </table:table-cell>
          <table:table-cell office:value-type="float" office:value="3.0958" calcext:value-type="float">
            <text:p>3.0958</text:p>
          </table:table-cell>
          <table:table-cell office:value-type="float" office:value="15.3041" calcext:value-type="float">
            <text:p>15.3041</text:p>
          </table:table-cell>
          <table:table-cell office:value-type="float" office:value="0.603255" calcext:value-type="float">
            <text:p>0.603255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418856" calcext:value-type="float">
            <text:p>0.418856</text:p>
          </table:table-cell>
          <table:table-cell office:value-type="float" office:value="0.186747" calcext:value-type="float">
            <text:p>0.186747</text:p>
          </table:table-cell>
          <table:table-cell office:value-type="float" office:value="0.0422231" calcext:value-type="float">
            <text:p>0.0422231</text:p>
          </table:table-cell>
          <table:table-cell office:value-type="float" office:value="3.37011" calcext:value-type="float">
            <text:p>3.37011</text:p>
          </table:table-cell>
          <table:table-cell office:value-type="float" office:value="14.7044" calcext:value-type="float">
            <text:p>14.7044</text:p>
          </table:table-cell>
          <table:table-cell office:value-type="float" office:value="0.596429" calcext:value-type="float">
            <text:p>0.596429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office:value-type="float" office:value="0.424682" calcext:value-type="float">
            <text:p>0.424682</text:p>
          </table:table-cell>
          <table:table-cell office:value-type="float" office:value="0.193045" calcext:value-type="float">
            <text:p>0.193045</text:p>
          </table:table-cell>
          <table:table-cell office:value-type="float" office:value="0.0454583" calcext:value-type="float">
            <text:p>0.0454583</text:p>
          </table:table-cell>
          <table:table-cell office:value-type="float" office:value="3.42055" calcext:value-type="float">
            <text:p>3.42055</text:p>
          </table:table-cell>
          <table:table-cell office:value-type="float" office:value="14.846" calcext:value-type="float">
            <text:p>14.846</text:p>
          </table:table-cell>
          <table:table-cell office:value-type="float" office:value="0.593393" calcext:value-type="float">
            <text:p>0.593393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office:value-type="float" office:value="0.430004" calcext:value-type="float">
            <text:p>0.430004</text:p>
          </table:table-cell>
          <table:table-cell office:value-type="float" office:value="0.194472" calcext:value-type="float">
            <text:p>0.194472</text:p>
          </table:table-cell>
          <table:table-cell office:value-type="float" office:value="0.0445299" calcext:value-type="float">
            <text:p>0.0445299</text:p>
          </table:table-cell>
          <table:table-cell office:value-type="float" office:value="3.4799" calcext:value-type="float">
            <text:p>3.4799</text:p>
          </table:table-cell>
          <table:table-cell office:value-type="float" office:value="14.7698" calcext:value-type="float">
            <text:p>14.7698</text:p>
          </table:table-cell>
          <table:table-cell office:value-type="float" office:value="0.60752" calcext:value-type="float">
            <text:p>0.60752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office:value-type="float" office:value="0.429978" calcext:value-type="float">
            <text:p>0.429978</text:p>
          </table:table-cell>
          <table:table-cell office:value-type="float" office:value="0.195281" calcext:value-type="float">
            <text:p>0.195281</text:p>
          </table:table-cell>
          <table:table-cell office:value-type="float" office:value="0.0452207" calcext:value-type="float">
            <text:p>0.0452207</text:p>
          </table:table-cell>
          <table:table-cell office:value-type="float" office:value="3.26377" calcext:value-type="float">
            <text:p>3.26377</text:p>
          </table:table-cell>
          <table:table-cell office:value-type="float" office:value="15.3063" calcext:value-type="float">
            <text:p>15.3063</text:p>
          </table:table-cell>
          <table:table-cell office:value-type="float" office:value="0.604729" calcext:value-type="float">
            <text:p>0.604729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0.424031" calcext:value-type="float">
            <text:p>0.424031</text:p>
          </table:table-cell>
          <table:table-cell office:value-type="float" office:value="0.190517" calcext:value-type="float">
            <text:p>0.190517</text:p>
          </table:table-cell>
          <table:table-cell office:value-type="float" office:value="0.0434282" calcext:value-type="float">
            <text:p>0.0434282</text:p>
          </table:table-cell>
          <table:table-cell office:value-type="float" office:value="3.47925" calcext:value-type="float">
            <text:p>3.47925</text:p>
          </table:table-cell>
          <table:table-cell office:value-type="float" office:value="14.6132" calcext:value-type="float">
            <text:p>14.6132</text:p>
          </table:table-cell>
          <table:table-cell office:value-type="float" office:value="0.601172" calcext:value-type="float">
            <text:p>0.601172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office:value-type="float" office:value="0.427407" calcext:value-type="float">
            <text:p>0.427407</text:p>
          </table:table-cell>
          <table:table-cell office:value-type="float" office:value="0.193069" calcext:value-type="float">
            <text:p>0.193069</text:p>
          </table:table-cell>
          <table:table-cell office:value-type="float" office:value="0.0443544" calcext:value-type="float">
            <text:p>0.0443544</text:p>
          </table:table-cell>
          <table:table-cell office:value-type="float" office:value="3.33342" calcext:value-type="float">
            <text:p>3.33342</text:p>
          </table:table-cell>
          <table:table-cell office:value-type="float" office:value="15.0486" calcext:value-type="float">
            <text:p>15.0486</text:p>
          </table:table-cell>
          <table:table-cell office:value-type="float" office:value="0.603364" calcext:value-type="float">
            <text:p>0.603364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428489" calcext:value-type="float">
            <text:p>0.428489</text:p>
          </table:table-cell>
          <table:table-cell office:value-type="float" office:value="0.194119" calcext:value-type="float">
            <text:p>0.194119</text:p>
          </table:table-cell>
          <table:table-cell office:value-type="float" office:value="0.0448285" calcext:value-type="float">
            <text:p>0.0448285</text:p>
          </table:table-cell>
          <table:table-cell office:value-type="float" office:value="3.34767" calcext:value-type="float">
            <text:p>3.34767</text:p>
          </table:table-cell>
          <table:table-cell office:value-type="float" office:value="15.0578" calcext:value-type="float">
            <text:p>15.0578</text:p>
          </table:table-cell>
          <table:table-cell office:value-type="float" office:value="0.603451" calcext:value-type="float">
            <text:p>0.6034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4085" calcext:value-type="float">
            <text:p>0.54085</text:p>
          </table:table-cell>
          <table:table-cell office:value-type="float" office:value="0.293869" calcext:value-type="float">
            <text:p>0.293869</text:p>
          </table:table-cell>
          <table:table-cell office:value-type="float" office:value="0.271995" calcext:value-type="float">
            <text:p>0.271995</text:p>
          </table:table-cell>
          <table:table-cell office:value-type="float" office:value="90.085" calcext:value-type="float">
            <text:p>90.085</text:p>
          </table:table-cell>
          <table:table-cell office:value-type="float" office:value="0.665128" calcext:value-type="float">
            <text:p>0.665128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394038" calcext:value-type="float">
            <text:p>0.394038</text:p>
          </table:table-cell>
          <table:table-cell office:value-type="float" office:value="0.155699" calcext:value-type="float">
            <text:p>0.155699</text:p>
          </table:table-cell>
          <table:table-cell office:value-type="float" office:value="0.783605" calcext:value-type="float">
            <text:p>0.783605</text:p>
          </table:table-cell>
          <table:table-cell office:value-type="float" office:value="45.2174" calcext:value-type="float">
            <text:p>45.2174</text:p>
          </table:table-cell>
          <table:table-cell office:value-type="float" office:value="0.665736" calcext:value-type="float">
            <text:p>0.665736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285619" calcext:value-type="float">
            <text:p>0.285619</text:p>
          </table:table-cell>
          <table:table-cell office:value-type="float" office:value="0.0854764" calcext:value-type="float">
            <text:p>0.0854764</text:p>
          </table:table-cell>
          <table:table-cell office:value-type="float" office:value="1.90323" calcext:value-type="float">
            <text:p>1.90323</text:p>
          </table:table-cell>
          <table:table-cell office:value-type="float" office:value="24.5566" calcext:value-type="float">
            <text:p>24.5566</text:p>
          </table:table-cell>
          <table:table-cell office:value-type="float" office:value="0.650738" calcext:value-type="float">
            <text:p>0.650738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.423438" calcext:value-type="float">
            <text:p>0.423438</text:p>
          </table:table-cell>
          <table:table-cell office:value-type="float" office:value="0.182073" calcext:value-type="float">
            <text:p>0.182073</text:p>
          </table:table-cell>
          <table:table-cell office:value-type="float" office:value="0.0351172" calcext:value-type="float">
            <text:p>0.0351172</text:p>
          </table:table-cell>
          <table:table-cell office:value-type="float" office:value="3.72649" calcext:value-type="float">
            <text:p>3.72649</text:p>
          </table:table-cell>
          <table:table-cell office:value-type="float" office:value="13.7637" calcext:value-type="float">
            <text:p>13.7637</text:p>
          </table:table-cell>
          <table:table-cell office:value-type="float" office:value="0.646893" calcext:value-type="float">
            <text:p>0.646893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337188" calcext:value-type="float">
            <text:p>0.337188</text:p>
          </table:table-cell>
          <table:table-cell office:value-type="float" office:value="0.116575" calcext:value-type="float">
            <text:p>0.116575</text:p>
          </table:table-cell>
          <table:table-cell office:value-type="float" office:value="0.0150011" calcext:value-type="float">
            <text:p>0.0150011</text:p>
          </table:table-cell>
          <table:table-cell office:value-type="float" office:value="1.89702" calcext:value-type="float">
            <text:p>1.89702</text:p>
          </table:table-cell>
          <table:table-cell office:value-type="float" office:value="15.5208" calcext:value-type="float">
            <text:p>15.5208</text:p>
          </table:table-cell>
          <table:table-cell office:value-type="float" office:value="0.632048" calcext:value-type="float">
            <text:p>0.632048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0.270547" calcext:value-type="float">
            <text:p>0.270547</text:p>
          </table:table-cell>
          <table:table-cell office:value-type="float" office:value="0.0794855" calcext:value-type="float">
            <text:p>0.0794855</text:p>
          </table:table-cell>
          <table:table-cell office:value-type="float" office:value="0.00805927" calcext:value-type="float">
            <text:p>0.00805927</text:p>
          </table:table-cell>
          <table:table-cell office:value-type="float" office:value="3.31372" calcext:value-type="float">
            <text:p>3.31372</text:p>
          </table:table-cell>
          <table:table-cell office:value-type="float" office:value="9.3703" calcext:value-type="float">
            <text:p>9.3703</text:p>
          </table:table-cell>
          <table:table-cell office:value-type="float" office:value="0.574795" calcext:value-type="float">
            <text:p>0.574795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office:value-type="float" office:value="0.350195" calcext:value-type="float">
            <text:p>0.350195</text:p>
          </table:table-cell>
          <table:table-cell office:value-type="float" office:value="0.133526" calcext:value-type="float">
            <text:p>0.133526</text:p>
          </table:table-cell>
          <table:table-cell office:value-type="float" office:value="0.0238715" calcext:value-type="float">
            <text:p>0.0238715</text:p>
          </table:table-cell>
          <table:table-cell office:value-type="float" office:value="3.52392" calcext:value-type="float">
            <text:p>3.52392</text:p>
          </table:table-cell>
          <table:table-cell office:value-type="float" office:value="12.0259" calcext:value-type="float">
            <text:p>12.0259</text:p>
          </table:table-cell>
          <table:table-cell office:value-type="float" office:value="0.553703" calcext:value-type="float">
            <text:p>0.553703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110543" calcext:value-type="float">
            <text:p>0.110543</text:p>
          </table:table-cell>
          <table:table-cell office:value-type="float" office:value="0.0154566" calcext:value-type="float">
            <text:p>0.0154566</text:p>
          </table:table-cell>
          <table:table-cell office:value-type="float" office:value="5.60757" calcext:value-type="float">
            <text:p>5.60757</text:p>
          </table:table-cell>
          <table:table-cell office:value-type="float" office:value="8.38684" calcext:value-type="float">
            <text:p>8.38684</text:p>
          </table:table-cell>
          <table:table-cell office:value-type="float" office:value="0.578373" calcext:value-type="float">
            <text:p>0.578373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office:value-type="float" office:value="0.390977" calcext:value-type="float">
            <text:p>0.390977</text:p>
          </table:table-cell>
          <table:table-cell office:value-type="float" office:value="0.15792" calcext:value-type="float">
            <text:p>0.15792</text:p>
          </table:table-cell>
          <table:table-cell office:value-type="float" office:value="0.0279421" calcext:value-type="float">
            <text:p>0.0279421</text:p>
          </table:table-cell>
          <table:table-cell office:value-type="float" office:value="3.28506" calcext:value-type="float">
            <text:p>3.28506</text:p>
          </table:table-cell>
          <table:table-cell office:value-type="float" office:value="13.6464" calcext:value-type="float">
            <text:p>13.6464</text:p>
          </table:table-cell>
          <table:table-cell office:value-type="float" office:value="0.626524" calcext:value-type="float">
            <text:p>0.626524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0.356606" calcext:value-type="float">
            <text:p>0.356606</text:p>
          </table:table-cell>
          <table:table-cell office:value-type="float" office:value="0.136474" calcext:value-type="float">
            <text:p>0.136474</text:p>
          </table:table-cell>
          <table:table-cell office:value-type="float" office:value="0.0235218" calcext:value-type="float">
            <text:p>0.0235218</text:p>
          </table:table-cell>
          <table:table-cell office:value-type="float" office:value="4.3635" calcext:value-type="float">
            <text:p>4.3635</text:p>
          </table:table-cell>
          <table:table-cell office:value-type="float" office:value="10.8439" calcext:value-type="float">
            <text:p>10.8439</text:p>
          </table:table-cell>
          <table:table-cell office:value-type="float" office:value="0.57903" calcext:value-type="float">
            <text:p>0.57903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office:value-type="float" office:value="0.391094" calcext:value-type="float">
            <text:p>0.391094</text:p>
          </table:table-cell>
          <table:table-cell office:value-type="float" office:value="0.165056" calcext:value-type="float">
            <text:p>0.165056</text:p>
          </table:table-cell>
          <table:table-cell office:value-type="float" office:value="0.0333805" calcext:value-type="float">
            <text:p>0.0333805</text:p>
          </table:table-cell>
          <table:table-cell office:value-type="float" office:value="2.67537" calcext:value-type="float">
            <text:p>2.67537</text:p>
          </table:table-cell>
          <table:table-cell office:value-type="float" office:value="15.5528" calcext:value-type="float">
            <text:p>15.5528</text:p>
          </table:table-cell>
          <table:table-cell office:value-type="float" office:value="0.591576" calcext:value-type="float">
            <text:p>0.591576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office:value-type="float" office:value="0.387832" calcext:value-type="float">
            <text:p>0.387832</text:p>
          </table:table-cell>
          <table:table-cell office:value-type="float" office:value="0.159818" calcext:value-type="float">
            <text:p>0.159818</text:p>
          </table:table-cell>
          <table:table-cell office:value-type="float" office:value="0.0308321" calcext:value-type="float">
            <text:p>0.0308321</text:p>
          </table:table-cell>
          <table:table-cell office:value-type="float" office:value="3.03207" calcext:value-type="float">
            <text:p>3.03207</text:p>
          </table:table-cell>
          <table:table-cell office:value-type="float" office:value="14.3239" calcext:value-type="float">
            <text:p>14.3239</text:p>
          </table:table-cell>
          <table:table-cell office:value-type="float" office:value="0.597628" calcext:value-type="float">
            <text:p>0.597628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.38774" calcext:value-type="float">
            <text:p>0.38774</text:p>
          </table:table-cell>
          <table:table-cell office:value-type="float" office:value="0.159082" calcext:value-type="float">
            <text:p>0.159082</text:p>
          </table:table-cell>
          <table:table-cell office:value-type="float" office:value="0.0303686" calcext:value-type="float">
            <text:p>0.0303686</text:p>
          </table:table-cell>
          <table:table-cell office:value-type="float" office:value="3.35214" calcext:value-type="float">
            <text:p>3.35214</text:p>
          </table:table-cell>
          <table:table-cell office:value-type="float" office:value="13.554" calcext:value-type="float">
            <text:p>13.554</text:p>
          </table:table-cell>
          <table:table-cell office:value-type="float" office:value="0.600001" calcext:value-type="float">
            <text:p>0.600001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office:value-type="float" office:value="0.38419" calcext:value-type="float">
            <text:p>0.38419</text:p>
          </table:table-cell>
          <table:table-cell office:value-type="float" office:value="0.157434" calcext:value-type="float">
            <text:p>0.157434</text:p>
          </table:table-cell>
          <table:table-cell office:value-type="float" office:value="0.0303127" calcext:value-type="float">
            <text:p>0.0303127</text:p>
          </table:table-cell>
          <table:table-cell office:value-type="float" office:value="3.1886" calcext:value-type="float">
            <text:p>3.1886</text:p>
          </table:table-cell>
          <table:table-cell office:value-type="float" office:value="13.8399" calcext:value-type="float">
            <text:p>13.8399</text:p>
          </table:table-cell>
          <table:table-cell office:value-type="float" office:value="0.592329" calcext:value-type="float">
            <text:p>0.592329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office:value-type="float" office:value="0.375844" calcext:value-type="float">
            <text:p>0.375844</text:p>
          </table:table-cell>
          <table:table-cell office:value-type="float" office:value="0.151025" calcext:value-type="float">
            <text:p>0.151025</text:p>
          </table:table-cell>
          <table:table-cell office:value-type="float" office:value="0.0281313" calcext:value-type="float">
            <text:p>0.0281313</text:p>
          </table:table-cell>
          <table:table-cell office:value-type="float" office:value="3.38126" calcext:value-type="float">
            <text:p>3.38126</text:p>
          </table:table-cell>
          <table:table-cell office:value-type="float" office:value="13.1264" calcext:value-type="float">
            <text:p>13.1264</text:p>
          </table:table-cell>
          <table:table-cell office:value-type="float" office:value="0.588877" calcext:value-type="float">
            <text:p>0.588877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office:value-type="float" office:value="0.381472" calcext:value-type="float">
            <text:p>0.381472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0293262" calcext:value-type="float">
            <text:p>0.0293262</text:p>
          </table:table-cell>
          <table:table-cell office:value-type="float" office:value="3.26799" calcext:value-type="float">
            <text:p>3.26799</text:p>
          </table:table-cell>
          <table:table-cell office:value-type="float" office:value="13.5549" calcext:value-type="float">
            <text:p>13.5549</text:p>
          </table:table-cell>
          <table:table-cell office:value-type="float" office:value="0.59369" calcext:value-type="float">
            <text:p>0.59369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office:value-type="float" office:value="0.383841" calcext:value-type="float">
            <text:p>0.383841</text:p>
          </table:table-cell>
          <table:table-cell office:value-type="float" office:value="0.157156" calcext:value-type="float">
            <text:p>0.157156</text:p>
          </table:table-cell>
          <table:table-cell office:value-type="float" office:value="0.0302175" calcext:value-type="float">
            <text:p>0.0302175</text:p>
          </table:table-cell>
          <table:table-cell office:value-type="float" office:value="3.21825" calcext:value-type="float">
            <text:p>3.21825</text:p>
          </table:table-cell>
          <table:table-cell office:value-type="float" office:value="13.7598" calcext:value-type="float">
            <text:p>13.7598</text:p>
          </table:table-cell>
          <table:table-cell office:value-type="float" office:value="0.592172" calcext:value-type="float">
            <text:p>0.592172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0.381492" calcext:value-type="float">
            <text:p>0.381492</text:p>
          </table:table-cell>
          <table:table-cell office:value-type="float" office:value="0.155127" calcext:value-type="float">
            <text:p>0.155127</text:p>
          </table:table-cell>
          <table:table-cell office:value-type="float" office:value="0.0294109" calcext:value-type="float">
            <text:p>0.0294109</text:p>
          </table:table-cell>
          <table:table-cell office:value-type="float" office:value="3.21139" calcext:value-type="float">
            <text:p>3.21139</text:p>
          </table:table-cell>
          <table:table-cell office:value-type="float" office:value="13.6812" calcext:value-type="float">
            <text:p>13.6812</text:p>
          </table:table-cell>
          <table:table-cell office:value-type="float" office:value="0.592606" calcext:value-type="float">
            <text:p>0.592606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38011" calcext:value-type="float">
            <text:p>0.38011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0.0293057" calcext:value-type="float">
            <text:p>0.0293057</text:p>
          </table:table-cell>
          <table:table-cell office:value-type="float" office:value="3.26551" calcext:value-type="float">
            <text:p>3.26551</text:p>
          </table:table-cell>
          <table:table-cell office:value-type="float" office:value="13.5285" calcext:value-type="float">
            <text:p>13.5285</text:p>
          </table:table-cell>
          <table:table-cell office:value-type="float" office:value="0.59034" calcext:value-type="float">
            <text:p>0.59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250575" calcext:value-type="float">
            <text:p>0.250575</text:p>
          </table:table-cell>
          <table:table-cell office:value-type="float" office:value="0.0284441" calcext:value-type="float">
            <text:p>0.0284441</text:p>
          </table:table-cell>
          <table:table-cell office:value-type="float" office:value="268.145" calcext:value-type="float">
            <text:p>268.145</text:p>
          </table:table-cell>
          <table:table-cell office:value-type="float" office:value="0.66665" calcext:value-type="float">
            <text:p>0.6666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57875" calcext:value-type="float">
            <text:p>0.57875</text:p>
          </table:table-cell>
          <table:table-cell office:value-type="float" office:value="0.336469" calcext:value-type="float">
            <text:p>0.336469</text:p>
          </table:table-cell>
          <table:table-cell office:value-type="float" office:value="0.115388" calcext:value-type="float">
            <text:p>0.115388</text:p>
          </table:table-cell>
          <table:table-cell office:value-type="float" office:value="0.233129" calcext:value-type="float">
            <text:p>0.233129</text:p>
          </table:table-cell>
          <table:table-cell office:value-type="float" office:value="76.7299" calcext:value-type="float">
            <text:p>76.7299</text:p>
          </table:table-cell>
          <table:table-cell office:value-type="float" office:value="0.660259" calcext:value-type="float">
            <text:p>0.660259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555625" calcext:value-type="float">
            <text:p>0.555625</text:p>
          </table:table-cell>
          <table:table-cell office:value-type="float" office:value="0.309384" calcext:value-type="float">
            <text:p>0.309384</text:p>
          </table:table-cell>
          <table:table-cell office:value-type="float" office:value="0.0965592" calcext:value-type="float">
            <text:p>0.0965592</text:p>
          </table:table-cell>
          <table:table-cell office:value-type="float" office:value="0.671624" calcext:value-type="float">
            <text:p>0.671624</text:p>
          </table:table-cell>
          <table:table-cell office:value-type="float" office:value="43.2685" calcext:value-type="float">
            <text:p>43.2685</text:p>
          </table:table-cell>
          <table:table-cell office:value-type="float" office:value="0.66374" calcext:value-type="float">
            <text:p>0.66374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495312" calcext:value-type="float">
            <text:p>0.495312</text:p>
          </table:table-cell>
          <table:table-cell office:value-type="float" office:value="0.247986" calcext:value-type="float">
            <text:p>0.247986</text:p>
          </table:table-cell>
          <table:table-cell office:value-type="float" office:value="0.0641379" calcext:value-type="float">
            <text:p>0.0641379</text:p>
          </table:table-cell>
          <table:table-cell office:value-type="float" office:value="0.81793" calcext:value-type="float">
            <text:p>0.81793</text:p>
          </table:table-cell>
          <table:table-cell office:value-type="float" office:value="35.053" calcext:value-type="float">
            <text:p>35.053</text:p>
          </table:table-cell>
          <table:table-cell office:value-type="float" office:value="0.652352" calcext:value-type="float">
            <text:p>0.65235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92344" calcext:value-type="float">
            <text:p>0.392344</text:p>
          </table:table-cell>
          <table:table-cell office:value-type="float" office:value="0.15513" calcext:value-type="float">
            <text:p>0.15513</text:p>
          </table:table-cell>
          <table:table-cell office:value-type="float" office:value="0.0247693" calcext:value-type="float">
            <text:p>0.0247693</text:p>
          </table:table-cell>
          <table:table-cell office:value-type="float" office:value="6.43974" calcext:value-type="float">
            <text:p>6.43974</text:p>
          </table:table-cell>
          <table:table-cell office:value-type="float" office:value="9.39268" calcext:value-type="float">
            <text:p>9.39268</text:p>
          </table:table-cell>
          <table:table-cell office:value-type="float" office:value="0.656918" calcext:value-type="float">
            <text:p>0.656918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404297" calcext:value-type="float">
            <text:p>0.404297</text:p>
          </table:table-cell>
          <table:table-cell office:value-type="float" office:value="0.166303" calcext:value-type="float">
            <text:p>0.166303</text:p>
          </table:table-cell>
          <table:table-cell office:value-type="float" office:value="0.0294616" calcext:value-type="float">
            <text:p>0.0294616</text:p>
          </table:table-cell>
          <table:table-cell office:value-type="float" office:value="2.44738" calcext:value-type="float">
            <text:p>2.44738</text:p>
          </table:table-cell>
          <table:table-cell office:value-type="float" office:value="16.3541" calcext:value-type="float">
            <text:p>16.3541</text:p>
          </table:table-cell>
          <table:table-cell office:value-type="float" office:value="0.644911" calcext:value-type="float">
            <text:p>0.644911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39492" calcext:value-type="float">
            <text:p>0.339492</text:p>
          </table:table-cell>
          <table:table-cell office:value-type="float" office:value="0.121527" calcext:value-type="float">
            <text:p>0.121527</text:p>
          </table:table-cell>
          <table:table-cell office:value-type="float" office:value="0.0179801" calcext:value-type="float">
            <text:p>0.0179801</text:p>
          </table:table-cell>
          <table:table-cell office:value-type="float" office:value="2.59495" calcext:value-type="float">
            <text:p>2.59495</text:p>
          </table:table-cell>
          <table:table-cell office:value-type="float" office:value="13.4595" calcext:value-type="float">
            <text:p>13.4595</text:p>
          </table:table-cell>
          <table:table-cell office:value-type="float" office:value="0.594189" calcext:value-type="float">
            <text:p>0.594189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0.359277" calcext:value-type="float">
            <text:p>0.359277</text:p>
          </table:table-cell>
          <table:table-cell office:value-type="float" office:value="0.136233" calcext:value-type="float">
            <text:p>0.136233</text:p>
          </table:table-cell>
          <table:table-cell office:value-type="float" office:value="0.022074" calcext:value-type="float">
            <text:p>0.022074</text:p>
          </table:table-cell>
          <table:table-cell office:value-type="float" office:value="2.04639" calcext:value-type="float">
            <text:p>2.04639</text:p>
          </table:table-cell>
          <table:table-cell office:value-type="float" office:value="16.1809" calcext:value-type="float">
            <text:p>16.1809</text:p>
          </table:table-cell>
          <table:table-cell office:value-type="float" office:value="0.603545" calcext:value-type="float">
            <text:p>0.60354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63398" calcext:value-type="float">
            <text:p>0.363398</text:p>
          </table:table-cell>
          <table:table-cell office:value-type="float" office:value="0.136632" calcext:value-type="float">
            <text:p>0.136632</text:p>
          </table:table-cell>
          <table:table-cell office:value-type="float" office:value="0.0211699" calcext:value-type="float">
            <text:p>0.0211699</text:p>
          </table:table-cell>
          <table:table-cell office:value-type="float" office:value="3.08015" calcext:value-type="float">
            <text:p>3.08015</text:p>
          </table:table-cell>
          <table:table-cell office:value-type="float" office:value="13.0786" calcext:value-type="float">
            <text:p>13.0786</text:p>
          </table:table-cell>
          <table:table-cell office:value-type="float" office:value="0.621998" calcext:value-type="float">
            <text:p>0.621998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0.316152" calcext:value-type="float">
            <text:p>0.316152</text:p>
          </table:table-cell>
          <table:table-cell office:value-type="float" office:value="0.109977" calcext:value-type="float">
            <text:p>0.109977</text:p>
          </table:table-cell>
          <table:table-cell office:value-type="float" office:value="0.0159337" calcext:value-type="float">
            <text:p>0.0159337</text:p>
          </table:table-cell>
          <table:table-cell office:value-type="float" office:value="3.4807" calcext:value-type="float">
            <text:p>3.4807</text:p>
          </table:table-cell>
          <table:table-cell office:value-type="float" office:value="10.904" calcext:value-type="float">
            <text:p>10.904</text:p>
          </table:table-cell>
          <table:table-cell office:value-type="float" office:value="0.560869" calcext:value-type="float">
            <text:p>0.560869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.338672" calcext:value-type="float">
            <text:p>0.338672</text:p>
          </table:table-cell>
          <table:table-cell office:value-type="float" office:value="0.122862" calcext:value-type="float">
            <text:p>0.122862</text:p>
          </table:table-cell>
          <table:table-cell office:value-type="float" office:value="0.018933" calcext:value-type="float">
            <text:p>0.018933</text:p>
          </table:table-cell>
          <table:table-cell office:value-type="float" office:value="3.10174" calcext:value-type="float">
            <text:p>3.10174</text:p>
          </table:table-cell>
          <table:table-cell office:value-type="float" office:value="12.3145" calcext:value-type="float">
            <text:p>12.3145</text:p>
          </table:table-cell>
          <table:table-cell office:value-type="float" office:value="0.581917" calcext:value-type="float">
            <text:p>0.581917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45841" calcext:value-type="float">
            <text:p>0.345841</text:p>
          </table:table-cell>
          <table:table-cell office:value-type="float" office:value="0.127348" calcext:value-type="float">
            <text:p>0.127348</text:p>
          </table:table-cell>
          <table:table-cell office:value-type="float" office:value="0.019792" calcext:value-type="float">
            <text:p>0.019792</text:p>
          </table:table-cell>
          <table:table-cell office:value-type="float" office:value="3.06556" calcext:value-type="float">
            <text:p>3.06556</text:p>
          </table:table-cell>
          <table:table-cell office:value-type="float" office:value="12.6308" calcext:value-type="float">
            <text:p>12.6308</text:p>
          </table:table-cell>
          <table:table-cell office:value-type="float" office:value="0.593198" calcext:value-type="float">
            <text:p>0.593198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0.356322" calcext:value-type="float">
            <text:p>0.356322</text:p>
          </table:table-cell>
          <table:table-cell office:value-type="float" office:value="0.135118" calcext:value-type="float">
            <text:p>0.135118</text:p>
          </table:table-cell>
          <table:table-cell office:value-type="float" office:value="0.0222746" calcext:value-type="float">
            <text:p>0.0222746</text:p>
          </table:table-cell>
          <table:table-cell office:value-type="float" office:value="2.91991" calcext:value-type="float">
            <text:p>2.91991</text:p>
          </table:table-cell>
          <table:table-cell office:value-type="float" office:value="13.3745" calcext:value-type="float">
            <text:p>13.3745</text:p>
          </table:table-cell>
          <table:table-cell office:value-type="float" office:value="0.593311" calcext:value-type="float">
            <text:p>0.593311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0.344225" calcext:value-type="float">
            <text:p>0.344225</text:p>
          </table:table-cell>
          <table:table-cell office:value-type="float" office:value="0.127181" calcext:value-type="float">
            <text:p>0.127181</text:p>
          </table:table-cell>
          <table:table-cell office:value-type="float" office:value="0.0202092" calcext:value-type="float">
            <text:p>0.0202092</text:p>
          </table:table-cell>
          <table:table-cell office:value-type="float" office:value="2.91567" calcext:value-type="float">
            <text:p>2.91567</text:p>
          </table:table-cell>
          <table:table-cell office:value-type="float" office:value="12.9626" calcext:value-type="float">
            <text:p>12.9626</text:p>
          </table:table-cell>
          <table:table-cell office:value-type="float" office:value="0.583528" calcext:value-type="float">
            <text:p>0.583528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350017" calcext:value-type="float">
            <text:p>0.350017</text:p>
          </table:table-cell>
          <table:table-cell office:value-type="float" office:value="0.131452" calcext:value-type="float">
            <text:p>0.131452</text:p>
          </table:table-cell>
          <table:table-cell office:value-type="float" office:value="0.0214815" calcext:value-type="float">
            <text:p>0.0214815</text:p>
          </table:table-cell>
          <table:table-cell office:value-type="float" office:value="3.03499" calcext:value-type="float">
            <text:p>3.03499</text:p>
          </table:table-cell>
          <table:table-cell office:value-type="float" office:value="12.914" calcext:value-type="float">
            <text:p>12.914</text:p>
          </table:table-cell>
          <table:table-cell office:value-type="float" office:value="0.585611" calcext:value-type="float">
            <text:p>0.585611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0.350603" calcext:value-type="float">
            <text:p>0.350603</text:p>
          </table:table-cell>
          <table:table-cell office:value-type="float" office:value="0.131615" calcext:value-type="float">
            <text:p>0.131615</text:p>
          </table:table-cell>
          <table:table-cell office:value-type="float" office:value="0.0214946" calcext:value-type="float">
            <text:p>0.0214946</text:p>
          </table:table-cell>
          <table:table-cell office:value-type="float" office:value="3.07251" calcext:value-type="float">
            <text:p>3.07251</text:p>
          </table:table-cell>
          <table:table-cell office:value-type="float" office:value="12.8386" calcext:value-type="float">
            <text:p>12.8386</text:p>
          </table:table-cell>
          <table:table-cell office:value-type="float" office:value="0.586385" calcext:value-type="float">
            <text:p>0.58638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348151" calcext:value-type="float">
            <text:p>0.348151</text:p>
          </table:table-cell>
          <table:table-cell office:value-type="float" office:value="0.130067" calcext:value-type="float">
            <text:p>0.130067</text:p>
          </table:table-cell>
          <table:table-cell office:value-type="float" office:value="0.0210632" calcext:value-type="float">
            <text:p>0.0210632</text:p>
          </table:table-cell>
          <table:table-cell office:value-type="float" office:value="3.03172" calcext:value-type="float">
            <text:p>3.03172</text:p>
          </table:table-cell>
          <table:table-cell office:value-type="float" office:value="12.849" calcext:value-type="float">
            <text:p>12.849</text:p>
          </table:table-cell>
          <table:table-cell office:value-type="float" office:value="0.584978" calcext:value-type="float">
            <text:p>0.584978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.349038" calcext:value-type="float">
            <text:p>0.349038</text:p>
          </table:table-cell>
          <table:table-cell office:value-type="float" office:value="0.130678" calcext:value-type="float">
            <text:p>0.130678</text:p>
          </table:table-cell>
          <table:table-cell office:value-type="float" office:value="0.0212713" calcext:value-type="float">
            <text:p>0.0212713</text:p>
          </table:table-cell>
          <table:table-cell office:value-type="float" office:value="3.00657" calcext:value-type="float">
            <text:p>3.00657</text:p>
          </table:table-cell>
          <table:table-cell office:value-type="float" office:value="12.9381" calcext:value-type="float">
            <text:p>12.9381</text:p>
          </table:table-cell>
          <table:table-cell office:value-type="float" office:value="0.584789" calcext:value-type="float">
            <text:p>0.584789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350194" calcext:value-type="float">
            <text:p>0.350194</text:p>
          </table:table-cell>
          <table:table-cell office:value-type="float" office:value="0.131345" calcext:value-type="float">
            <text:p>0.131345</text:p>
          </table:table-cell>
          <table:table-cell office:value-type="float" office:value="0.0214152" calcext:value-type="float">
            <text:p>0.0214152</text:p>
          </table:table-cell>
          <table:table-cell office:value-type="float" office:value="3.04358" calcext:value-type="float">
            <text:p>3.04358</text:p>
          </table:table-cell>
          <table:table-cell office:value-type="float" office:value="12.8892" calcext:value-type="float">
            <text:p>12.8892</text:p>
          </table:table-cell>
          <table:table-cell office:value-type="float" office:value="0.586218" calcext:value-type="float">
            <text:p>0.5862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54063" calcext:value-type="float">
            <text:p>0.554063</text:p>
          </table:table-cell>
          <table:table-cell office:value-type="float" office:value="0.313063" calcext:value-type="float">
            <text:p>0.313063</text:p>
          </table:table-cell>
          <table:table-cell office:value-type="float" office:value="0.524811" calcext:value-type="float">
            <text:p>0.524811</text:p>
          </table:table-cell>
          <table:table-cell office:value-type="float" office:value="65.6041" calcext:value-type="float">
            <text:p>65.6041</text:p>
          </table:table-cell>
          <table:table-cell office:value-type="float" office:value="0.660067" calcext:value-type="float">
            <text:p>0.660067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313606" calcext:value-type="float">
            <text:p>0.313606</text:p>
          </table:table-cell>
          <table:table-cell office:value-type="float" office:value="0.100113" calcext:value-type="float">
            <text:p>0.100113</text:p>
          </table:table-cell>
          <table:table-cell office:value-type="float" office:value="3.37375" calcext:value-type="float">
            <text:p>3.37375</text:p>
          </table:table-cell>
          <table:table-cell office:value-type="float" office:value="19.2258" calcext:value-type="float">
            <text:p>19.2258</text:p>
          </table:table-cell>
          <table:table-cell office:value-type="float" office:value="0.660686" calcext:value-type="float">
            <text:p>0.660686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223925" calcext:value-type="float">
            <text:p>0.223925</text:p>
          </table:table-cell>
          <table:table-cell office:value-type="float" office:value="0.0507377" calcext:value-type="float">
            <text:p>0.0507377</text:p>
          </table:table-cell>
          <table:table-cell office:value-type="float" office:value="2.21161" calcext:value-type="float">
            <text:p>2.21161</text:p>
          </table:table-cell>
          <table:table-cell office:value-type="float" office:value="20.088" calcext:value-type="float">
            <text:p>20.088</text:p>
          </table:table-cell>
          <table:table-cell office:value-type="float" office:value="0.662709" calcext:value-type="float">
            <text:p>0.662709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147944" calcext:value-type="float">
            <text:p>0.147944</text:p>
          </table:table-cell>
          <table:table-cell office:value-type="float" office:value="0.0261542" calcext:value-type="float">
            <text:p>0.0261542</text:p>
          </table:table-cell>
          <table:table-cell office:value-type="float" office:value="2.99523" calcext:value-type="float">
            <text:p>2.99523</text:p>
          </table:table-cell>
          <table:table-cell office:value-type="float" office:value="13.8427" calcext:value-type="float">
            <text:p>13.8427</text:p>
          </table:table-cell>
          <table:table-cell office:value-type="float" office:value="0.601685" calcext:value-type="float">
            <text:p>0.60168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0.192812" calcext:value-type="float">
            <text:p>0.192812</text:p>
          </table:table-cell>
          <table:table-cell office:value-type="float" office:value="0.0414078" calcext:value-type="float">
            <text:p>0.0414078</text:p>
          </table:table-cell>
          <table:table-cell office:value-type="float" office:value="0.00243055" calcext:value-type="float">
            <text:p>0.00243055</text:p>
          </table:table-cell>
          <table:table-cell office:value-type="float" office:value="4.08938" calcext:value-type="float">
            <text:p>4.08938</text:p>
          </table:table-cell>
          <table:table-cell office:value-type="float" office:value="5.58223" calcext:value-type="float">
            <text:p>5.58223</text:p>
          </table:table-cell>
          <table:table-cell office:value-type="float" office:value="0.527482" calcext:value-type="float">
            <text:p>0.527482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0.28375" calcext:value-type="float">
            <text:p>0.28375</text:p>
          </table:table-cell>
          <table:table-cell office:value-type="float" office:value="0.0837602" calcext:value-type="float">
            <text:p>0.0837602</text:p>
          </table:table-cell>
          <table:table-cell office:value-type="float" office:value="0.00814489" calcext:value-type="float">
            <text:p>0.00814489</text:p>
          </table:table-cell>
          <table:table-cell office:value-type="float" office:value="1.71547" calcext:value-type="float">
            <text:p>1.71547</text:p>
          </table:table-cell>
          <table:table-cell office:value-type="float" office:value="13.7589" calcext:value-type="float">
            <text:p>13.7589</text:p>
          </table:table-cell>
          <table:table-cell office:value-type="float" office:value="0.613019" calcext:value-type="float">
            <text:p>0.613019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0.372344" calcext:value-type="float">
            <text:p>0.372344</text:p>
          </table:table-cell>
          <table:table-cell office:value-type="float" office:value="0.141802" calcext:value-type="float">
            <text:p>0.141802</text:p>
          </table:table-cell>
          <table:table-cell office:value-type="float" office:value="0.0219107" calcext:value-type="float">
            <text:p>0.0219107</text:p>
          </table:table-cell>
          <table:table-cell office:value-type="float" office:value="2.43045" calcext:value-type="float">
            <text:p>2.43045</text:p>
          </table:table-cell>
          <table:table-cell office:value-type="float" office:value="15.1062" calcext:value-type="float">
            <text:p>15.1062</text:p>
          </table:table-cell>
          <table:table-cell office:value-type="float" office:value="0.636779" calcext:value-type="float">
            <text:p>0.636779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0.312461" calcext:value-type="float">
            <text:p>0.312461</text:p>
          </table:table-cell>
          <table:table-cell office:value-type="float" office:value="0.105379" calcext:value-type="float">
            <text:p>0.105379</text:p>
          </table:table-cell>
          <table:table-cell office:value-type="float" office:value="0.0145038" calcext:value-type="float">
            <text:p>0.0145038</text:p>
          </table:table-cell>
          <table:table-cell office:value-type="float" office:value="3.11174" calcext:value-type="float">
            <text:p>3.11174</text:p>
          </table:table-cell>
          <table:table-cell office:value-type="float" office:value="11.3211" calcext:value-type="float">
            <text:p>11.3211</text:p>
          </table:table-cell>
          <table:table-cell office:value-type="float" office:value="0.564632" calcext:value-type="float">
            <text:p>0.564632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0.334502" calcext:value-type="float">
            <text:p>0.334502</text:p>
          </table:table-cell>
          <table:table-cell office:value-type="float" office:value="0.120169" calcext:value-type="float">
            <text:p>0.120169</text:p>
          </table:table-cell>
          <table:table-cell office:value-type="float" office:value="0.0178068" calcext:value-type="float">
            <text:p>0.0178068</text:p>
          </table:table-cell>
          <table:table-cell office:value-type="float" office:value="1.99612" calcext:value-type="float">
            <text:p>1.99612</text:p>
          </table:table-cell>
          <table:table-cell office:value-type="float" office:value="15.3553" calcext:value-type="float">
            <text:p>15.3553</text:p>
          </table:table-cell>
          <table:table-cell office:value-type="float" office:value="0.588962" calcext:value-type="float">
            <text:p>0.588962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329341" calcext:value-type="float">
            <text:p>0.329341</text:p>
          </table:table-cell>
          <table:table-cell office:value-type="float" office:value="0.11551" calcext:value-type="float">
            <text:p>0.11551</text:p>
          </table:table-cell>
          <table:table-cell office:value-type="float" office:value="0.0163615" calcext:value-type="float">
            <text:p>0.0163615</text:p>
          </table:table-cell>
          <table:table-cell office:value-type="float" office:value="2.83804" calcext:value-type="float">
            <text:p>2.83804</text:p>
          </table:table-cell>
          <table:table-cell office:value-type="float" office:value="12.494" calcext:value-type="float">
            <text:p>12.494</text:p>
          </table:table-cell>
          <table:table-cell office:value-type="float" office:value="0.591241" calcext:value-type="float">
            <text:p>0.591241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office:value-type="float" office:value="0.341663" calcext:value-type="float">
            <text:p>0.341663</text:p>
          </table:table-cell>
          <table:table-cell office:value-type="float" office:value="0.125088" calcext:value-type="float">
            <text:p>0.125088</text:p>
          </table:table-cell>
          <table:table-cell office:value-type="float" office:value="0.0195552" calcext:value-type="float">
            <text:p>0.0195552</text:p>
          </table:table-cell>
          <table:table-cell office:value-type="float" office:value="2.61025" calcext:value-type="float">
            <text:p>2.61025</text:p>
          </table:table-cell>
          <table:table-cell office:value-type="float" office:value="13.6238" calcext:value-type="float">
            <text:p>13.6238</text:p>
          </table:table-cell>
          <table:table-cell office:value-type="float" office:value="0.583406" calcext:value-type="float">
            <text:p>0.583406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0.327836" calcext:value-type="float">
            <text:p>0.327836</text:p>
          </table:table-cell>
          <table:table-cell office:value-type="float" office:value="0.116282" calcext:value-type="float">
            <text:p>0.116282</text:p>
          </table:table-cell>
          <table:table-cell office:value-type="float" office:value="0.0171242" calcext:value-type="float">
            <text:p>0.0171242</text:p>
          </table:table-cell>
          <table:table-cell office:value-type="float" office:value="2.86986" calcext:value-type="float">
            <text:p>2.86986</text:p>
          </table:table-cell>
          <table:table-cell office:value-type="float" office:value="12.4642" calcext:value-type="float">
            <text:p>12.4642</text:p>
          </table:table-cell>
          <table:table-cell office:value-type="float" office:value="0.577856" calcext:value-type="float">
            <text:p>0.577856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0.325982" calcext:value-type="float">
            <text:p>0.325982</text:p>
          </table:table-cell>
          <table:table-cell office:value-type="float" office:value="0.114073" calcext:value-type="float">
            <text:p>0.114073</text:p>
          </table:table-cell>
          <table:table-cell office:value-type="float" office:value="0.0161472" calcext:value-type="float">
            <text:p>0.0161472</text:p>
          </table:table-cell>
          <table:table-cell office:value-type="float" office:value="2.90029" calcext:value-type="float">
            <text:p>2.90029</text:p>
          </table:table-cell>
          <table:table-cell office:value-type="float" office:value="12.2681" calcext:value-type="float">
            <text:p>12.2681</text:p>
          </table:table-cell>
          <table:table-cell office:value-type="float" office:value="0.586374" calcext:value-type="float">
            <text:p>0.586374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.326302" calcext:value-type="float">
            <text:p>0.326302</text:p>
          </table:table-cell>
          <table:table-cell office:value-type="float" office:value="0.114272" calcext:value-type="float">
            <text:p>0.114272</text:p>
          </table:table-cell>
          <table:table-cell office:value-type="float" office:value="0.0162936" calcext:value-type="float">
            <text:p>0.0162936</text:p>
          </table:table-cell>
          <table:table-cell office:value-type="float" office:value="2.79834" calcext:value-type="float">
            <text:p>2.79834</text:p>
          </table:table-cell>
          <table:table-cell office:value-type="float" office:value="12.5161" calcext:value-type="float">
            <text:p>12.5161</text:p>
          </table:table-cell>
          <table:table-cell office:value-type="float" office:value="0.584075" calcext:value-type="float">
            <text:p>0.58407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0.326471" calcext:value-type="float">
            <text:p>0.326471</text:p>
          </table:table-cell>
          <table:table-cell office:value-type="float" office:value="0.114271" calcext:value-type="float">
            <text:p>0.114271</text:p>
          </table:table-cell>
          <table:table-cell office:value-type="float" office:value="0.0163083" calcext:value-type="float">
            <text:p>0.0163083</text:p>
          </table:table-cell>
          <table:table-cell office:value-type="float" office:value="2.80186" calcext:value-type="float">
            <text:p>2.80186</text:p>
          </table:table-cell>
          <table:table-cell office:value-type="float" office:value="12.5077" calcext:value-type="float">
            <text:p>12.5077</text:p>
          </table:table-cell>
          <table:table-cell office:value-type="float" office:value="0.583695" calcext:value-type="float">
            <text:p>0.58369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0.326366" calcext:value-type="float">
            <text:p>0.326366</text:p>
          </table:table-cell>
          <table:table-cell office:value-type="float" office:value="0.114463" calcext:value-type="float">
            <text:p>0.114463</text:p>
          </table:table-cell>
          <table:table-cell office:value-type="float" office:value="0.0163967" calcext:value-type="float">
            <text:p>0.0163967</text:p>
          </table:table-cell>
          <table:table-cell office:value-type="float" office:value="2.82293" calcext:value-type="float">
            <text:p>2.82293</text:p>
          </table:table-cell>
          <table:table-cell office:value-type="float" office:value="12.469" calcext:value-type="float">
            <text:p>12.469</text:p>
          </table:table-cell>
          <table:table-cell office:value-type="float" office:value="0.582834" calcext:value-type="float">
            <text:p>0.582834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office:value-type="float" office:value="0.326436" calcext:value-type="float">
            <text:p>0.326436</text:p>
          </table:table-cell>
          <table:table-cell office:value-type="float" office:value="0.114517" calcext:value-type="float">
            <text:p>0.114517</text:p>
          </table:table-cell>
          <table:table-cell office:value-type="float" office:value="0.016464" calcext:value-type="float">
            <text:p>0.016464</text:p>
          </table:table-cell>
          <table:table-cell office:value-type="float" office:value="2.83075" calcext:value-type="float">
            <text:p>2.83075</text:p>
          </table:table-cell>
          <table:table-cell office:value-type="float" office:value="12.4538" calcext:value-type="float">
            <text:p>12.4538</text:p>
          </table:table-cell>
          <table:table-cell office:value-type="float" office:value="0.581525" calcext:value-type="float">
            <text:p>0.58152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.326999" calcext:value-type="float">
            <text:p>0.326999</text:p>
          </table:table-cell>
          <table:table-cell office:value-type="float" office:value="0.114818" calcext:value-type="float">
            <text:p>0.114818</text:p>
          </table:table-cell>
          <table:table-cell office:value-type="float" office:value="0.0165172" calcext:value-type="float">
            <text:p>0.0165172</text:p>
          </table:table-cell>
          <table:table-cell office:value-type="float" office:value="2.8144" calcext:value-type="float">
            <text:p>2.8144</text:p>
          </table:table-cell>
          <table:table-cell office:value-type="float" office:value="12.5097" calcext:value-type="float">
            <text:p>12.5097</text:p>
          </table:table-cell>
          <table:table-cell office:value-type="float" office:value="0.582367" calcext:value-type="float">
            <text:p>0.582367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32642" calcext:value-type="float">
            <text:p>0.32642</text:p>
          </table:table-cell>
          <table:table-cell office:value-type="float" office:value="0.114472" calcext:value-type="float">
            <text:p>0.114472</text:p>
          </table:table-cell>
          <table:table-cell office:value-type="float" office:value="0.0164125" calcext:value-type="float">
            <text:p>0.0164125</text:p>
          </table:table-cell>
          <table:table-cell office:value-type="float" office:value="2.78633" calcext:value-type="float">
            <text:p>2.78633</text:p>
          </table:table-cell>
          <table:table-cell office:value-type="float" office:value="12.5565" calcext:value-type="float">
            <text:p>12.5565</text:p>
          </table:table-cell>
          <table:table-cell office:value-type="float" office:value="0.582498" calcext:value-type="float">
            <text:p>0.5824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496263" calcext:value-type="float">
            <text:p>0.496263</text:p>
          </table:table-cell>
          <table:table-cell office:value-type="float" office:value="0.251717" calcext:value-type="float">
            <text:p>0.251717</text:p>
          </table:table-cell>
          <table:table-cell office:value-type="float" office:value="0.351798" calcext:value-type="float">
            <text:p>0.351798</text:p>
          </table:table-cell>
          <table:table-cell office:value-type="float" office:value="75.8562" calcext:value-type="float">
            <text:p>75.8562</text:p>
          </table:table-cell>
          <table:table-cell office:value-type="float" office:value="0.659302" calcext:value-type="float">
            <text:p>0.659302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office:value-type="float" office:value="0.348162" calcext:value-type="float">
            <text:p>0.348162</text:p>
          </table:table-cell>
          <table:table-cell office:value-type="float" office:value="0.121304" calcext:value-type="float">
            <text:p>0.121304</text:p>
          </table:table-cell>
          <table:table-cell office:value-type="float" office:value="0.255788" calcext:value-type="float">
            <text:p>0.255788</text:p>
          </table:table-cell>
          <table:table-cell office:value-type="float" office:value="74.5108" calcext:value-type="float">
            <text:p>74.5108</text:p>
          </table:table-cell>
          <table:table-cell office:value-type="float" office:value="0.666427" calcext:value-type="float">
            <text:p>0.666427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.575" calcext:value-type="float">
            <text:p>0.57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113572" calcext:value-type="float">
            <text:p>0.113572</text:p>
          </table:table-cell>
          <table:table-cell office:value-type="float" office:value="2.25092" calcext:value-type="float">
            <text:p>2.25092</text:p>
          </table:table-cell>
          <table:table-cell office:value-type="float" office:value="24.3712" calcext:value-type="float">
            <text:p>24.3712</text:p>
          </table:table-cell>
          <table:table-cell office:value-type="float" office:value="0.658191" calcext:value-type="float">
            <text:p>0.658191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445625" calcext:value-type="float">
            <text:p>0.44562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422381" calcext:value-type="float">
            <text:p>0.0422381</text:p>
          </table:table-cell>
          <table:table-cell office:value-type="float" office:value="2.14024" calcext:value-type="float">
            <text:p>2.14024</text:p>
          </table:table-cell>
          <table:table-cell office:value-type="float" office:value="19.3226" calcext:value-type="float">
            <text:p>19.3226</text:p>
          </table:table-cell>
          <table:table-cell office:value-type="float" office:value="0.651162" calcext:value-type="float">
            <text:p>0.651162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0.314063" calcext:value-type="float">
            <text:p>0.314063</text:p>
          </table:table-cell>
          <table:table-cell office:value-type="float" office:value="0.103561" calcext:value-type="float">
            <text:p>0.103561</text:p>
          </table:table-cell>
          <table:table-cell office:value-type="float" office:value="0.0132652" calcext:value-type="float">
            <text:p>0.0132652</text:p>
          </table:table-cell>
          <table:table-cell office:value-type="float" office:value="4.55718" calcext:value-type="float">
            <text:p>4.55718</text:p>
          </table:table-cell>
          <table:table-cell office:value-type="float" office:value="9.09096" calcext:value-type="float">
            <text:p>9.09096</text:p>
          </table:table-cell>
          <table:table-cell office:value-type="float" office:value="0.587713" calcext:value-type="float">
            <text:p>0.587713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0.209063" calcext:value-type="float">
            <text:p>0.209063</text:p>
          </table:table-cell>
          <table:table-cell office:value-type="float" office:value="0.0523555" calcext:value-type="float">
            <text:p>0.0523555</text:p>
          </table:table-cell>
          <table:table-cell office:value-type="float" office:value="0.00415279" calcext:value-type="float">
            <text:p>0.00415279</text:p>
          </table:table-cell>
          <table:table-cell office:value-type="float" office:value="3.91356" calcext:value-type="float">
            <text:p>3.91356</text:p>
          </table:table-cell>
          <table:table-cell office:value-type="float" office:value="6.66717" calcext:value-type="float">
            <text:p>6.66717</text:p>
          </table:table-cell>
          <table:table-cell office:value-type="float" office:value="0.494996" calcext:value-type="float">
            <text:p>0.494996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.11629" calcext:value-type="float">
            <text:p>0.11629</text:p>
          </table:table-cell>
          <table:table-cell office:value-type="float" office:value="0.015329" calcext:value-type="float">
            <text:p>0.015329</text:p>
          </table:table-cell>
          <table:table-cell office:value-type="float" office:value="2.12784" calcext:value-type="float">
            <text:p>2.12784</text:p>
          </table:table-cell>
          <table:table-cell office:value-type="float" office:value="14.5983" calcext:value-type="float">
            <text:p>14.5983</text:p>
          </table:table-cell>
          <table:table-cell office:value-type="float" office:value="0.62216" calcext:value-type="float">
            <text:p>0.62216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0.324473" calcext:value-type="float">
            <text:p>0.324473</text:p>
          </table:table-cell>
          <table:table-cell office:value-type="float" office:value="0.113889" calcext:value-type="float">
            <text:p>0.113889</text:p>
          </table:table-cell>
          <table:table-cell office:value-type="float" office:value="0.0159195" calcext:value-type="float">
            <text:p>0.0159195</text:p>
          </table:table-cell>
          <table:table-cell office:value-type="float" office:value="2.51562" calcext:value-type="float">
            <text:p>2.51562</text:p>
          </table:table-cell>
          <table:table-cell office:value-type="float" office:value="13.2206" calcext:value-type="float">
            <text:p>13.2206</text:p>
          </table:table-cell>
          <table:table-cell office:value-type="float" office:value="0.590889" calcext:value-type="float">
            <text:p>0.590889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0.312793" calcext:value-type="float">
            <text:p>0.312793</text:p>
          </table:table-cell>
          <table:table-cell office:value-type="float" office:value="0.103159" calcext:value-type="float">
            <text:p>0.103159</text:p>
          </table:table-cell>
          <table:table-cell office:value-type="float" office:value="0.0127085" calcext:value-type="float">
            <text:p>0.0127085</text:p>
          </table:table-cell>
          <table:table-cell office:value-type="float" office:value="2.32505" calcext:value-type="float">
            <text:p>2.32505</text:p>
          </table:table-cell>
          <table:table-cell office:value-type="float" office:value="13.0801" calcext:value-type="float">
            <text:p>13.0801</text:p>
          </table:table-cell>
          <table:table-cell office:value-type="float" office:value="0.60193" calcext:value-type="float">
            <text:p>0.60193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305215" calcext:value-type="float">
            <text:p>0.305215</text:p>
          </table:table-cell>
          <table:table-cell office:value-type="float" office:value="0.101019" calcext:value-type="float">
            <text:p>0.101019</text:p>
          </table:table-cell>
          <table:table-cell office:value-type="float" office:value="0.0130902" calcext:value-type="float">
            <text:p>0.0130902</text:p>
          </table:table-cell>
          <table:table-cell office:value-type="float" office:value="2.58784" calcext:value-type="float">
            <text:p>2.58784</text:p>
          </table:table-cell>
          <table:table-cell office:value-type="float" office:value="12.2188" calcext:value-type="float">
            <text:p>12.2188</text:p>
          </table:table-cell>
          <table:table-cell office:value-type="float" office:value="0.572418" calcext:value-type="float">
            <text:p>0.572418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0.300979" calcext:value-type="float">
            <text:p>0.300979</text:p>
          </table:table-cell>
          <table:table-cell office:value-type="float" office:value="0.0977915" calcext:value-type="float">
            <text:p>0.0977915</text:p>
          </table:table-cell>
          <table:table-cell office:value-type="float" office:value="0.0121281" calcext:value-type="float">
            <text:p>0.0121281</text:p>
          </table:table-cell>
          <table:table-cell office:value-type="float" office:value="2.82251" calcext:value-type="float">
            <text:p>2.82251</text:p>
          </table:table-cell>
          <table:table-cell office:value-type="float" office:value="11.4614" calcext:value-type="float">
            <text:p>11.4614</text:p>
          </table:table-cell>
          <table:table-cell office:value-type="float" office:value="0.577264" calcext:value-type="float">
            <text:p>0.577264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0.305695" calcext:value-type="float">
            <text:p>0.305695</text:p>
          </table:table-cell>
          <table:table-cell office:value-type="float" office:value="0.100723" calcext:value-type="float">
            <text:p>0.100723</text:p>
          </table:table-cell>
          <table:table-cell office:value-type="float" office:value="0.0127762" calcext:value-type="float">
            <text:p>0.0127762</text:p>
          </table:table-cell>
          <table:table-cell office:value-type="float" office:value="2.67545" calcext:value-type="float">
            <text:p>2.67545</text:p>
          </table:table-cell>
          <table:table-cell office:value-type="float" office:value="11.9843" calcext:value-type="float">
            <text:p>11.9843</text:p>
          </table:table-cell>
          <table:table-cell office:value-type="float" office:value="0.580216" calcext:value-type="float">
            <text:p>0.580216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0.308965" calcext:value-type="float">
            <text:p>0.308965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0.013276" calcext:value-type="float">
            <text:p>0.013276</text:p>
          </table:table-cell>
          <table:table-cell office:value-type="float" office:value="2.45694" calcext:value-type="float">
            <text:p>2.45694</text:p>
          </table:table-cell>
          <table:table-cell office:value-type="float" office:value="12.6662" calcext:value-type="float">
            <text:p>12.6662</text:p>
          </table:table-cell>
          <table:table-cell office:value-type="float" office:value="0.579638" calcext:value-type="float">
            <text:p>0.579638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office:value-type="float" office:value="0.309004" calcext:value-type="float">
            <text:p>0.309004</text:p>
          </table:table-cell>
          <table:table-cell office:value-type="float" office:value="0.102745" calcext:value-type="float">
            <text:p>0.102745</text:p>
          </table:table-cell>
          <table:table-cell office:value-type="float" office:value="0.0133021" calcext:value-type="float">
            <text:p>0.0133021</text:p>
          </table:table-cell>
          <table:table-cell office:value-type="float" office:value="2.49201" calcext:value-type="float">
            <text:p>2.49201</text:p>
          </table:table-cell>
          <table:table-cell office:value-type="float" office:value="12.5803" calcext:value-type="float">
            <text:p>12.5803</text:p>
          </table:table-cell>
          <table:table-cell office:value-type="float" office:value="0.579975" calcext:value-type="float">
            <text:p>0.579975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.307853" calcext:value-type="float">
            <text:p>0.307853</text:p>
          </table:table-cell>
          <table:table-cell office:value-type="float" office:value="0.102106" calcext:value-type="float">
            <text:p>0.102106</text:p>
          </table:table-cell>
          <table:table-cell office:value-type="float" office:value="0.0131726" calcext:value-type="float">
            <text:p>0.0131726</text:p>
          </table:table-cell>
          <table:table-cell office:value-type="float" office:value="2.69819" calcext:value-type="float">
            <text:p>2.69819</text:p>
          </table:table-cell>
          <table:table-cell office:value-type="float" office:value="12.0175" calcext:value-type="float">
            <text:p>12.0175</text:p>
          </table:table-cell>
          <table:table-cell office:value-type="float" office:value="0.578838" calcext:value-type="float">
            <text:p>0.578838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0.308939" calcext:value-type="float">
            <text:p>0.308939</text:p>
          </table:table-cell>
          <table:table-cell office:value-type="float" office:value="0.102743" calcext:value-type="float">
            <text:p>0.102743</text:p>
          </table:table-cell>
          <table:table-cell office:value-type="float" office:value="0.0132835" calcext:value-type="float">
            <text:p>0.0132835</text:p>
          </table:table-cell>
          <table:table-cell office:value-type="float" office:value="2.62934" calcext:value-type="float">
            <text:p>2.62934</text:p>
          </table:table-cell>
          <table:table-cell office:value-type="float" office:value="12.2254" calcext:value-type="float">
            <text:p>12.2254</text:p>
          </table:table-cell>
          <table:table-cell office:value-type="float" office:value="0.580543" calcext:value-type="float">
            <text:p>0.580543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office:value-type="float" office:value="0.309838" calcext:value-type="float">
            <text:p>0.309838</text:p>
          </table:table-cell>
          <table:table-cell office:value-type="float" office:value="0.103176" calcext:value-type="float">
            <text:p>0.103176</text:p>
          </table:table-cell>
          <table:table-cell office:value-type="float" office:value="0.0133672" calcext:value-type="float">
            <text:p>0.0133672</text:p>
          </table:table-cell>
          <table:table-cell office:value-type="float" office:value="2.59283" calcext:value-type="float">
            <text:p>2.59283</text:p>
          </table:table-cell>
          <table:table-cell office:value-type="float" office:value="12.3447" calcext:value-type="float">
            <text:p>12.3447</text:p>
          </table:table-cell>
          <table:table-cell office:value-type="float" office:value="0.58144" calcext:value-type="float">
            <text:p>0.58144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office:value-type="float" office:value="0.309154" calcext:value-type="float">
            <text:p>0.309154</text:p>
          </table:table-cell>
          <table:table-cell office:value-type="float" office:value="0.102805" calcext:value-type="float">
            <text:p>0.102805</text:p>
          </table:table-cell>
          <table:table-cell office:value-type="float" office:value="0.0133174" calcext:value-type="float">
            <text:p>0.0133174</text:p>
          </table:table-cell>
          <table:table-cell office:value-type="float" office:value="2.57728" calcext:value-type="float">
            <text:p>2.57728</text:p>
          </table:table-cell>
          <table:table-cell office:value-type="float" office:value="12.3606" calcext:value-type="float">
            <text:p>12.3606</text:p>
          </table:table-cell>
          <table:table-cell office:value-type="float" office:value="0.579982" calcext:value-type="float">
            <text:p>0.579982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310549" calcext:value-type="float">
            <text:p>0.310549</text:p>
          </table:table-cell>
          <table:table-cell office:value-type="float" office:value="0.103579" calcext:value-type="float">
            <text:p>0.103579</text:p>
          </table:table-cell>
          <table:table-cell office:value-type="float" office:value="0.0134578" calcext:value-type="float">
            <text:p>0.0134578</text:p>
          </table:table-cell>
          <table:table-cell office:value-type="float" office:value="2.5936" calcext:value-type="float">
            <text:p>2.5936</text:p>
          </table:table-cell>
          <table:table-cell office:value-type="float" office:value="12.3684" calcext:value-type="float">
            <text:p>12.3684</text:p>
          </table:table-cell>
          <table:table-cell office:value-type="float" office:value="0.581872" calcext:value-type="float">
            <text:p>0.581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242747" calcext:value-type="float">
            <text:p>0.242747</text:p>
          </table:table-cell>
          <table:table-cell office:value-type="float" office:value="0.25766" calcext:value-type="float">
            <text:p>0.25766</text:p>
          </table:table-cell>
          <table:table-cell office:value-type="float" office:value="88.177" calcext:value-type="float">
            <text:p>88.177</text:p>
          </table:table-cell>
          <table:table-cell office:value-type="float" office:value="0.664227" calcext:value-type="float">
            <text:p>0.664227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02838" calcext:value-type="float">
            <text:p>0.302838</text:p>
          </table:table-cell>
          <table:table-cell office:value-type="float" office:value="0.0921219" calcext:value-type="float">
            <text:p>0.0921219</text:p>
          </table:table-cell>
          <table:table-cell office:value-type="float" office:value="0.751924" calcext:value-type="float">
            <text:p>0.751924</text:p>
          </table:table-cell>
          <table:table-cell office:value-type="float" office:value="40.4421" calcext:value-type="float">
            <text:p>40.4421</text:p>
          </table:table-cell>
          <table:table-cell office:value-type="float" office:value="0.665172" calcext:value-type="float">
            <text:p>0.665172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39625" calcext:value-type="float">
            <text:p>0.39625</text:p>
          </table:table-cell>
          <table:table-cell office:value-type="float" office:value="0.159025" calcext:value-type="float">
            <text:p>0.159025</text:p>
          </table:table-cell>
          <table:table-cell office:value-type="float" office:value="0.026557" calcext:value-type="float">
            <text:p>0.026557</text:p>
          </table:table-cell>
          <table:table-cell office:value-type="float" office:value="1.71269" calcext:value-type="float">
            <text:p>1.71269</text:p>
          </table:table-cell>
          <table:table-cell office:value-type="float" office:value="19.2147" calcext:value-type="float">
            <text:p>19.2147</text:p>
          </table:table-cell>
          <table:table-cell office:value-type="float" office:value="0.649952" calcext:value-type="float">
            <text:p>0.649952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164706" calcext:value-type="float">
            <text:p>0.164706</text:p>
          </table:table-cell>
          <table:table-cell office:value-type="float" office:value="0.0289765" calcext:value-type="float">
            <text:p>0.0289765</text:p>
          </table:table-cell>
          <table:table-cell office:value-type="float" office:value="1.03881" calcext:value-type="float">
            <text:p>1.03881</text:p>
          </table:table-cell>
          <table:table-cell office:value-type="float" office:value="25.2524" calcext:value-type="float">
            <text:p>25.2524</text:p>
          </table:table-cell>
          <table:table-cell office:value-type="float" office:value="0.643955" calcext:value-type="float">
            <text:p>0.64395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0.309844" calcext:value-type="float">
            <text:p>0.309844</text:p>
          </table:table-cell>
          <table:table-cell office:value-type="float" office:value="0.101866" calcext:value-type="float">
            <text:p>0.101866</text:p>
          </table:table-cell>
          <table:table-cell office:value-type="float" office:value="0.0127892" calcext:value-type="float">
            <text:p>0.0127892</text:p>
          </table:table-cell>
          <table:table-cell office:value-type="float" office:value="2.36796" calcext:value-type="float">
            <text:p>2.36796</text:p>
          </table:table-cell>
          <table:table-cell office:value-type="float" office:value="12.8675" calcext:value-type="float">
            <text:p>12.8675</text:p>
          </table:table-cell>
          <table:table-cell office:value-type="float" office:value="0.589171" calcext:value-type="float">
            <text:p>0.589171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107496" calcext:value-type="float">
            <text:p>0.107496</text:p>
          </table:table-cell>
          <table:table-cell office:value-type="float" office:value="0.0129845" calcext:value-type="float">
            <text:p>0.0129845</text:p>
          </table:table-cell>
          <table:table-cell office:value-type="float" office:value="2.07504" calcext:value-type="float">
            <text:p>2.07504</text:p>
          </table:table-cell>
          <table:table-cell office:value-type="float" office:value="14.1942" calcext:value-type="float">
            <text:p>14.1942</text:p>
          </table:table-cell>
          <table:table-cell office:value-type="float" office:value="0.625442" calcext:value-type="float">
            <text:p>0.625442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0.277539" calcext:value-type="float">
            <text:p>0.277539</text:p>
          </table:table-cell>
          <table:table-cell office:value-type="float" office:value="0.0817467" calcext:value-type="float">
            <text:p>0.0817467</text:p>
          </table:table-cell>
          <table:table-cell office:value-type="float" office:value="0.0083107" calcext:value-type="float">
            <text:p>0.0083107</text:p>
          </table:table-cell>
          <table:table-cell office:value-type="float" office:value="2.04217" calcext:value-type="float">
            <text:p>2.04217</text:p>
          </table:table-cell>
          <table:table-cell office:value-type="float" office:value="12.3838" calcext:value-type="float">
            <text:p>12.3838</text:p>
          </table:table-cell>
          <table:table-cell office:value-type="float" office:value="0.585451" calcext:value-type="float">
            <text:p>0.585451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0.293965" calcext:value-type="float">
            <text:p>0.293965</text:p>
          </table:table-cell>
          <table:table-cell office:value-type="float" office:value="0.0911175" calcext:value-type="float">
            <text:p>0.0911175</text:p>
          </table:table-cell>
          <table:table-cell office:value-type="float" office:value="0.00984511" calcext:value-type="float">
            <text:p>0.00984511</text:p>
          </table:table-cell>
          <table:table-cell office:value-type="float" office:value="2.27261" calcext:value-type="float">
            <text:p>2.27261</text:p>
          </table:table-cell>
          <table:table-cell office:value-type="float" office:value="12.3944" calcext:value-type="float">
            <text:p>12.3944</text:p>
          </table:table-cell>
          <table:table-cell office:value-type="float" office:value="0.604728" calcext:value-type="float">
            <text:p>0.604728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office:value-type="float" office:value="0.29002" calcext:value-type="float">
            <text:p>0.29002</text:p>
          </table:table-cell>
          <table:table-cell office:value-type="float" office:value="0.0913111" calcext:value-type="float">
            <text:p>0.0913111</text:p>
          </table:table-cell>
          <table:table-cell office:value-type="float" office:value="0.0106437" calcext:value-type="float">
            <text:p>0.0106437</text:p>
          </table:table-cell>
          <table:table-cell office:value-type="float" office:value="2.46152" calcext:value-type="float">
            <text:p>2.46152</text:p>
          </table:table-cell>
          <table:table-cell office:value-type="float" office:value="11.8899" calcext:value-type="float">
            <text:p>11.8899</text:p>
          </table:table-cell>
          <table:table-cell office:value-type="float" office:value="0.574475" calcext:value-type="float">
            <text:p>0.57447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300112" calcext:value-type="float">
            <text:p>0.300112</text:p>
          </table:table-cell>
          <table:table-cell office:value-type="float" office:value="0.0969529" calcext:value-type="float">
            <text:p>0.0969529</text:p>
          </table:table-cell>
          <table:table-cell office:value-type="float" office:value="0.0118025" calcext:value-type="float">
            <text:p>0.0118025</text:p>
          </table:table-cell>
          <table:table-cell office:value-type="float" office:value="2.43021" calcext:value-type="float">
            <text:p>2.43021</text:p>
          </table:table-cell>
          <table:table-cell office:value-type="float" office:value="12.3616" calcext:value-type="float">
            <text:p>12.3616</text:p>
          </table:table-cell>
          <table:table-cell office:value-type="float" office:value="0.581465" calcext:value-type="float">
            <text:p>0.58146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29751" calcext:value-type="float">
            <text:p>0.29751</text:p>
          </table:table-cell>
          <table:table-cell office:value-type="float" office:value="0.0950091" calcext:value-type="float">
            <text:p>0.0950091</text:p>
          </table:table-cell>
          <table:table-cell office:value-type="float" office:value="0.0112837" calcext:value-type="float">
            <text:p>0.0112837</text:p>
          </table:table-cell>
          <table:table-cell office:value-type="float" office:value="2.42056" calcext:value-type="float">
            <text:p>2.42056</text:p>
          </table:table-cell>
          <table:table-cell office:value-type="float" office:value="12.2547" calcext:value-type="float">
            <text:p>12.2547</text:p>
          </table:table-cell>
          <table:table-cell office:value-type="float" office:value="0.583321" calcext:value-type="float">
            <text:p>0.583321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0.304554" calcext:value-type="float">
            <text:p>0.304554</text:p>
          </table:table-cell>
          <table:table-cell office:value-type="float" office:value="0.0994043" calcext:value-type="float">
            <text:p>0.0994043</text:p>
          </table:table-cell>
          <table:table-cell office:value-type="float" office:value="0.0123516" calcext:value-type="float">
            <text:p>0.0123516</text:p>
          </table:table-cell>
          <table:table-cell office:value-type="float" office:value="2.20019" calcext:value-type="float">
            <text:p>2.20019</text:p>
          </table:table-cell>
          <table:table-cell office:value-type="float" office:value="13.2062" calcext:value-type="float">
            <text:p>13.2062</text:p>
          </table:table-cell>
          <table:table-cell office:value-type="float" office:value="0.58333" calcext:value-type="float">
            <text:p>0.58333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office:value-type="float" office:value="0.299106" calcext:value-type="float">
            <text:p>0.299106</text:p>
          </table:table-cell>
          <table:table-cell office:value-type="float" office:value="0.0957052" calcext:value-type="float">
            <text:p>0.0957052</text:p>
          </table:table-cell>
          <table:table-cell office:value-type="float" office:value="0.0114143" calcext:value-type="float">
            <text:p>0.0114143</text:p>
          </table:table-cell>
          <table:table-cell office:value-type="float" office:value="2.27669" calcext:value-type="float">
            <text:p>2.27669</text:p>
          </table:table-cell>
          <table:table-cell office:value-type="float" office:value="12.7107" calcext:value-type="float">
            <text:p>12.7107</text:p>
          </table:table-cell>
          <table:table-cell office:value-type="float" office:value="0.58461" calcext:value-type="float">
            <text:p>0.58461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office:value-type="float" office:value="0.301433" calcext:value-type="float">
            <text:p>0.301433</text:p>
          </table:table-cell>
          <table:table-cell office:value-type="float" office:value="0.0975814" calcext:value-type="float">
            <text:p>0.0975814</text:p>
          </table:table-cell>
          <table:table-cell office:value-type="float" office:value="0.0119038" calcext:value-type="float">
            <text:p>0.0119038</text:p>
          </table:table-cell>
          <table:table-cell office:value-type="float" office:value="2.3787" calcext:value-type="float">
            <text:p>2.3787</text:p>
          </table:table-cell>
          <table:table-cell office:value-type="float" office:value="12.5467" calcext:value-type="float">
            <text:p>12.5467</text:p>
          </table:table-cell>
          <table:table-cell office:value-type="float" office:value="0.583294" calcext:value-type="float">
            <text:p>0.583294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0.297145" calcext:value-type="float">
            <text:p>0.297145</text:p>
          </table:table-cell>
          <table:table-cell office:value-type="float" office:value="0.0951758" calcext:value-type="float">
            <text:p>0.0951758</text:p>
          </table:table-cell>
          <table:table-cell office:value-type="float" office:value="0.0114918" calcext:value-type="float">
            <text:p>0.0114918</text:p>
          </table:table-cell>
          <table:table-cell office:value-type="float" office:value="2.39356" calcext:value-type="float">
            <text:p>2.39356</text:p>
          </table:table-cell>
          <table:table-cell office:value-type="float" office:value="12.3398" calcext:value-type="float">
            <text:p>12.3398</text:p>
          </table:table-cell>
          <table:table-cell office:value-type="float" office:value="0.577122" calcext:value-type="float">
            <text:p>0.577122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office:value-type="float" office:value="0.298315" calcext:value-type="float">
            <text:p>0.298315</text:p>
          </table:table-cell>
          <table:table-cell office:value-type="float" office:value="0.0953379" calcext:value-type="float">
            <text:p>0.0953379</text:p>
          </table:table-cell>
          <table:table-cell office:value-type="float" office:value="0.0113436" calcext:value-type="float">
            <text:p>0.0113436</text:p>
          </table:table-cell>
          <table:table-cell office:value-type="float" office:value="2.43387" calcext:value-type="float">
            <text:p>2.43387</text:p>
          </table:table-cell>
          <table:table-cell office:value-type="float" office:value="12.2414" calcext:value-type="float">
            <text:p>12.2414</text:p>
          </table:table-cell>
          <table:table-cell office:value-type="float" office:value="0.583994" calcext:value-type="float">
            <text:p>0.583994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office:value-type="float" office:value="0.296053" calcext:value-type="float">
            <text:p>0.296053</text:p>
          </table:table-cell>
          <table:table-cell office:value-type="float" office:value="0.094147" calcext:value-type="float">
            <text:p>0.094147</text:p>
          </table:table-cell>
          <table:table-cell office:value-type="float" office:value="0.011151" calcext:value-type="float">
            <text:p>0.011151</text:p>
          </table:table-cell>
          <table:table-cell office:value-type="float" office:value="2.41003" calcext:value-type="float">
            <text:p>2.4100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0.580648" calcext:value-type="float">
            <text:p>0.580648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0.297293" calcext:value-type="float">
            <text:p>0.297293</text:p>
          </table:table-cell>
          <table:table-cell office:value-type="float" office:value="0.0949045" calcext:value-type="float">
            <text:p>0.0949045</text:p>
          </table:table-cell>
          <table:table-cell office:value-type="float" office:value="0.0113081" calcext:value-type="float">
            <text:p>0.0113081</text:p>
          </table:table-cell>
          <table:table-cell office:value-type="float" office:value="2.40823" calcext:value-type="float">
            <text:p>2.40823</text:p>
          </table:table-cell>
          <table:table-cell office:value-type="float" office:value="12.2809" calcext:value-type="float">
            <text:p>12.2809</text:p>
          </table:table-cell>
          <table:table-cell office:value-type="float" office:value="0.581501" calcext:value-type="float">
            <text:p>0.581501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297772" calcext:value-type="float">
            <text:p>0.297772</text:p>
          </table:table-cell>
          <table:table-cell office:value-type="float" office:value="0.0952494" calcext:value-type="float">
            <text:p>0.0952494</text:p>
          </table:table-cell>
          <table:table-cell office:value-type="float" office:value="0.011408" calcext:value-type="float">
            <text:p>0.011408</text:p>
          </table:table-cell>
          <table:table-cell office:value-type="float" office:value="2.38678" calcext:value-type="float">
            <text:p>2.38678</text:p>
          </table:table-cell>
          <table:table-cell office:value-type="float" office:value="12.3636" calcext:value-type="float">
            <text:p>12.3636</text:p>
          </table:table-cell>
          <table:table-cell office:value-type="float" office:value="0.580856" calcext:value-type="float">
            <text:p>0.5808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412963" calcext:value-type="float">
            <text:p>0.412963</text:p>
          </table:table-cell>
          <table:table-cell office:value-type="float" office:value="0.170796" calcext:value-type="float">
            <text:p>0.170796</text:p>
          </table:table-cell>
          <table:table-cell office:value-type="float" office:value="0.19206" calcext:value-type="float">
            <text:p>0.19206</text:p>
          </table:table-cell>
          <table:table-cell office:value-type="float" office:value="93.681" calcext:value-type="float">
            <text:p>93.681</text:p>
          </table:table-cell>
          <table:table-cell office:value-type="float" office:value="0.666162" calcext:value-type="float">
            <text:p>0.666162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25181" calcext:value-type="float">
            <text:p>0.325181</text:p>
          </table:table-cell>
          <table:table-cell office:value-type="float" office:value="0.107977" calcext:value-type="float">
            <text:p>0.107977</text:p>
          </table:table-cell>
          <table:table-cell office:value-type="float" office:value="0.918879" calcext:value-type="float">
            <text:p>0.918879</text:p>
          </table:table-cell>
          <table:table-cell office:value-type="float" office:value="37.8932" calcext:value-type="float">
            <text:p>37.8932</text:p>
          </table:table-cell>
          <table:table-cell office:value-type="float" office:value="0.659624" calcext:value-type="float">
            <text:p>0.659624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165106" calcext:value-type="float">
            <text:p>0.165106</text:p>
          </table:table-cell>
          <table:table-cell office:value-type="float" office:value="0.0305993" calcext:value-type="float">
            <text:p>0.0305993</text:p>
          </table:table-cell>
          <table:table-cell office:value-type="float" office:value="0.606" calcext:value-type="float">
            <text:p>0.606</text:p>
          </table:table-cell>
          <table:table-cell office:value-type="float" office:value="33.2132" calcext:value-type="float">
            <text:p>33.2132</text:p>
          </table:table-cell>
          <table:table-cell office:value-type="float" office:value="0.625835" calcext:value-type="float">
            <text:p>0.625835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0.329687" calcext:value-type="float">
            <text:p>0.329687</text:p>
          </table:table-cell>
          <table:table-cell office:value-type="float" office:value="0.111195" calcext:value-type="float">
            <text:p>0.111195</text:p>
          </table:table-cell>
          <table:table-cell office:value-type="float" office:value="0.0134754" calcext:value-type="float">
            <text:p>0.0134754</text:p>
          </table:table-cell>
          <table:table-cell office:value-type="float" office:value="0.766933" calcext:value-type="float">
            <text:p>0.766933</text:p>
          </table:table-cell>
          <table:table-cell office:value-type="float" office:value="24.1299" calcext:value-type="float">
            <text:p>24.1299</text:p>
          </table:table-cell>
          <table:table-cell office:value-type="float" office:value="0.636714" calcext:value-type="float">
            <text:p>0.636714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0.304531" calcext:value-type="float">
            <text:p>0.304531</text:p>
          </table:table-cell>
          <table:table-cell office:value-type="float" office:value="0.097168" calcext:value-type="float">
            <text:p>0.097168</text:p>
          </table:table-cell>
          <table:table-cell office:value-type="float" office:value="0.0111729" calcext:value-type="float">
            <text:p>0.0111729</text:p>
          </table:table-cell>
          <table:table-cell office:value-type="float" office:value="2.111" calcext:value-type="float">
            <text:p>2.111</text:p>
          </table:table-cell>
          <table:table-cell office:value-type="float" office:value="13.337" calcext:value-type="float">
            <text:p>13.337</text:p>
          </table:table-cell>
          <table:table-cell office:value-type="float" office:value="0.605546" calcext:value-type="float">
            <text:p>0.605546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office:value-type="float" office:value="0.260703" calcext:value-type="float">
            <text:p>0.260703</text:p>
          </table:table-cell>
          <table:table-cell office:value-type="float" office:value="0.0709504" calcext:value-type="float">
            <text:p>0.0709504</text:p>
          </table:table-cell>
          <table:table-cell office:value-type="float" office:value="0.00587017" calcext:value-type="float">
            <text:p>0.00587017</text:p>
          </table:table-cell>
          <table:table-cell office:value-type="float" office:value="2.61256" calcext:value-type="float">
            <text:p>2.61256</text:p>
          </table:table-cell>
          <table:table-cell office:value-type="float" office:value="10.0379" calcext:value-type="float">
            <text:p>10.0379</text:p>
          </table:table-cell>
          <table:table-cell office:value-type="float" office:value="0.611295" calcext:value-type="float">
            <text:p>0.611295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office:value-type="float" office:value="0.318086" calcext:value-type="float">
            <text:p>0.318086</text:p>
          </table:table-cell>
          <table:table-cell office:value-type="float" office:value="0.105665" calcext:value-type="float">
            <text:p>0.105665</text:p>
          </table:table-cell>
          <table:table-cell office:value-type="float" office:value="0.012943" calcext:value-type="float">
            <text:p>0.012943</text:p>
          </table:table-cell>
          <table:table-cell office:value-type="float" office:value="2.29166" calcext:value-type="float">
            <text:p>2.29166</text:p>
          </table:table-cell>
          <table:table-cell office:value-type="float" office:value="13.3491" calcext:value-type="float">
            <text:p>13.3491</text:p>
          </table:table-cell>
          <table:table-cell office:value-type="float" office:value="0.613587" calcext:value-type="float">
            <text:p>0.613587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0.244297" calcext:value-type="float">
            <text:p>0.244297</text:p>
          </table:table-cell>
          <table:table-cell office:value-type="float" office:value="0.0667266" calcext:value-type="float">
            <text:p>0.0667266</text:p>
          </table:table-cell>
          <table:table-cell office:value-type="float" office:value="0.00612757" calcext:value-type="float">
            <text:p>0.00612757</text:p>
          </table:table-cell>
          <table:table-cell office:value-type="float" office:value="2.60253" calcext:value-type="float">
            <text:p>2.60253</text:p>
          </table:table-cell>
          <table:table-cell office:value-type="float" office:value="9.7239" calcext:value-type="float">
            <text:p>9.7239</text:p>
          </table:table-cell>
          <table:table-cell office:value-type="float" office:value="0.541257" calcext:value-type="float">
            <text:p>0.541257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office:value-type="float" office:value="0.272988" calcext:value-type="float">
            <text:p>0.272988</text:p>
          </table:table-cell>
          <table:table-cell office:value-type="float" office:value="0.0820219" calcext:value-type="float">
            <text:p>0.0820219</text:p>
          </table:table-cell>
          <table:table-cell office:value-type="float" office:value="0.00884286" calcext:value-type="float">
            <text:p>0.00884286</text:p>
          </table:table-cell>
          <table:table-cell office:value-type="float" office:value="2.74732" calcext:value-type="float">
            <text:p>2.74732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0.561861" calcext:value-type="float">
            <text:p>0.561861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0.293955" calcext:value-type="float">
            <text:p>0.293955</text:p>
          </table:table-cell>
          <table:table-cell office:value-type="float" office:value="0.0920711" calcext:value-type="float">
            <text:p>0.0920711</text:p>
          </table:table-cell>
          <table:table-cell office:value-type="float" office:value="0.0103939" calcext:value-type="float">
            <text:p>0.0103939</text:p>
          </table:table-cell>
          <table:table-cell office:value-type="float" office:value="1.93377" calcext:value-type="float">
            <text:p>1.93377</text:p>
          </table:table-cell>
          <table:table-cell office:value-type="float" office:value="13.5773" calcext:value-type="float">
            <text:p>13.5773</text:p>
          </table:table-cell>
          <table:table-cell office:value-type="float" office:value="0.591294" calcext:value-type="float">
            <text:p>0.591294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office:value-type="float" office:value="0.284507" calcext:value-type="float">
            <text:p>0.284507</text:p>
          </table:table-cell>
          <table:table-cell office:value-type="float" office:value="0.0874611" calcext:value-type="float">
            <text:p>0.0874611</text:p>
          </table:table-cell>
          <table:table-cell office:value-type="float" office:value="0.00987816" calcext:value-type="float">
            <text:p>0.00987816</text:p>
          </table:table-cell>
          <table:table-cell office:value-type="float" office:value="2.2297" calcext:value-type="float">
            <text:p>2.2297</text:p>
          </table:table-cell>
          <table:table-cell office:value-type="float" office:value="12.2504" calcext:value-type="float">
            <text:p>12.2504</text:p>
          </table:table-cell>
          <table:table-cell office:value-type="float" office:value="0.569547" calcext:value-type="float">
            <text:p>0.569547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0.283445" calcext:value-type="float">
            <text:p>0.283445</text:p>
          </table:table-cell>
          <table:table-cell office:value-type="float" office:value="0.0867018" calcext:value-type="float">
            <text:p>0.0867018</text:p>
          </table:table-cell>
          <table:table-cell office:value-type="float" office:value="0.00959384" calcext:value-type="float">
            <text:p>0.00959384</text:p>
          </table:table-cell>
          <table:table-cell office:value-type="float" office:value="2.40297" calcext:value-type="float">
            <text:p>2.40297</text:p>
          </table:table-cell>
          <table:table-cell office:value-type="float" office:value="11.7143" calcext:value-type="float">
            <text:p>11.7143</text:p>
          </table:table-cell>
          <table:table-cell office:value-type="float" office:value="0.574583" calcext:value-type="float">
            <text:p>0.574583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0868707" calcext:value-type="float">
            <text:p>0.0868707</text:p>
          </table:table-cell>
          <table:table-cell office:value-type="float" office:value="0.00940148" calcext:value-type="float">
            <text:p>0.00940148</text:p>
          </table:table-cell>
          <table:table-cell office:value-type="float" office:value="2.24733" calcext:value-type="float">
            <text:p>2.24733</text:p>
          </table:table-cell>
          <table:table-cell office:value-type="float" office:value="12.1549" calcext:value-type="float">
            <text:p>12.1549</text:p>
          </table:table-cell>
          <table:table-cell office:value-type="float" office:value="0.584732" calcext:value-type="float">
            <text:p>0.584732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office:value-type="float" office:value="0.287127" calcext:value-type="float">
            <text:p>0.287127</text:p>
          </table:table-cell>
          <table:table-cell office:value-type="float" office:value="0.0885379" calcext:value-type="float">
            <text:p>0.0885379</text:p>
          </table:table-cell>
          <table:table-cell office:value-type="float" office:value="0.00985386" calcext:value-type="float">
            <text:p>0.00985386</text:p>
          </table:table-cell>
          <table:table-cell office:value-type="float" office:value="2.22121" calcext:value-type="float">
            <text:p>2.22121</text:p>
          </table:table-cell>
          <table:table-cell office:value-type="float" office:value="12.3558" calcext:value-type="float">
            <text:p>12.3558</text:p>
          </table:table-cell>
          <table:table-cell office:value-type="float" office:value="0.580988" calcext:value-type="float">
            <text:p>0.580988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office:value-type="float" office:value="0.288489" calcext:value-type="float">
            <text:p>0.288489</text:p>
          </table:table-cell>
          <table:table-cell office:value-type="float" office:value="0.0891522" calcext:value-type="float">
            <text:p>0.0891522</text:p>
          </table:table-cell>
          <table:table-cell office:value-type="float" office:value="0.0099444" calcext:value-type="float">
            <text:p>0.0099444</text:p>
          </table:table-cell>
          <table:table-cell office:value-type="float" office:value="2.26216" calcext:value-type="float">
            <text:p>2.26216</text:p>
          </table:table-cell>
          <table:table-cell office:value-type="float" office:value="12.2812" calcext:value-type="float">
            <text:p>12.2812</text:p>
          </table:table-cell>
          <table:table-cell office:value-type="float" office:value="0.582945" calcext:value-type="float">
            <text:p>0.582945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0.28706" calcext:value-type="float">
            <text:p>0.28706</text:p>
          </table:table-cell>
          <table:table-cell office:value-type="float" office:value="0.0884195" calcext:value-type="float">
            <text:p>0.0884195</text:p>
          </table:table-cell>
          <table:table-cell office:value-type="float" office:value="0.00981358" calcext:value-type="float">
            <text:p>0.00981358</text:p>
          </table:table-cell>
          <table:table-cell office:value-type="float" office:value="2.22232" calcext:value-type="float">
            <text:p>2.22232</text:p>
          </table:table-cell>
          <table:table-cell office:value-type="float" office:value="12.3437" calcext:value-type="float">
            <text:p>12.3437</text:p>
          </table:table-cell>
          <table:table-cell office:value-type="float" office:value="0.581582" calcext:value-type="float">
            <text:p>0.581582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0.288696" calcext:value-type="float">
            <text:p>0.288696</text:p>
          </table:table-cell>
          <table:table-cell office:value-type="float" office:value="0.0893802" calcext:value-type="float">
            <text:p>0.0893802</text:p>
          </table:table-cell>
          <table:table-cell office:value-type="float" office:value="0.0100127" calcext:value-type="float">
            <text:p>0.0100127</text:p>
          </table:table-cell>
          <table:table-cell office:value-type="float" office:value="2.26141" calcext:value-type="float">
            <text:p>2.26141</text:p>
          </table:table-cell>
          <table:table-cell office:value-type="float" office:value="12.3001" calcext:value-type="float">
            <text:p>12.3001</text:p>
          </table:table-cell>
          <table:table-cell office:value-type="float" office:value="0.58222" calcext:value-type="float">
            <text:p>0.58222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0.288985" calcext:value-type="float">
            <text:p>0.288985</text:p>
          </table:table-cell>
          <table:table-cell office:value-type="float" office:value="0.089596" calcext:value-type="float">
            <text:p>0.089596</text:p>
          </table:table-cell>
          <table:table-cell office:value-type="float" office:value="0.0100608" calcext:value-type="float">
            <text:p>0.0100608</text:p>
          </table:table-cell>
          <table:table-cell office:value-type="float" office:value="2.24667" calcext:value-type="float">
            <text:p>2.24667</text:p>
          </table:table-cell>
          <table:table-cell office:value-type="float" office:value="12.359" calcext:value-type="float">
            <text:p>12.359</text:p>
          </table:table-cell>
          <table:table-cell office:value-type="float" office:value="0.582235" calcext:value-type="float">
            <text:p>0.582235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289183" calcext:value-type="float">
            <text:p>0.289183</text:p>
          </table:table-cell>
          <table:table-cell office:value-type="float" office:value="0.0896354" calcext:value-type="float">
            <text:p>0.0896354</text:p>
          </table:table-cell>
          <table:table-cell office:value-type="float" office:value="0.0100477" calcext:value-type="float">
            <text:p>0.0100477</text:p>
          </table:table-cell>
          <table:table-cell office:value-type="float" office:value="2.22183" calcext:value-type="float">
            <text:p>2.22183</text:p>
          </table:table-cell>
          <table:table-cell office:value-type="float" office:value="12.4354" calcext:value-type="float">
            <text:p>12.4354</text:p>
          </table:table-cell>
          <table:table-cell office:value-type="float" office:value="0.583143" calcext:value-type="float">
            <text:p>0.5831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office:value-type="float" office:value="1.82827E+018" calcext:value-type="float">
            <text:p>1.82827E+018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522012" calcext:value-type="float">
            <text:p>0.522012</text:p>
          </table:table-cell>
          <table:table-cell office:value-type="float" office:value="0.27251" calcext:value-type="float">
            <text:p>0.27251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105.335" calcext:value-type="float">
            <text:p>105.335</text:p>
          </table:table-cell>
          <table:table-cell office:value-type="float" office:value="0.666651" calcext:value-type="float">
            <text:p>0.666651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300488" calcext:value-type="float">
            <text:p>0.300488</text:p>
          </table:table-cell>
          <table:table-cell office:value-type="float" office:value="0.09117" calcext:value-type="float">
            <text:p>0.09117</text:p>
          </table:table-cell>
          <table:table-cell office:value-type="float" office:value="0.537757" calcext:value-type="float">
            <text:p>0.537757</text:p>
          </table:table-cell>
          <table:table-cell office:value-type="float" office:value="47.6776" calcext:value-type="float">
            <text:p>47.6776</text:p>
          </table:table-cell>
          <table:table-cell office:value-type="float" office:value="0.663428" calcext:value-type="float">
            <text:p>0.663428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0.148275" calcext:value-type="float">
            <text:p>0.148275</text:p>
          </table:table-cell>
          <table:table-cell office:value-type="float" office:value="0.0225868" calcext:value-type="float">
            <text:p>0.0225868</text:p>
          </table:table-cell>
          <table:table-cell office:value-type="float" office:value="0.734839" calcext:value-type="float">
            <text:p>0.734839</text:p>
          </table:table-cell>
          <table:table-cell office:value-type="float" office:value="28.5363" calcext:value-type="float">
            <text:p>28.5363</text:p>
          </table:table-cell>
          <table:table-cell office:value-type="float" office:value="0.657549" calcext:value-type="float">
            <text:p>0.657549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274688" calcext:value-type="float">
            <text:p>0.274688</text:p>
          </table:table-cell>
          <table:table-cell office:value-type="float" office:value="0.0769609" calcext:value-type="float">
            <text:p>0.0769609</text:p>
          </table:table-cell>
          <table:table-cell office:value-type="float" office:value="0.00641262" calcext:value-type="float">
            <text:p>0.00641262</text:p>
          </table:table-cell>
          <table:table-cell office:value-type="float" office:value="2.14335" calcext:value-type="float">
            <text:p>2.14335</text:p>
          </table:table-cell>
          <table:table-cell office:value-type="float" office:value="11.6838" calcext:value-type="float">
            <text:p>11.6838</text:p>
          </table:table-cell>
          <table:table-cell office:value-type="float" office:value="0.639111" calcext:value-type="float">
            <text:p>0.639111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333906" calcext:value-type="float">
            <text:p>0.333906</text:p>
          </table:table-cell>
          <table:table-cell office:value-type="float" office:value="0.113395" calcext:value-type="float">
            <text:p>0.113395</text:p>
          </table:table-cell>
          <table:table-cell office:value-type="float" office:value="0.0138263" calcext:value-type="float">
            <text:p>0.0138263</text:p>
          </table:table-cell>
          <table:table-cell office:value-type="float" office:value="1.01171" calcext:value-type="float">
            <text:p>1.01171</text:p>
          </table:table-cell>
          <table:table-cell office:value-type="float" office:value="21.161" calcext:value-type="float">
            <text:p>21.161</text:p>
          </table:table-cell>
          <table:table-cell office:value-type="float" office:value="0.641573" calcext:value-type="float">
            <text:p>0.64157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333984" calcext:value-type="float">
            <text:p>0.333984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.0157167" calcext:value-type="float">
            <text:p>0.0157167</text:p>
          </table:table-cell>
          <table:table-cell office:value-type="float" office:value="1.9728" calcext:value-type="float">
            <text:p>1.9728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0.6114" calcext:value-type="float">
            <text:p>0.6114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0.29043" calcext:value-type="float">
            <text:p>0.29043</text:p>
          </table:table-cell>
          <table:table-cell office:value-type="float" office:value="0.0899424" calcext:value-type="float">
            <text:p>0.0899424</text:p>
          </table:table-cell>
          <table:table-cell office:value-type="float" office:value="0.0100289" calcext:value-type="float">
            <text:p>0.0100289</text:p>
          </table:table-cell>
          <table:table-cell office:value-type="float" office:value="2.96077" calcext:value-type="float">
            <text:p>2.96077</text:p>
          </table:table-cell>
          <table:table-cell office:value-type="float" office:value="10.6733" calcext:value-type="float">
            <text:p>10.6733</text:p>
          </table:table-cell>
          <table:table-cell office:value-type="float" office:value="0.586759" calcext:value-type="float">
            <text:p>0.586759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296836" calcext:value-type="float">
            <text:p>0.296836</text:p>
          </table:table-cell>
          <table:table-cell office:value-type="float" office:value="0.0917729" calcext:value-type="float">
            <text:p>0.0917729</text:p>
          </table:table-cell>
          <table:table-cell office:value-type="float" office:value="0.00960165" calcext:value-type="float">
            <text:p>0.00960165</text:p>
          </table:table-cell>
          <table:table-cell office:value-type="float" office:value="2.46068" calcext:value-type="float">
            <text:p>2.46068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0.619989" calcext:value-type="float">
            <text:p>0.619989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0.285986" calcext:value-type="float">
            <text:p>0.285986</text:p>
          </table:table-cell>
          <table:table-cell office:value-type="float" office:value="0.0868072" calcext:value-type="float">
            <text:p>0.0868072</text:p>
          </table:table-cell>
          <table:table-cell office:value-type="float" office:value="0.00923036" calcext:value-type="float">
            <text:p>0.00923036</text:p>
          </table:table-cell>
          <table:table-cell office:value-type="float" office:value="2.16129" calcext:value-type="float">
            <text:p>2.16129</text:p>
          </table:table-cell>
          <table:table-cell office:value-type="float" office:value="12.4061" calcext:value-type="float">
            <text:p>12.4061</text:p>
          </table:table-cell>
          <table:table-cell office:value-type="float" office:value="0.591694" calcext:value-type="float">
            <text:p>0.591694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286309" calcext:value-type="float">
            <text:p>0.286309</text:p>
          </table:table-cell>
          <table:table-cell office:value-type="float" office:value="0.0878687" calcext:value-type="float">
            <text:p>0.0878687</text:p>
          </table:table-cell>
          <table:table-cell office:value-type="float" office:value="0.0096192" calcext:value-type="float">
            <text:p>0.0096192</text:p>
          </table:table-cell>
          <table:table-cell office:value-type="float" office:value="2.06362" calcext:value-type="float">
            <text:p>2.06362</text:p>
          </table:table-cell>
          <table:table-cell office:value-type="float" office:value="12.7977" calcext:value-type="float">
            <text:p>12.7977</text:p>
          </table:table-cell>
          <table:table-cell office:value-type="float" office:value="0.584712" calcext:value-type="float">
            <text:p>0.584712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273818" calcext:value-type="float">
            <text:p>0.273818</text:p>
          </table:table-cell>
          <table:table-cell office:value-type="float" office:value="0.0805012" calcext:value-type="float">
            <text:p>0.0805012</text:p>
          </table:table-cell>
          <table:table-cell office:value-type="float" office:value="0.00812736" calcext:value-type="float">
            <text:p>0.00812736</text:p>
          </table:table-cell>
          <table:table-cell office:value-type="float" office:value="1.92807" calcext:value-type="float">
            <text:p>1.92807</text:p>
          </table:table-cell>
          <table:table-cell office:value-type="float" office:value="12.6649" calcext:value-type="float">
            <text:p>12.6649</text:p>
          </table:table-cell>
          <table:table-cell office:value-type="float" office:value="0.581954" calcext:value-type="float">
            <text:p>0.581954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0.281573" calcext:value-type="float">
            <text:p>0.281573</text:p>
          </table:table-cell>
          <table:table-cell office:value-type="float" office:value="0.0851175" calcext:value-type="float">
            <text:p>0.0851175</text:p>
          </table:table-cell>
          <table:table-cell office:value-type="float" office:value="0.00911001" calcext:value-type="float">
            <text:p>0.00911001</text:p>
          </table:table-cell>
          <table:table-cell office:value-type="float" office:value="2.10719" calcext:value-type="float">
            <text:p>2.10719</text:p>
          </table:table-cell>
          <table:table-cell office:value-type="float" office:value="12.4438" calcext:value-type="float">
            <text:p>12.4438</text:p>
          </table:table-cell>
          <table:table-cell office:value-type="float" office:value="0.58086" calcext:value-type="float">
            <text:p>0.58086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0.284148" calcext:value-type="float">
            <text:p>0.284148</text:p>
          </table:table-cell>
          <table:table-cell office:value-type="float" office:value="0.0864837" calcext:value-type="float">
            <text:p>0.0864837</text:p>
          </table:table-cell>
          <table:table-cell office:value-type="float" office:value="0.00934028" calcext:value-type="float">
            <text:p>0.00934028</text:p>
          </table:table-cell>
          <table:table-cell office:value-type="float" office:value="2.10057" calcext:value-type="float">
            <text:p>2.10057</text:p>
          </table:table-cell>
          <table:table-cell office:value-type="float" office:value="12.5708" calcext:value-type="float">
            <text:p>12.5708</text:p>
          </table:table-cell>
          <table:table-cell office:value-type="float" office:value="0.583735" calcext:value-type="float">
            <text:p>0.583735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0.280401" calcext:value-type="float">
            <text:p>0.280401</text:p>
          </table:table-cell>
          <table:table-cell office:value-type="float" office:value="0.084344" calcext:value-type="float">
            <text:p>0.084344</text:p>
          </table:table-cell>
          <table:table-cell office:value-type="float" office:value="0.00891305" calcext:value-type="float">
            <text:p>0.00891305</text:p>
          </table:table-cell>
          <table:table-cell office:value-type="float" office:value="2.15681" calcext:value-type="float">
            <text:p>2.15681</text:p>
          </table:table-cell>
          <table:table-cell office:value-type="float" office:value="12.2305" calcext:value-type="float">
            <text:p>12.2305</text:p>
          </table:table-cell>
          <table:table-cell office:value-type="float" office:value="0.582365" calcext:value-type="float">
            <text:p>0.582365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0.284212" calcext:value-type="float">
            <text:p>0.284212</text:p>
          </table:table-cell>
          <table:table-cell office:value-type="float" office:value="0.0861897" calcext:value-type="float">
            <text:p>0.0861897</text:p>
          </table:table-cell>
          <table:table-cell office:value-type="float" office:value="0.00918726" calcext:value-type="float">
            <text:p>0.00918726</text:p>
          </table:table-cell>
          <table:table-cell office:value-type="float" office:value="2.06638" calcext:value-type="float">
            <text:p>2.06638</text:p>
          </table:table-cell>
          <table:table-cell office:value-type="float" office:value="12.6581" calcext:value-type="float">
            <text:p>12.6581</text:p>
          </table:table-cell>
          <table:table-cell office:value-type="float" office:value="0.587756" calcext:value-type="float">
            <text:p>0.587756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0.284489" calcext:value-type="float">
            <text:p>0.284489</text:p>
          </table:table-cell>
          <table:table-cell office:value-type="float" office:value="0.0864272" calcext:value-type="float">
            <text:p>0.0864272</text:p>
          </table:table-cell>
          <table:table-cell office:value-type="float" office:value="0.00926912" calcext:value-type="float">
            <text:p>0.00926912</text:p>
          </table:table-cell>
          <table:table-cell office:value-type="float" office:value="2.09263" calcext:value-type="float">
            <text:p>2.09263</text:p>
          </table:table-cell>
          <table:table-cell office:value-type="float" office:value="12.5918" calcext:value-type="float">
            <text:p>12.5918</text:p>
          </table:table-cell>
          <table:table-cell office:value-type="float" office:value="0.586366" calcext:value-type="float">
            <text:p>0.586366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0.28176" calcext:value-type="float">
            <text:p>0.28176</text:p>
          </table:table-cell>
          <table:table-cell office:value-type="float" office:value="0.0849533" calcext:value-type="float">
            <text:p>0.0849533</text:p>
          </table:table-cell>
          <table:table-cell office:value-type="float" office:value="0.00899768" calcext:value-type="float">
            <text:p>0.00899768</text:p>
          </table:table-cell>
          <table:table-cell office:value-type="float" office:value="2.1204" calcext:value-type="float">
            <text:p>2.1204</text:p>
          </table:table-cell>
          <table:table-cell office:value-type="float" office:value="12.3896" calcext:value-type="float">
            <text:p>12.3896</text:p>
          </table:table-cell>
          <table:table-cell office:value-type="float" office:value="0.584425" calcext:value-type="float">
            <text:p>0.584425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.283077" calcext:value-type="float">
            <text:p>0.283077</text:p>
          </table:table-cell>
          <table:table-cell office:value-type="float" office:value="0.0857088" calcext:value-type="float">
            <text:p>0.0857088</text:p>
          </table:table-cell>
          <table:table-cell office:value-type="float" office:value="0.0091405" calcext:value-type="float">
            <text:p>0.0091405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12.5312" calcext:value-type="float">
            <text:p>12.5312</text:p>
          </table:table-cell>
          <table:table-cell office:value-type="float" office:value="0.585239" calcext:value-type="float">
            <text:p>0.585239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282455" calcext:value-type="float">
            <text:p>0.282455</text:p>
          </table:table-cell>
          <table:table-cell office:value-type="float" office:value="0.0852996" calcext:value-type="float">
            <text:p>0.0852996</text:p>
          </table:table-cell>
          <table:table-cell office:value-type="float" office:value="0.00904485" calcext:value-type="float">
            <text:p>0.00904485</text:p>
          </table:table-cell>
          <table:table-cell office:value-type="float" office:value="2.09471" calcext:value-type="float">
            <text:p>2.09471</text:p>
          </table:table-cell>
          <table:table-cell office:value-type="float" office:value="12.4975" calcext:value-type="float">
            <text:p>12.4975</text:p>
          </table:table-cell>
          <table:table-cell office:value-type="float" office:value="0.585632" calcext:value-type="float">
            <text:p>0.58563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7:46:23.200768800</dc:date>
    <meta:editing-duration>PT8M15S</meta:editing-duration>
    <meta:editing-cycles>1</meta:editing-cycles>
    <meta:document-statistic meta:table-count="1" meta:cell-count="3561" meta:object-count="3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14cm" svg:height="21.808cm" xlink:href=".." xlink:type="simple" chart:class="chart:scatter" chart:style-name="ch1">
        <chart:plot-area chart:style-name="ch2" table:cell-range-address="Toom20h0.J2:Toom20h0.J21 Toom20h0.P2:Toom20h0.P21 Toom20h0.R2:Toom20h0.R21" svg:x="0.774cm" svg:y="0.436cm" svg:width="37.166cm" svg:height="20.936cm">
          <chartooo:coordinate-region svg:x="1.581cm" svg:y="0.596cm" svg:width="36.027cm" svg:height="20.20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oom20h0.P2:Toom20h0.P21" chart:class="chart:scatter">
            <chart:domain table:cell-range-address="Toom20h0.J2:Toom20h0.J21"/>
            <chart:data-point chart:repeated="20"/>
          </chart:series>
          <chart:series chart:style-name="ch6" chart:values-cell-range-address="Toom20h0.R2:Toom20h0.R21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20h0.J2:Toom20h0.J21</svg:desc>
                </draw:g>
              </table:table-cell>
              <table:table-cell office:value-type="float" office:value="311.028">
                <text:p>311.028</text:p>
                <draw:g>
                  <svg:desc>Toom20h0.P2:Toom20h0.P21</svg:desc>
                </draw:g>
              </table:table-cell>
              <table:table-cell office:value-type="float" office:value="78.6934">
                <text:p>78.6934</text:p>
                <draw:g>
                  <svg:desc>Toom20h0.R2:Toom20h0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212.887">
                <text:p>212.887</text:p>
              </table:table-cell>
              <table:table-cell office:value-type="float" office:value="53.8696">
                <text:p>53.8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166.613">
                <text:p>166.613</text:p>
              </table:table-cell>
              <table:table-cell office:value-type="float" office:value="42.4121">
                <text:p>42.4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137.134">
                <text:p>137.134</text:p>
              </table:table-cell>
              <table:table-cell office:value-type="float" office:value="34.7518">
                <text:p>34.7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14.303">
                <text:p>114.303</text:p>
              </table:table-cell>
              <table:table-cell office:value-type="float" office:value="29.096">
                <text:p>29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94.7665">
                <text:p>94.7665</text:p>
              </table:table-cell>
              <table:table-cell office:value-type="float" office:value="24.395">
                <text:p>24.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76.6361">
                <text:p>76.6361</text:p>
              </table:table-cell>
              <table:table-cell office:value-type="float" office:value="20.0069">
                <text:p>20.0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59.7462">
                <text:p>59.7462</text:p>
              </table:table-cell>
              <table:table-cell office:value-type="float" office:value="15.8446">
                <text:p>15.8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43.0562">
                <text:p>43.0562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30.7357">
                <text:p>30.7357</text:p>
              </table:table-cell>
              <table:table-cell office:value-type="float" office:value="9.34016">
                <text:p>9.34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22.5307">
                <text:p>22.5307</text:p>
              </table:table-cell>
              <table:table-cell office:value-type="float" office:value="7.17336">
                <text:p>7.17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17.4869">
                <text:p>17.4869</text:p>
              </table:table-cell>
              <table:table-cell office:value-type="float" office:value="5.85287">
                <text:p>5.85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15.0578">
                <text:p>15.0578</text:p>
              </table:table-cell>
              <table:table-cell office:value-type="float" office:value="4.93522">
                <text:p>4.93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3.5285">
                <text:p>13.5285</text:p>
              </table:table-cell>
              <table:table-cell office:value-type="float" office:value="4.35024">
                <text:p>4.35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2.8892">
                <text:p>12.8892</text:p>
              </table:table-cell>
              <table:table-cell office:value-type="float" office:value="3.98762">
                <text:p>3.98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12.5565">
                <text:p>12.5565</text:p>
              </table:table-cell>
              <table:table-cell office:value-type="float" office:value="3.78444">
                <text:p>3.78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12.3684">
                <text:p>12.3684</text:p>
              </table:table-cell>
              <table:table-cell office:value-type="float" office:value="3.64325">
                <text:p>3.64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12.3636">
                <text:p>12.3636</text:p>
              </table:table-cell>
              <table:table-cell office:value-type="float" office:value="3.55772">
                <text:p>3.55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12.4354">
                <text:p>12.4354</text:p>
              </table:table-cell>
              <table:table-cell office:value-type="float" office:value="3.53122">
                <text:p>3.53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12.4975">
                <text:p>12.4975</text:p>
              </table:table-cell>
              <table:table-cell office:value-type="float" office:value="3.50202">
                <text:p>3.50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031cm" style:legend-expansion="high" chart:style-name="ch2"/>
        <chart:plot-area chart:style-name="ch3" table:cell-range-address="Toom20h0.J2:Toom20h0.J21 Toom20h0.Q2:Toom20h0.Q21 Toom20h0.S2:Toom20h0.S21" svg:x="0.32cm" svg:y="0.18cm" svg:width="12.481cm" svg:height="8.64cm">
          <chartooo:coordinate-region svg:x="1.047cm" svg:y="0.34cm" svg:width="11.422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20h0.Q2:Toom20h0.Q21" chart:class="chart:scatter">
            <chart:domain table:cell-range-address="Toom20h0.J2:Toom20h0.J21"/>
            <chart:data-point chart:repeated="20"/>
          </chart:series>
          <chart:series chart:style-name="ch7" chart:values-cell-range-address="Toom20h0.S2:Toom20h0.S2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20h0.J2:Toom20h0.J21</svg:desc>
                </draw:g>
              </table:table-cell>
              <table:table-cell office:value-type="float" office:value="0.666526">
                <text:p>0.666526</text:p>
                <draw:g>
                  <svg:desc>Toom20h0.Q2:Toom20h0.Q21</svg:desc>
                </draw:g>
              </table:table-cell>
              <table:table-cell office:value-type="float" office:value="0.666114">
                <text:p>0.666114</text:p>
                <draw:g>
                  <svg:desc>Toom20h0.S2:Toom20h0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666367">
                <text:p>0.666367</text:p>
              </table:table-cell>
              <table:table-cell office:value-type="float" office:value="0.665486">
                <text:p>0.665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666178">
                <text:p>0.666178</text:p>
              </table:table-cell>
              <table:table-cell office:value-type="float" office:value="0.664763">
                <text:p>0.664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665943">
                <text:p>0.665943</text:p>
              </table:table-cell>
              <table:table-cell office:value-type="float" office:value="0.663822">
                <text:p>0.663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665625">
                <text:p>0.665625</text:p>
              </table:table-cell>
              <table:table-cell office:value-type="float" office:value="0.662611">
                <text:p>0.662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665145">
                <text:p>0.665145</text:p>
              </table:table-cell>
              <table:table-cell office:value-type="float" office:value="0.660837">
                <text:p>0.660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664329">
                <text:p>0.664329</text:p>
              </table:table-cell>
              <table:table-cell office:value-type="float" office:value="0.657818">
                <text:p>0.657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662753">
                <text:p>0.662753</text:p>
              </table:table-cell>
              <table:table-cell office:value-type="float" office:value="0.6517">
                <text:p>0.6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658827">
                <text:p>0.658827</text:p>
              </table:table-cell>
              <table:table-cell office:value-type="float" office:value="0.640851">
                <text:p>0.640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51183">
                <text:p>0.651183</text:p>
              </table:table-cell>
              <table:table-cell office:value-type="float" office:value="0.619752">
                <text:p>0.619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636417">
                <text:p>0.636417</text:p>
              </table:table-cell>
              <table:table-cell office:value-type="float" office:value="0.586746">
                <text:p>0.586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619023">
                <text:p>0.619023</text:p>
              </table:table-cell>
              <table:table-cell office:value-type="float" office:value="0.551045">
                <text:p>0.551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603451">
                <text:p>0.603451</text:p>
              </table:table-cell>
              <table:table-cell office:value-type="float" office:value="0.511144">
                <text:p>0.511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59034">
                <text:p>0.59034</text:p>
              </table:table-cell>
              <table:table-cell office:value-type="float" office:value="0.481907">
                <text:p>0.481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586218">
                <text:p>0.586218</text:p>
              </table:table-cell>
              <table:table-cell office:value-type="float" office:value="0.461388">
                <text:p>0.461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582498">
                <text:p>0.582498</text:p>
              </table:table-cell>
              <table:table-cell office:value-type="float" office:value="0.446489">
                <text:p>0.446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581872">
                <text:p>0.581872</text:p>
              </table:table-cell>
              <table:table-cell office:value-type="float" office:value="0.437243">
                <text:p>0.437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580856">
                <text:p>0.580856</text:p>
              </table:table-cell>
              <table:table-cell office:value-type="float" office:value="0.435525">
                <text:p>0.435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583143">
                <text:p>0.583143</text:p>
              </table:table-cell>
              <table:table-cell office:value-type="float" office:value="0.43776">
                <text:p>0.43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585632">
                <text:p>0.585632</text:p>
              </table:table-cell>
              <table:table-cell office:value-type="float" office:value="0.436775">
                <text:p>0.436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4cm" style:legend-expansion="high" chart:style-name="ch2"/>
        <chart:plot-area chart:style-name="ch3" table:cell-range-address="Toom20h0.J2:Toom20h0.J21 Toom20h0.L2:Toom20h0.L21" svg:x="0.32cm" svg:y="0.18cm" svg:width="12.561cm" svg:height="8.64cm">
          <chartooo:coordinate-region svg:x="1.047cm" svg:y="0.341cm" svg:width="11.502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20h0.L2:Toom20h0.L21" chart:class="chart:scatter">
            <chart:domain table:cell-range-address="Toom20h0.J2:Toom20h0.J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20h0.J2:Toom20h0.J21</svg:desc>
                </draw:g>
              </table:table-cell>
              <table:table-cell office:value-type="float" office:value="0.979574">
                <text:p>0.979574</text:p>
                <draw:g>
                  <svg:desc>Toom20h0.L2:Toom20h0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958172">
                <text:p>0.958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935418">
                <text:p>0.935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911047">
                <text:p>0.911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884227">
                <text:p>0.884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854224">
                <text:p>0.854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819321">
                <text:p>0.819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776763">
                <text:p>0.776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721068">
                <text:p>0.721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51977">
                <text:p>0.651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569738">
                <text:p>0.569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489812">
                <text:p>0.489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428489">
                <text:p>0.428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38011">
                <text:p>0.38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350194">
                <text:p>0.350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32642">
                <text:p>0.32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310549">
                <text:p>0.310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297772">
                <text:p>0.297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289183">
                <text:p>0.289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282455">
                <text:p>0.282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